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it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latitude</text:p>
          </table:table-cell>
        </table:table-row>
        <table:table-row table:style-name="ro1">
          <table:table-cell office:value-type="string" table:style-name="ce1">
            <text:p>Furninha</text:p>
          </table:table-cell>
          <table:table-cell office:value-type="float" office:value="-9.398" table:style-name="ce1">
            <text:p>-9.398</text:p>
          </table:table-cell>
          <table:table-cell office:value-type="float" office:value="39.356" table:style-name="ce1">
            <text:p>39.356</text:p>
          </table:table-cell>
        </table:table-row>
        <table:table-row table:style-name="ro1">
          <table:table-cell office:value-type="string" table:style-name="ce1">
            <text:p>Casa da Moura, Gruta da</text:p>
          </table:table-cell>
          <table:table-cell office:value-type="float" office:value="-9.27" table:style-name="ce1">
            <text:p>-9.27</text:p>
          </table:table-cell>
          <table:table-cell office:value-type="float" office:value="39.083" table:style-name="ce1">
            <text:p>39.083</text:p>
          </table:table-cell>
        </table:table-row>
        <table:table-row table:style-name="ro1">
          <table:table-cell office:value-type="string" table:style-name="ce1">
            <text:p>Salemas, Gruta de</text:p>
          </table:table-cell>
          <table:table-cell office:value-type="float" office:value="-9.212" table:style-name="ce1">
            <text:p>-9.212</text:p>
          </table:table-cell>
          <table:table-cell office:value-type="float" office:value="38.869" table:style-name="ce1">
            <text:p>38.869</text:p>
          </table:table-cell>
        </table:table-row>
        <table:table-row table:style-name="ro1">
          <table:table-cell office:value-type="string" table:style-name="ce1">
            <text:p>Terra do Manuel</text:p>
          </table:table-cell>
          <table:table-cell office:value-type="float" office:value="-8.983" table:style-name="ce1">
            <text:p>-8.983</text:p>
          </table:table-cell>
          <table:table-cell office:value-type="float" office:value="39.35" table:style-name="ce1">
            <text:p>39.35</text:p>
          </table:table-cell>
        </table:table-row>
        <table:table-row table:style-name="ro1">
          <table:table-cell office:value-type="string" table:style-name="ce1">
            <text:p>Vale Comprido - Barraca</text:p>
          </table:table-cell>
          <table:table-cell office:value-type="float" office:value="-8.979" table:style-name="ce1">
            <text:p>-8.979</text:p>
          </table:table-cell>
          <table:table-cell office:value-type="float" office:value="39.331" table:style-name="ce1">
            <text:p>39.331</text:p>
          </table:table-cell>
        </table:table-row>
        <table:table-row table:style-name="ro1">
          <table:table-cell office:value-type="string" table:style-name="ce1">
            <text:p>Ponta de Casal do Filipe</text:p>
          </table:table-cell>
          <table:table-cell office:value-type="float" office:value="-8.977" table:style-name="ce1">
            <text:p>-8.977</text:p>
          </table:table-cell>
          <table:table-cell office:value-type="float" office:value="39.369" table:style-name="ce1">
            <text:p>39.369</text:p>
          </table:table-cell>
        </table:table-row>
        <table:table-row table:style-name="ro1">
          <table:table-cell office:value-type="string" table:style-name="ce1">
            <text:p>Vale Comprido - Cruzamento</text:p>
          </table:table-cell>
          <table:table-cell office:value-type="float" office:value="-8.97" table:style-name="ce1">
            <text:p>-8.97</text:p>
          </table:table-cell>
          <table:table-cell office:value-type="float" office:value="39.327" table:style-name="ce1">
            <text:p>39.327</text:p>
          </table:table-cell>
        </table:table-row>
        <table:table-row table:style-name="ro1">
          <table:table-cell office:value-type="string" table:style-name="ce1">
            <text:p>Olival Fechado</text:p>
          </table:table-cell>
          <table:table-cell office:value-type="float" office:value="-8.956" table:style-name="ce1">
            <text:p>-8.956</text:p>
          </table:table-cell>
          <table:table-cell office:value-type="float" office:value="39.602" table:style-name="ce1">
            <text:p>39.602</text:p>
          </table:table-cell>
        </table:table-row>
        <table:table-row table:style-name="ro1">
          <table:table-cell office:value-type="string" table:style-name="ce1">
            <text:p>Cabeco de Porto Marinho III</text:p>
          </table:table-cell>
          <table:table-cell office:value-type="float" office:value="-8.938" table:style-name="ce1">
            <text:p>-8.938</text:p>
          </table:table-cell>
          <table:table-cell office:value-type="float" office:value="39.361" table:style-name="ce1">
            <text:p>39.361</text:p>
          </table:table-cell>
        </table:table-row>
        <table:table-row table:style-name="ro1">
          <table:table-cell office:value-type="string" table:style-name="ce1">
            <text:p>Vascas</text:p>
          </table:table-cell>
          <table:table-cell office:value-type="float" office:value="-8.922" table:style-name="ce1">
            <text:p>-8.922</text:p>
          </table:table-cell>
          <table:table-cell office:value-type="float" office:value="39.357" table:style-name="ce1">
            <text:p>39.357</text:p>
          </table:table-cell>
        </table:table-row>
        <table:table-row table:style-name="ro1">
          <table:table-cell office:value-type="string" table:style-name="ce1">
            <text:p>Quinta do Sanguinhal</text:p>
          </table:table-cell>
          <table:table-cell office:value-type="float" office:value="-8.912" table:style-name="ce1">
            <text:p>-8.912</text:p>
          </table:table-cell>
          <table:table-cell office:value-type="float" office:value="39.325" table:style-name="ce1">
            <text:p>39.325</text:p>
          </table:table-cell>
        </table:table-row>
        <table:table-row table:style-name="ro1">
          <table:table-cell office:value-type="string" table:style-name="ce1">
            <text:p>Lagoa Mosqueiro</text:p>
          </table:table-cell>
          <table:table-cell office:value-type="float" office:value="-8.905" table:style-name="ce1">
            <text:p>-8.905</text:p>
          </table:table-cell>
          <table:table-cell office:value-type="float" office:value="37.098" table:style-name="ce1">
            <text:p>37.098</text:p>
          </table:table-cell>
        </table:table-row>
        <table:table-row table:style-name="ro1">
          <table:table-cell office:value-type="string" table:style-name="ce1">
            <text:p>Gato Preto</text:p>
          </table:table-cell>
          <table:table-cell office:value-type="float" office:value="-8.891" table:style-name="ce1">
            <text:p>-8.891</text:p>
          </table:table-cell>
          <table:table-cell office:value-type="float" office:value="39.314" table:style-name="ce1">
            <text:p>39.314</text:p>
          </table:table-cell>
        </table:table-row>
        <table:table-row table:style-name="ro1">
          <table:table-cell office:value-type="string" table:style-name="ce1">
            <text:p>Estrada da Azinheira</text:p>
          </table:table-cell>
          <table:table-cell office:value-type="float" office:value="-8.858" table:style-name="ce1">
            <text:p>-8.858</text:p>
          </table:table-cell>
          <table:table-cell office:value-type="float" office:value="39.301" table:style-name="ce1">
            <text:p>39.301</text:p>
          </table:table-cell>
        </table:table-row>
        <table:table-row table:style-name="ro1">
          <table:table-cell office:value-type="string" table:style-name="ce1">
            <text:p>Lapa do Anecrial</text:p>
          </table:table-cell>
          <table:table-cell office:value-type="float" office:value="-8.817" table:style-name="ce1">
            <text:p>-8.817</text:p>
          </table:table-cell>
          <table:table-cell office:value-type="float" office:value="39.597" table:style-name="ce1">
            <text:p>39.597</text:p>
          </table:table-cell>
        </table:table-row>
        <table:table-row table:style-name="ro1">
          <table:table-cell office:value-type="string" table:style-name="ce1">
            <text:p>Vale Boi [Vale do Boi]</text:p>
          </table:table-cell>
          <table:table-cell office:value-type="float" office:value="-8.815" table:style-name="ce1">
            <text:p>-8.815</text:p>
          </table:table-cell>
          <table:table-cell office:value-type="float" office:value="37.094" table:style-name="ce1">
            <text:p>37.094</text:p>
          </table:table-cell>
        </table:table-row>
        <table:table-row table:style-name="ro1">
          <table:table-cell office:value-type="string" table:style-name="ce1">
            <text:p>Lagar Velho</text:p>
          </table:table-cell>
          <table:table-cell office:value-type="float" office:value="-8.735" table:style-name="ce1">
            <text:p>-8.735</text:p>
          </table:table-cell>
          <table:table-cell office:value-type="float" office:value="39.755" table:style-name="ce1">
            <text:p>39.755</text:p>
          </table:table-cell>
        </table:table-row>
        <table:table-row table:style-name="ro1">
          <table:table-cell office:value-type="string" table:style-name="ce1">
            <text:p>Lapa di Picareiro</text:p>
          </table:table-cell>
          <table:table-cell office:value-type="float" office:value="-8.652" table:style-name="ce1">
            <text:p>-8.652</text:p>
          </table:table-cell>
          <table:table-cell office:value-type="float" office:value="39.531" table:style-name="ce1">
            <text:p>39.531</text:p>
          </table:table-cell>
        </table:table-row>
        <table:table-row table:style-name="ro1">
          <table:table-cell office:value-type="string" table:style-name="ce1">
            <text:p>Buraca Escura</text:p>
          </table:table-cell>
          <table:table-cell office:value-type="float" office:value="-8.55" table:style-name="ce1">
            <text:p>-8.55</text:p>
          </table:table-cell>
          <table:table-cell office:value-type="float" office:value="39.98" table:style-name="ce1">
            <text:p>39.98</text:p>
          </table:table-cell>
        </table:table-row>
        <table:table-row table:style-name="ro1">
          <table:table-cell office:value-type="string" table:style-name="ce1">
            <text:p>Vale das Buracas</text:p>
          </table:table-cell>
          <table:table-cell office:value-type="float" office:value="-8.507" table:style-name="ce1">
            <text:p>-8.507</text:p>
          </table:table-cell>
          <table:table-cell office:value-type="float" office:value="40.05" table:style-name="ce1">
            <text:p>40.05</text:p>
          </table:table-cell>
        </table:table-row>
        <table:table-row table:style-name="ro1">
          <table:table-cell office:value-type="string" table:style-name="ce1">
            <text:p>Vale dos Covões (Abrigo 1)</text:p>
          </table:table-cell>
          <table:table-cell office:value-type="float" office:value="-8.5" table:style-name="ce1">
            <text:p>-8.5</text:p>
          </table:table-cell>
          <table:table-cell office:value-type="float" office:value="40.05" table:style-name="ce1">
            <text:p>40.05</text:p>
          </table:table-cell>
        </table:table-row>
        <table:table-row table:style-name="ro1">
          <table:table-cell office:value-type="string" table:style-name="ce1">
            <text:p>Fonte Santa</text:p>
          </table:table-cell>
          <table:table-cell office:value-type="float" office:value="-8.498" table:style-name="ce1">
            <text:p>-8.498</text:p>
          </table:table-cell>
          <table:table-cell office:value-type="float" office:value="39.489" table:style-name="ce1">
            <text:p>39.489</text:p>
          </table:table-cell>
        </table:table-row>
        <table:table-row table:style-name="ro1">
          <table:table-cell office:value-type="string" table:style-name="ce1">
            <text:p>Buraca Grande</text:p>
          </table:table-cell>
          <table:table-cell office:value-type="float" office:value="-8.467" table:style-name="ce1">
            <text:p>-8.467</text:p>
          </table:table-cell>
          <table:table-cell office:value-type="float" office:value="39.97" table:style-name="ce1">
            <text:p>39.97</text:p>
          </table:table-cell>
        </table:table-row>
        <table:table-row table:style-name="ro1">
          <table:table-cell office:value-type="string" table:style-name="ce1">
            <text:p>Caldeirão, Gruta do</text:p>
          </table:table-cell>
          <table:table-cell office:value-type="float" office:value="-8.417" table:style-name="ce1">
            <text:p>-8.417</text:p>
          </table:table-cell>
          <table:table-cell office:value-type="float" office:value="39.65" table:style-name="ce1">
            <text:p>39.65</text:p>
          </table:table-cell>
        </table:table-row>
        <table:table-row table:style-name="ro1">
          <table:table-cell office:value-type="string" table:style-name="ce1">
            <text:p>Eirós, Cova</text:p>
          </table:table-cell>
          <table:table-cell office:value-type="float" office:value="-7.236" table:style-name="ce1">
            <text:p>-7.236</text:p>
          </table:table-cell>
          <table:table-cell office:value-type="float" office:value="42.759" table:style-name="ce1">
            <text:p>42.759</text:p>
          </table:table-cell>
        </table:table-row>
        <table:table-row table:style-name="ro1">
          <table:table-cell office:value-type="string" table:style-name="ce1">
            <text:p>Salto do Boi [Boj]</text:p>
          </table:table-cell>
          <table:table-cell office:value-type="float" office:value="-7.121" table:style-name="ce1">
            <text:p>-7.121</text:p>
          </table:table-cell>
          <table:table-cell office:value-type="float" office:value="40.983" table:style-name="ce1">
            <text:p>40.983</text:p>
          </table:table-cell>
        </table:table-row>
        <table:table-row table:style-name="ro1">
          <table:table-cell office:value-type="string" table:style-name="ce1">
            <text:p>Cardina</text:p>
          </table:table-cell>
          <table:table-cell office:value-type="float" office:value="-7.1" table:style-name="ce1">
            <text:p>-7.1</text:p>
          </table:table-cell>
          <table:table-cell office:value-type="float" office:value="41.083" table:style-name="ce1">
            <text:p>41.083</text:p>
          </table:table-cell>
        </table:table-row>
        <table:table-row table:style-name="ro1">
          <table:table-cell office:value-type="string" table:style-name="ce1">
            <text:p>Olga Grande Sul</text:p>
          </table:table-cell>
          <table:table-cell office:value-type="float" office:value="-7.05" table:style-name="ce1">
            <text:p>-7.05</text:p>
          </table:table-cell>
          <table:table-cell office:value-type="float" office:value="40.983" table:style-name="ce1">
            <text:p>40.983</text:p>
          </table:table-cell>
        </table:table-row>
        <table:table-row table:style-name="ro1">
          <table:table-cell office:value-type="string" table:style-name="ce1">
            <text:p>Viña, La</text:p>
          </table:table-cell>
          <table:table-cell office:value-type="float" office:value="-5.83" table:style-name="ce1">
            <text:p>-5.83</text:p>
          </table:table-cell>
          <table:table-cell office:value-type="float" office:value="43.314" table:style-name="ce1">
            <text:p>43.314</text:p>
          </table:table-cell>
        </table:table-row>
        <table:table-row table:style-name="ro1">
          <table:table-cell office:value-type="string" table:style-name="ce1">
            <text:p>Higueral de Sierra Valleja, Cueva del</text:p>
          </table:table-cell>
          <table:table-cell office:value-type="float" office:value="-5.81" table:style-name="ce1">
            <text:p>-5.81</text:p>
          </table:table-cell>
          <table:table-cell office:value-type="float" office:value="36.75" table:style-name="ce1">
            <text:p>36.75</text:p>
          </table:table-cell>
        </table:table-row>
        <table:table-row table:style-name="ro1">
          <table:table-cell office:value-type="string" table:style-name="ce1">
            <text:p>Higueral de Motillas, Cueva de</text:p>
          </table:table-cell>
          <table:table-cell office:value-type="float" office:value="-5.59" table:style-name="ce1">
            <text:p>-5.59</text:p>
          </table:table-cell>
          <table:table-cell office:value-type="float" office:value="36.55" table:style-name="ce1">
            <text:p>36.55</text:p>
          </table:table-cell>
        </table:table-row>
        <table:table-row table:style-name="ro1">
          <table:table-cell office:value-type="string" table:style-name="ce1">
            <text:p>Sopeña, Abrigo de</text:p>
          </table:table-cell>
          <table:table-cell office:value-type="float" office:value="-4.952" table:style-name="ce1">
            <text:p>-4.952</text:p>
          </table:table-cell>
          <table:table-cell office:value-type="float" office:value="43.335" table:style-name="ce1">
            <text:p>43.335</text:p>
          </table:table-cell>
        </table:table-row>
        <table:table-row table:style-name="ro1">
          <table:table-cell office:value-type="string" table:style-name="ce1">
            <text:p>Cueto de la Mina</text:p>
          </table:table-cell>
          <table:table-cell office:value-type="float" office:value="-4.86" table:style-name="ce1">
            <text:p>-4.86</text:p>
          </table:table-cell>
          <table:table-cell office:value-type="float" office:value="43.43" table:style-name="ce1">
            <text:p>43.43</text:p>
          </table:table-cell>
        </table:table-row>
        <table:table-row table:style-name="ro1">
          <table:table-cell office:value-type="string" table:style-name="ce1">
            <text:p>Riera, Cueva de la</text:p>
          </table:table-cell>
          <table:table-cell office:value-type="float" office:value="-4.856" table:style-name="ce1">
            <text:p>-4.856</text:p>
          </table:table-cell>
          <table:table-cell office:value-type="float" office:value="43.425" table:style-name="ce1">
            <text:p>43.425</text:p>
          </table:table-cell>
        </table:table-row>
        <table:table-row table:style-name="ro1">
          <table:table-cell office:value-type="string" table:style-name="ce1">
            <text:p>Eel Point</text:p>
          </table:table-cell>
          <table:table-cell office:value-type="float" office:value="-4.71" table:style-name="ce1">
            <text:p>-4.71</text:p>
          </table:table-cell>
          <table:table-cell office:value-type="float" office:value="51.642" table:style-name="ce1">
            <text:p>51.642</text:p>
          </table:table-cell>
        </table:table-row>
        <table:table-row table:style-name="ro1">
          <table:table-cell office:value-type="string" table:style-name="ce1">
            <text:p>Llonín, Cueva de</text:p>
          </table:table-cell>
          <table:table-cell office:value-type="float" office:value="-4.654" table:style-name="ce1">
            <text:p>-4.654</text:p>
          </table:table-cell>
          <table:table-cell office:value-type="float" office:value="43.333" table:style-name="ce1">
            <text:p>43.333</text:p>
          </table:table-cell>
        </table:table-row>
        <table:table-row table:style-name="ro1">
          <table:table-cell office:value-type="string" table:style-name="ce1">
            <text:p>Bajondillo, El</text:p>
          </table:table-cell>
          <table:table-cell office:value-type="float" office:value="-4.5" table:style-name="ce1">
            <text:p>-4.5</text:p>
          </table:table-cell>
          <table:table-cell office:value-type="float" office:value="36.629" table:style-name="ce1">
            <text:p>36.629</text:p>
          </table:table-cell>
        </table:table-row>
        <table:table-row table:style-name="ro1">
          <table:table-cell office:value-type="string" table:style-name="ce1">
            <text:p>Fuente del Salín</text:p>
          </table:table-cell>
          <table:table-cell office:value-type="float" office:value="-4.483" table:style-name="ce1">
            <text:p>-4.483</text:p>
          </table:table-cell>
          <table:table-cell office:value-type="float" office:value="43.367" table:style-name="ce1">
            <text:p>43.367</text:p>
          </table:table-cell>
        </table:table-row>
        <table:table-row table:style-name="ro1">
          <table:table-cell office:value-type="string" table:style-name="ce1">
            <text:p>Hornos de la Peña</text:p>
          </table:table-cell>
          <table:table-cell office:value-type="float" office:value="-4.43" table:style-name="ce1">
            <text:p>-4.43</text:p>
          </table:table-cell>
          <table:table-cell office:value-type="float" office:value="43.27" table:style-name="ce1">
            <text:p>43.27</text:p>
          </table:table-cell>
        </table:table-row>
        <table:table-row table:style-name="ro1">
          <table:table-cell office:value-type="string" table:style-name="ce1">
            <text:p>Paviland Cave [Goat's Hole]</text:p>
          </table:table-cell>
          <table:table-cell office:value-type="float" office:value="-4.242" table:style-name="ce1">
            <text:p>-4.242</text:p>
          </table:table-cell>
          <table:table-cell office:value-type="float" office:value="51.548" table:style-name="ce1">
            <text:p>51.548</text:p>
          </table:table-cell>
        </table:table-row>
        <table:table-row table:style-name="ro1">
          <table:table-cell office:value-type="string" table:style-name="ce1">
            <text:p>Boquete de Zafarraya, Cueva</text:p>
          </table:table-cell>
          <table:table-cell office:value-type="float" office:value="-4.127" table:style-name="ce1">
            <text:p>-4.127</text:p>
          </table:table-cell>
          <table:table-cell office:value-type="float" office:value="36.951" table:style-name="ce1">
            <text:p>36.951</text:p>
          </table:table-cell>
        </table:table-row>
        <table:table-row table:style-name="ro1">
          <table:table-cell office:value-type="string" table:style-name="ce1">
            <text:p>Altamira</text:p>
          </table:table-cell>
          <table:table-cell office:value-type="float" office:value="-4.119" table:style-name="ce1">
            <text:p>-4.119</text:p>
          </table:table-cell>
          <table:table-cell office:value-type="float" office:value="43.377" table:style-name="ce1">
            <text:p>43.377</text:p>
          </table:table-cell>
        </table:table-row>
        <table:table-row table:style-name="ro1">
          <table:table-cell office:value-type="string" table:style-name="ce1">
            <text:p>Amiets</text:p>
          </table:table-cell>
          <table:table-cell office:value-type="float" office:value="-4.103" table:style-name="ce1">
            <text:p>-4.103</text:p>
          </table:table-cell>
          <table:table-cell office:value-type="float" office:value="48.663" table:style-name="ce1">
            <text:p>48.663</text:p>
          </table:table-cell>
        </table:table-row>
        <table:table-row table:style-name="ro1">
          <table:table-cell office:value-type="string" table:style-name="ce1">
            <text:p>Pendo, El</text:p>
          </table:table-cell>
          <table:table-cell office:value-type="float" office:value="-3.9" table:style-name="ce1">
            <text:p>-3.9</text:p>
          </table:table-cell>
          <table:table-cell office:value-type="float" office:value="43.406" table:style-name="ce1">
            <text:p>43.406</text:p>
          </table:table-cell>
        </table:table-row>
        <table:table-row table:style-name="ro1">
          <table:table-cell office:value-type="string" table:style-name="ce1">
            <text:p>Garma A, La</text:p>
          </table:table-cell>
          <table:table-cell office:value-type="float" office:value="-3.894" table:style-name="ce1">
            <text:p>-3.894</text:p>
          </table:table-cell>
          <table:table-cell office:value-type="float" office:value="43.153" table:style-name="ce1">
            <text:p>43.153</text:p>
          </table:table-cell>
        </table:table-row>
        <table:table-row table:style-name="ro1">
          <table:table-cell office:value-type="string" table:style-name="ce1">
            <text:p>Nerja, Cueva de</text:p>
          </table:table-cell>
          <table:table-cell office:value-type="float" office:value="-3.865" table:style-name="ce1">
            <text:p>-3.865</text:p>
          </table:table-cell>
          <table:table-cell office:value-type="float" office:value="36.768" table:style-name="ce1">
            <text:p>36.768</text:p>
          </table:table-cell>
        </table:table-row>
        <table:table-row table:style-name="ro1">
          <table:table-cell office:value-type="string" table:style-name="ce1">
            <text:p>Morín, Cueva</text:p>
          </table:table-cell>
          <table:table-cell office:value-type="float" office:value="-3.858" table:style-name="ce1">
            <text:p>-3.858</text:p>
          </table:table-cell>
          <table:table-cell office:value-type="float" office:value="43.358" table:style-name="ce1">
            <text:p>43.358</text:p>
          </table:table-cell>
        </table:table-row>
        <table:table-row table:style-name="ro1">
          <table:table-cell office:value-type="string" table:style-name="ce1">
            <text:p>Rascaño, El</text:p>
          </table:table-cell>
          <table:table-cell office:value-type="float" office:value="-3.71" table:style-name="ce1">
            <text:p>-3.71</text:p>
          </table:table-cell>
          <table:table-cell office:value-type="float" office:value="43.294" table:style-name="ce1">
            <text:p>43.294</text:p>
          </table:table-cell>
        </table:table-row>
        <table:table-row table:style-name="ro1">
          <table:table-cell office:value-type="string" table:style-name="ce1">
            <text:p>Kent's Cavern</text:p>
          </table:table-cell>
          <table:table-cell office:value-type="float" office:value="-3.53" table:style-name="ce1">
            <text:p>-3.53</text:p>
          </table:table-cell>
          <table:table-cell office:value-type="float" office:value="50.47" table:style-name="ce1">
            <text:p>50.47</text:p>
          </table:table-cell>
        </table:table-row>
        <table:table-row table:style-name="ro1">
          <table:table-cell office:value-type="string" table:style-name="ce1">
            <text:p>Venta de la Perra [El Polvorín]</text:p>
          </table:table-cell>
          <table:table-cell office:value-type="float" office:value="-3.455" table:style-name="ce1">
            <text:p>-3.455</text:p>
          </table:table-cell>
          <table:table-cell office:value-type="float" office:value="43.254" table:style-name="ce1">
            <text:p>43.254</text:p>
          </table:table-cell>
        </table:table-row>
        <table:table-row table:style-name="ro1">
          <table:table-cell office:value-type="string" table:style-name="ce1">
            <text:p>Mirón, El</text:p>
          </table:table-cell>
          <table:table-cell office:value-type="float" office:value="-3.452" table:style-name="ce1">
            <text:p>-3.452</text:p>
          </table:table-cell>
          <table:table-cell office:value-type="float" office:value="43.246" table:style-name="ce1">
            <text:p>43.246</text:p>
          </table:table-cell>
        </table:table-row>
        <table:table-row table:style-name="ro1">
          <table:table-cell office:value-type="string" table:style-name="ce1">
            <text:p>Abrigo del Cuco</text:p>
          </table:table-cell>
          <table:table-cell office:value-type="float" office:value="-3.24" table:style-name="ce1">
            <text:p>-3.24</text:p>
          </table:table-cell>
          <table:table-cell office:value-type="float" office:value="43.39" table:style-name="ce1">
            <text:p>43.39</text:p>
          </table:table-cell>
        </table:table-row>
        <table:table-row table:style-name="ro1">
          <table:table-cell office:value-type="string" table:style-name="ce1">
            <text:p>Coalen, Île</text:p>
          </table:table-cell>
          <table:table-cell office:value-type="float" office:value="-3.082" table:style-name="ce1">
            <text:p>-3.082</text:p>
          </table:table-cell>
          <table:table-cell office:value-type="float" office:value="48.847" table:style-name="ce1">
            <text:p>48.847</text:p>
          </table:table-cell>
        </table:table-row>
        <table:table-row table:style-name="ro1">
          <table:table-cell office:value-type="string" table:style-name="ce1">
            <text:p>Karreg-ar-Yellan</text:p>
          </table:table-cell>
          <table:table-cell office:value-type="float" office:value="-3.03" table:style-name="ce1">
            <text:p>-3.03</text:p>
          </table:table-cell>
          <table:table-cell office:value-type="float" office:value="48.802" table:style-name="ce1">
            <text:p>48.802</text:p>
          </table:table-cell>
        </table:table-row>
        <table:table-row table:style-name="ro1">
          <table:table-cell office:value-type="string" table:style-name="ce1">
            <text:p>Plasenn'al Lomm</text:p>
          </table:table-cell>
          <table:table-cell office:value-type="float" office:value="-2.99" table:style-name="ce1">
            <text:p>-2.99</text:p>
          </table:table-cell>
          <table:table-cell office:value-type="float" office:value="48.864" table:style-name="ce1">
            <text:p>48.864</text:p>
          </table:table-cell>
        </table:table-row>
        <table:table-row table:style-name="ro1">
          <table:table-cell office:value-type="string" table:style-name="ce1">
            <text:p>Antoliñako Koba</text:p>
          </table:table-cell>
          <table:table-cell office:value-type="float" office:value="-2.666" table:style-name="ce1">
            <text:p>-2.666</text:p>
          </table:table-cell>
          <table:table-cell office:value-type="float" office:value="43.365" table:style-name="ce1">
            <text:p>43.365</text:p>
          </table:table-cell>
        </table:table-row>
        <table:table-row table:style-name="ro1">
          <table:table-cell office:value-type="string" table:style-name="ce1">
            <text:p>Antolinako Koba</text:p>
          </table:table-cell>
          <table:table-cell office:value-type="float" office:value="-2.666" table:style-name="ce1">
            <text:p>-2.666</text:p>
          </table:table-cell>
          <table:table-cell office:value-type="float" office:value="43.364" table:style-name="ce1">
            <text:p>43.364</text:p>
          </table:table-cell>
        </table:table-row>
        <table:table-row table:style-name="ro1">
          <table:table-cell office:value-type="string" table:style-name="ce1">
            <text:p>Santimamiñe</text:p>
          </table:table-cell>
          <table:table-cell office:value-type="float" office:value="-2.636" table:style-name="ce1">
            <text:p>-2.636</text:p>
          </table:table-cell>
          <table:table-cell office:value-type="float" office:value="43.346" table:style-name="ce1">
            <text:p>43.346</text:p>
          </table:table-cell>
        </table:table-row>
        <table:table-row table:style-name="ro1">
          <table:table-cell office:value-type="string" table:style-name="ce1">
            <text:p>Bolinkoba</text:p>
          </table:table-cell>
          <table:table-cell office:value-type="float" office:value="-2.636" table:style-name="ce1">
            <text:p>-2.636</text:p>
          </table:table-cell>
          <table:table-cell office:value-type="float" office:value="43.121" table:style-name="ce1">
            <text:p>43.121</text:p>
          </table:table-cell>
        </table:table-row>
        <table:table-row table:style-name="ro1">
          <table:table-cell office:value-type="string" table:style-name="ce1">
            <text:p>Hyaena Den</text:p>
          </table:table-cell>
          <table:table-cell office:value-type="float" office:value="-2.622" table:style-name="ce1">
            <text:p>-2.622</text:p>
          </table:table-cell>
          <table:table-cell office:value-type="float" office:value="51.233" table:style-name="ce1">
            <text:p>51.233</text:p>
          </table:table-cell>
        </table:table-row>
        <table:table-row table:style-name="ro1">
          <table:table-cell office:value-type="string" table:style-name="ce1">
            <text:p>Labeko Koba</text:p>
          </table:table-cell>
          <table:table-cell office:value-type="float" office:value="-2.491" table:style-name="ce1">
            <text:p>-2.491</text:p>
          </table:table-cell>
          <table:table-cell office:value-type="float" office:value="43.062" table:style-name="ce1">
            <text:p>43.062</text:p>
          </table:table-cell>
        </table:table-row>
        <table:table-row table:style-name="ro1">
          <table:table-cell office:value-type="string" table:style-name="ce1">
            <text:p>Aldatxarren</text:p>
          </table:table-cell>
          <table:table-cell office:value-type="float" office:value="-2.391" table:style-name="ce1">
            <text:p>-2.391</text:p>
          </table:table-cell>
          <table:table-cell office:value-type="float" office:value="43.251" table:style-name="ce1">
            <text:p>43.251</text:p>
          </table:table-cell>
        </table:table-row>
        <table:table-row table:style-name="ro1">
          <table:table-cell office:value-type="string" table:style-name="ce1">
            <text:p>Pelbarte</text:p>
          </table:table-cell>
          <table:table-cell office:value-type="float" office:value="-2.381" table:style-name="ce1">
            <text:p>-2.381</text:p>
          </table:table-cell>
          <table:table-cell office:value-type="float" office:value="42.913" table:style-name="ce1">
            <text:p>42.913</text:p>
          </table:table-cell>
        </table:table-row>
        <table:table-row table:style-name="ro1">
          <table:table-cell office:value-type="string" table:style-name="ce1">
            <text:p>Lezetxiki</text:p>
          </table:table-cell>
          <table:table-cell office:value-type="float" office:value="-2.37" table:style-name="ce1">
            <text:p>-2.37</text:p>
          </table:table-cell>
          <table:table-cell office:value-type="float" office:value="43.075" table:style-name="ce1">
            <text:p>43.075</text:p>
          </table:table-cell>
        </table:table-row>
        <table:table-row table:style-name="ro1">
          <table:table-cell office:value-type="string" table:style-name="ce1">
            <text:p>Ermittia</text:p>
          </table:table-cell>
          <table:table-cell office:value-type="float" office:value="-2.364" table:style-name="ce1">
            <text:p>-2.364</text:p>
          </table:table-cell>
          <table:table-cell office:value-type="float" office:value="43.277" table:style-name="ce1">
            <text:p>43.277</text:p>
          </table:table-cell>
        </table:table-row>
        <table:table-row table:style-name="ro1">
          <table:table-cell office:value-type="string" table:style-name="ce1">
            <text:p>Ekain</text:p>
          </table:table-cell>
          <table:table-cell office:value-type="float" office:value="-2.26" table:style-name="ce1">
            <text:p>-2.26</text:p>
          </table:table-cell>
          <table:table-cell office:value-type="float" office:value="43.236" table:style-name="ce1">
            <text:p>43.236</text:p>
          </table:table-cell>
        </table:table-row>
        <table:table-row table:style-name="ro1">
          <table:table-cell office:value-type="string" table:style-name="ce1">
            <text:p>Irikaitz</text:p>
          </table:table-cell>
          <table:table-cell office:value-type="float" office:value="-2.257" table:style-name="ce1">
            <text:p>-2.257</text:p>
          </table:table-cell>
          <table:table-cell office:value-type="float" office:value="43.245" table:style-name="ce1">
            <text:p>43.245</text:p>
          </table:table-cell>
        </table:table-row>
        <table:table-row table:style-name="ro1">
          <table:table-cell office:value-type="string" table:style-name="ce1">
            <text:p>Amalda</text:p>
          </table:table-cell>
          <table:table-cell office:value-type="float" office:value="-2.254" table:style-name="ce1">
            <text:p>-2.254</text:p>
          </table:table-cell>
          <table:table-cell office:value-type="float" office:value="43.238" table:style-name="ce1">
            <text:p>43.238</text:p>
          </table:table-cell>
        </table:table-row>
        <table:table-row table:style-name="ro1">
          <table:table-cell office:value-type="string" table:style-name="ce1">
            <text:p>Palomar, El</text:p>
          </table:table-cell>
          <table:table-cell office:value-type="float" office:value="-2.246" table:style-name="ce1">
            <text:p>-2.246</text:p>
          </table:table-cell>
          <table:table-cell office:value-type="float" office:value="38.398" table:style-name="ce1">
            <text:p>38.398</text:p>
          </table:table-cell>
        </table:table-row>
        <table:table-row table:style-name="ro1">
          <table:table-cell office:value-type="string" table:style-name="ce1">
            <text:p>Mugarduia Sud</text:p>
          </table:table-cell>
          <table:table-cell office:value-type="float" office:value="-2.209" table:style-name="ce1">
            <text:p>-2.209</text:p>
          </table:table-cell>
          <table:table-cell office:value-type="float" office:value="42.873" table:style-name="ce1">
            <text:p>42.873</text:p>
          </table:table-cell>
        </table:table-row>
        <table:table-row table:style-name="ro1">
          <table:table-cell office:value-type="string" table:style-name="ce1">
            <text:p>Coscobilo, Cueva de</text:p>
          </table:table-cell>
          <table:table-cell office:value-type="float" office:value="-2.196" table:style-name="ce1">
            <text:p>-2.196</text:p>
          </table:table-cell>
          <table:table-cell office:value-type="float" office:value="42.884" table:style-name="ce1">
            <text:p>42.884</text:p>
          </table:table-cell>
        </table:table-row>
        <table:table-row table:style-name="ro1">
          <table:table-cell office:value-type="string" table:style-name="ce1">
            <text:p>Usategi</text:p>
          </table:table-cell>
          <table:table-cell office:value-type="float" office:value="-2.174" table:style-name="ce1">
            <text:p>-2.174</text:p>
          </table:table-cell>
          <table:table-cell office:value-type="float" office:value="42.993" table:style-name="ce1">
            <text:p>42.993</text:p>
          </table:table-cell>
        </table:table-row>
        <table:table-row table:style-name="ro1">
          <table:table-cell office:value-type="string" table:style-name="ce1">
            <text:p>Morceguillos, Cueva de los</text:p>
          </table:table-cell>
          <table:table-cell office:value-type="float" office:value="-2.067" table:style-name="ce1">
            <text:p>-2.067</text:p>
          </table:table-cell>
          <table:table-cell office:value-type="float" office:value="37.217" table:style-name="ce1">
            <text:p>37.217</text:p>
          </table:table-cell>
        </table:table-row>
        <table:table-row table:style-name="ro1">
          <table:table-cell office:value-type="string" table:style-name="ce1">
            <text:p>Ametzagaina</text:p>
          </table:table-cell>
          <table:table-cell office:value-type="float" office:value="-1.981" table:style-name="ce1">
            <text:p>-1.981</text:p>
          </table:table-cell>
          <table:table-cell office:value-type="float" office:value="43.317" table:style-name="ce1">
            <text:p>43.317</text:p>
          </table:table-cell>
        </table:table-row>
        <table:table-row table:style-name="ro1">
          <table:table-cell office:value-type="string" table:style-name="ce1">
            <text:p>Bois-du-Rocher</text:p>
          </table:table-cell>
          <table:table-cell office:value-type="float" office:value="-1.963" table:style-name="ce1">
            <text:p>-1.963</text:p>
          </table:table-cell>
          <table:table-cell office:value-type="float" office:value="48.465" table:style-name="ce1">
            <text:p>48.465</text:p>
          </table:table-cell>
        </table:table-row>
        <table:table-row table:style-name="ro1">
          <table:table-cell office:value-type="string" table:style-name="ce1">
            <text:p>Serrón-La Palica, Cueva del</text:p>
          </table:table-cell>
          <table:table-cell office:value-type="float" office:value="-1.917" table:style-name="ce1">
            <text:p>-1.917</text:p>
          </table:table-cell>
          <table:table-cell office:value-type="float" office:value="37.233" table:style-name="ce1">
            <text:p>37.233</text:p>
          </table:table-cell>
        </table:table-row>
        <table:table-row table:style-name="ro1">
          <table:table-cell office:value-type="string" table:style-name="ce1">
            <text:p>Aitzbitarte III</text:p>
          </table:table-cell>
          <table:table-cell office:value-type="float" office:value="-1.894" table:style-name="ce1">
            <text:p>-1.894</text:p>
          </table:table-cell>
          <table:table-cell office:value-type="float" office:value="43.261" table:style-name="ce1">
            <text:p>43.261</text:p>
          </table:table-cell>
        </table:table-row>
        <table:table-row table:style-name="ro1">
          <table:table-cell office:value-type="string" table:style-name="ce1">
            <text:p>Zájara II, Cueva</text:p>
          </table:table-cell>
          <table:table-cell office:value-type="float" office:value="-1.882" table:style-name="ce1">
            <text:p>-1.882</text:p>
          </table:table-cell>
          <table:table-cell office:value-type="float" office:value="37.293" table:style-name="ce1">
            <text:p>37.293</text:p>
          </table:table-cell>
        </table:table-row>
        <table:table-row table:style-name="ro1">
          <table:table-cell office:value-type="string" table:style-name="ce1">
            <text:p>Torre</text:p>
          </table:table-cell>
          <table:table-cell office:value-type="float" office:value="-1.874" table:style-name="ce1">
            <text:p>-1.874</text:p>
          </table:table-cell>
          <table:table-cell office:value-type="float" office:value="43.291" table:style-name="ce1">
            <text:p>43.291</text:p>
          </table:table-cell>
        </table:table-row>
        <table:table-row table:style-name="ro1">
          <table:table-cell office:value-type="string" table:style-name="ce1">
            <text:p>Lézia</text:p>
          </table:table-cell>
          <table:table-cell office:value-type="float" office:value="-1.604" table:style-name="ce1">
            <text:p>-1.604</text:p>
          </table:table-cell>
          <table:table-cell office:value-type="float" office:value="43.292" table:style-name="ce1">
            <text:p>43.292</text:p>
          </table:table-cell>
        </table:table-row>
        <table:table-row table:style-name="ro1">
          <table:table-cell office:value-type="string" table:style-name="ce1">
            <text:p>Bidart</text:p>
          </table:table-cell>
          <table:table-cell office:value-type="float" office:value="-1.59" table:style-name="ce1">
            <text:p>-1.59</text:p>
          </table:table-cell>
          <table:table-cell office:value-type="float" office:value="43.439" table:style-name="ce1">
            <text:p>43.439</text:p>
          </table:table-cell>
        </table:table-row>
        <table:table-row table:style-name="ro1">
          <table:table-cell office:value-type="string" table:style-name="ce1">
            <text:p>Mouligna</text:p>
          </table:table-cell>
          <table:table-cell office:value-type="float" office:value="-1.581" table:style-name="ce1">
            <text:p>-1.581</text:p>
          </table:table-cell>
          <table:table-cell office:value-type="float" office:value="43.448" table:style-name="ce1">
            <text:p>43.448</text:p>
          </table:table-cell>
        </table:table-row>
        <table:table-row table:style-name="ro1">
          <table:table-cell office:value-type="string" table:style-name="ce1">
            <text:p>Alkerdi</text:p>
          </table:table-cell>
          <table:table-cell office:value-type="float" office:value="-1.509" table:style-name="ce1">
            <text:p>-1.509</text:p>
          </table:table-cell>
          <table:table-cell office:value-type="float" office:value="43.268" table:style-name="ce1">
            <text:p>43.268</text:p>
          </table:table-cell>
        </table:table-row>
        <table:table-row table:style-name="ro1">
          <table:table-cell office:value-type="string" table:style-name="ce1">
            <text:p>Finca Doña Martina</text:p>
          </table:table-cell>
          <table:table-cell office:value-type="float" office:value="-1.491" table:style-name="ce1">
            <text:p>-1.491</text:p>
          </table:table-cell>
          <table:table-cell office:value-type="float" office:value="38.079" table:style-name="ce1">
            <text:p>38.079</text:p>
          </table:table-cell>
        </table:table-row>
        <table:table-row table:style-name="ro1">
          <table:table-cell office:value-type="string" table:style-name="ce1">
            <text:p>Basté, Le</text:p>
          </table:table-cell>
          <table:table-cell office:value-type="float" office:value="-1.46" table:style-name="ce1">
            <text:p>-1.46</text:p>
          </table:table-cell>
          <table:table-cell office:value-type="float" office:value="43.477" table:style-name="ce1">
            <text:p>43.477</text:p>
          </table:table-cell>
        </table:table-row>
        <table:table-row table:style-name="ro1">
          <table:table-cell office:value-type="string" table:style-name="ce1">
            <text:p>Morote</text:p>
          </table:table-cell>
          <table:table-cell office:value-type="float" office:value="-1.317" table:style-name="ce1">
            <text:p>-1.317</text:p>
          </table:table-cell>
          <table:table-cell office:value-type="float" office:value="37.6" table:style-name="ce1">
            <text:p>37.6</text:p>
          </table:table-cell>
        </table:table-row>
        <table:table-row table:style-name="ro1">
          <table:table-cell office:value-type="string" table:style-name="ce1">
            <text:p>Pin Hole Cave</text:p>
          </table:table-cell>
          <table:table-cell office:value-type="float" office:value="-1.217" table:style-name="ce1">
            <text:p>-1.217</text:p>
          </table:table-cell>
          <table:table-cell office:value-type="float" office:value="53.25" table:style-name="ce1">
            <text:p>53.25</text:p>
          </table:table-cell>
        </table:table-row>
        <table:table-row table:style-name="ro1">
          <table:table-cell office:value-type="string" table:style-name="ce1">
            <text:p>Zatoya, Cueva de</text:p>
          </table:table-cell>
          <table:table-cell office:value-type="float" office:value="-1.21" table:style-name="ce1">
            <text:p>-1.21</text:p>
          </table:table-cell>
          <table:table-cell office:value-type="float" office:value="42.9" table:style-name="ce1">
            <text:p>42.9</text:p>
          </table:table-cell>
        </table:table-row>
        <table:table-row table:style-name="ro1">
          <table:table-cell office:value-type="string" table:style-name="ce1">
            <text:p>Isturitz</text:p>
          </table:table-cell>
          <table:table-cell office:value-type="float" office:value="-1.206" table:style-name="ce1">
            <text:p>-1.206</text:p>
          </table:table-cell>
          <table:table-cell office:value-type="float" office:value="43.353" table:style-name="ce1">
            <text:p>43.353</text:p>
          </table:table-cell>
        </table:table-row>
        <table:table-row table:style-name="ro1">
          <table:table-cell office:value-type="string" table:style-name="ce1">
            <text:p>Robin Hood's Cave</text:p>
          </table:table-cell>
          <table:table-cell office:value-type="float" office:value="-1.206" table:style-name="ce1">
            <text:p>-1.206</text:p>
          </table:table-cell>
          <table:table-cell office:value-type="float" office:value="53.261" table:style-name="ce1">
            <text:p>53.261</text:p>
          </table:table-cell>
        </table:table-row>
        <table:table-row table:style-name="ro1">
          <table:table-cell office:value-type="string" table:style-name="ce1">
            <text:p>Tercis les Vignes</text:p>
          </table:table-cell>
          <table:table-cell office:value-type="float" office:value="-1.103" table:style-name="ce1">
            <text:p>-1.103</text:p>
          </table:table-cell>
          <table:table-cell office:value-type="float" office:value="43.668" table:style-name="ce1">
            <text:p>43.668</text:p>
          </table:table-cell>
        </table:table-row>
        <table:table-row table:style-name="ro1">
          <table:table-cell office:value-type="string" table:style-name="ce1">
            <text:p>Haregi [Harguy]</text:p>
          </table:table-cell>
          <table:table-cell office:value-type="float" office:value="-0.933" table:style-name="ce1">
            <text:p>-0.933</text:p>
          </table:table-cell>
          <table:table-cell office:value-type="float" office:value="43.15" table:style-name="ce1">
            <text:p>43.15</text:p>
          </table:table-cell>
        </table:table-row>
        <table:table-row table:style-name="ro1">
          <table:table-cell office:value-type="string" table:style-name="ce1">
            <text:p>Las Palomas</text:p>
          </table:table-cell>
          <table:table-cell office:value-type="float" office:value="-0.91" table:style-name="ce1">
            <text:p>-0.91</text:p>
          </table:table-cell>
          <table:table-cell office:value-type="float" office:value="37.78" table:style-name="ce1">
            <text:p>37.78</text:p>
          </table:table-cell>
        </table:table-row>
        <table:table-row table:style-name="ro1">
          <table:table-cell office:value-type="string" table:style-name="ce1">
            <text:p>Gatzarria</text:p>
          </table:table-cell>
          <table:table-cell office:value-type="float" office:value="-0.891" table:style-name="ce1">
            <text:p>-0.891</text:p>
          </table:table-cell>
          <table:table-cell office:value-type="float" office:value="43.139" table:style-name="ce1">
            <text:p>43.139</text:p>
          </table:table-cell>
        </table:table-row>
        <table:table-row table:style-name="ro1">
          <table:table-cell office:value-type="string" table:style-name="ce1">
            <text:p>Martinière, La</text:p>
          </table:table-cell>
          <table:table-cell office:value-type="float" office:value="-0.839" table:style-name="ce1">
            <text:p>-0.839</text:p>
          </table:table-cell>
          <table:table-cell office:value-type="float" office:value="47.353" table:style-name="ce1">
            <text:p>47.353</text:p>
          </table:table-cell>
        </table:table-row>
        <table:table-row table:style-name="ro1">
          <table:table-cell office:value-type="string" table:style-name="ce1">
            <text:p>Ratlla del Bubo</text:p>
          </table:table-cell>
          <table:table-cell office:value-type="float" office:value="-0.788" table:style-name="ce1">
            <text:p>-0.788</text:p>
          </table:table-cell>
          <table:table-cell office:value-type="float" office:value="38.25" table:style-name="ce1">
            <text:p>38.25</text:p>
          </table:table-cell>
        </table:table-row>
        <table:table-row table:style-name="ro1">
          <table:table-cell office:value-type="string" table:style-name="ce1">
            <text:p>Roche Courbon</text:p>
          </table:table-cell>
          <table:table-cell office:value-type="float" office:value="-0.781" table:style-name="ce1">
            <text:p>-0.781</text:p>
          </table:table-cell>
          <table:table-cell office:value-type="float" office:value="45.828" table:style-name="ce1">
            <text:p>45.828</text:p>
          </table:table-cell>
        </table:table-row>
        <table:table-row table:style-name="ro1">
          <table:table-cell office:value-type="string" table:style-name="ce1">
            <text:p>Roc en Pail</text:p>
          </table:table-cell>
          <table:table-cell office:value-type="float" office:value="-0.767" table:style-name="ce1">
            <text:p>-0.767</text:p>
          </table:table-cell>
          <table:table-cell office:value-type="float" office:value="47.35" table:style-name="ce1">
            <text:p>47.35</text:p>
          </table:table-cell>
        </table:table-row>
        <table:table-row table:style-name="ro1">
          <table:table-cell office:value-type="string" table:style-name="ce1">
            <text:p>Brassempouy [Grotte du Pape, Grande Galerie 2]</text:p>
          </table:table-cell>
          <table:table-cell office:value-type="float" office:value="-0.692" table:style-name="ce1">
            <text:p>-0.692</text:p>
          </table:table-cell>
          <table:table-cell office:value-type="float" office:value="43.634" table:style-name="ce1">
            <text:p>43.634</text:p>
          </table:table-cell>
        </table:table-row>
        <table:table-row table:style-name="ro1">
          <table:table-cell office:value-type="string" table:style-name="ce1">
            <text:p>Fief des Plantes</text:p>
          </table:table-cell>
          <table:table-cell office:value-type="float" office:value="-0.647" table:style-name="ce1">
            <text:p>-0.647</text:p>
          </table:table-cell>
          <table:table-cell office:value-type="float" office:value="45.375" table:style-name="ce1">
            <text:p>45.375</text:p>
          </table:table-cell>
        </table:table-row>
        <table:table-row table:style-name="ro1">
          <table:table-cell office:value-type="string" table:style-name="ce1">
            <text:p>Gros-Roc [Grotte des Chambres Noires]</text:p>
          </table:table-cell>
          <table:table-cell office:value-type="float" office:value="-0.569" table:style-name="ce1">
            <text:p>-0.569</text:p>
          </table:table-cell>
          <table:table-cell office:value-type="float" office:value="45.818" table:style-name="ce1">
            <text:p>45.818</text:p>
          </table:table-cell>
        </table:table-row>
        <table:table-row table:style-name="ro1">
          <table:table-cell office:value-type="string" table:style-name="ce1">
            <text:p>Los Torros, Cueva de</text:p>
          </table:table-cell>
          <table:table-cell office:value-type="float" office:value="-0.555" table:style-name="ce1">
            <text:p>-0.555</text:p>
          </table:table-cell>
          <table:table-cell office:value-type="float" office:value="40.513" table:style-name="ce1">
            <text:p>40.513</text:p>
          </table:table-cell>
        </table:table-row>
        <table:table-row table:style-name="ro1">
          <table:table-cell office:value-type="string" table:style-name="ce1">
            <text:p>Angel 1, Angel de Ladrunan</text:p>
          </table:table-cell>
          <table:table-cell office:value-type="float" office:value="-0.544" table:style-name="ce1">
            <text:p>-0.544</text:p>
          </table:table-cell>
          <table:table-cell office:value-type="float" office:value="40.65" table:style-name="ce1">
            <text:p>40.65</text:p>
          </table:table-cell>
        </table:table-row>
        <table:table-row table:style-name="ro1">
          <table:table-cell office:value-type="string" table:style-name="ce1">
            <text:p>Lustre, La</text:p>
          </table:table-cell>
          <table:table-cell office:value-type="float" office:value="-0.523" table:style-name="ce1">
            <text:p>-0.523</text:p>
          </table:table-cell>
          <table:table-cell office:value-type="float" office:value="45.039" table:style-name="ce1">
            <text:p>45.039</text:p>
          </table:table-cell>
        </table:table-row>
        <table:table-row table:style-name="ro1">
          <table:table-cell office:value-type="string" table:style-name="ce1">
            <text:p>Pair-non-Pair</text:p>
          </table:table-cell>
          <table:table-cell office:value-type="float" office:value="-0.502" table:style-name="ce1">
            <text:p>-0.502</text:p>
          </table:table-cell>
          <table:table-cell office:value-type="float" office:value="45.039" table:style-name="ce1">
            <text:p>45.039</text:p>
          </table:table-cell>
        </table:table-row>
        <table:table-row table:style-name="ro1">
          <table:table-cell office:value-type="string" table:style-name="ce1">
            <text:p>Beneito, Cueva</text:p>
          </table:table-cell>
          <table:table-cell office:value-type="float" office:value="-0.47" table:style-name="ce1">
            <text:p>-0.47</text:p>
          </table:table-cell>
          <table:table-cell office:value-type="float" office:value="38.8" table:style-name="ce1">
            <text:p>38.8</text:p>
          </table:table-cell>
        </table:table-row>
        <table:table-row table:style-name="ro1">
          <table:table-cell office:value-type="string" table:style-name="ce1">
            <text:p>Heurtebise [open air]</text:p>
          </table:table-cell>
          <table:table-cell office:value-type="float" office:value="-0.429" table:style-name="ce1">
            <text:p>-0.429</text:p>
          </table:table-cell>
          <table:table-cell office:value-type="float" office:value="45.434" table:style-name="ce1">
            <text:p>45.434</text:p>
          </table:table-cell>
        </table:table-row>
        <table:table-row table:style-name="ro1">
          <table:table-cell office:value-type="string" table:style-name="ce1">
            <text:p>Heurtebise (cave)</text:p>
          </table:table-cell>
          <table:table-cell office:value-type="float" office:value="-0.429" table:style-name="ce1">
            <text:p>-0.429</text:p>
          </table:table-cell>
          <table:table-cell office:value-type="float" office:value="45.434" table:style-name="ce1">
            <text:p>45.434</text:p>
          </table:table-cell>
        </table:table-row>
        <table:table-row table:style-name="ro1">
          <table:table-cell office:value-type="string" table:style-name="ce1">
            <text:p>Thorigné en Charnie [Grotte Mayenne Sciences]</text:p>
          </table:table-cell>
          <table:table-cell office:value-type="float" office:value="-0.404" table:style-name="ce1">
            <text:p>-0.404</text:p>
          </table:table-cell>
          <table:table-cell office:value-type="float" office:value="47.992" table:style-name="ce1">
            <text:p>47.992</text:p>
          </table:table-cell>
        </table:table-row>
        <table:table-row table:style-name="ro1">
          <table:table-cell office:value-type="string" table:style-name="ce1">
            <text:p>Bigotte, La; Mayenne-Sciences; Derouine; Mammouth)</text:p>
          </table:table-cell>
          <table:table-cell office:value-type="float" office:value="-0.367" table:style-name="ce1">
            <text:p>-0.367</text:p>
          </table:table-cell>
          <table:table-cell office:value-type="float" office:value="47.983" table:style-name="ce1">
            <text:p>47.983</text:p>
          </table:table-cell>
        </table:table-row>
        <table:table-row table:style-name="ro1">
          <table:table-cell office:value-type="string" table:style-name="ce1">
            <text:p>Marcel Clouet; Abri</text:p>
          </table:table-cell>
          <table:table-cell office:value-type="float" office:value="-0.346" table:style-name="ce1">
            <text:p>-0.346</text:p>
          </table:table-cell>
          <table:table-cell office:value-type="float" office:value="45.708" table:style-name="ce1">
            <text:p>45.708</text:p>
          </table:table-cell>
        </table:table-row>
        <table:table-row table:style-name="ro1">
          <table:table-cell office:value-type="string" table:style-name="ce1">
            <text:p>Hin-de-Diou</text:p>
          </table:table-cell>
          <table:table-cell office:value-type="float" office:value="-0.331" table:style-name="ce1">
            <text:p>-0.331</text:p>
          </table:table-cell>
          <table:table-cell office:value-type="float" office:value="43.862" table:style-name="ce1">
            <text:p>43.862</text:p>
          </table:table-cell>
        </table:table-row>
        <table:table-row table:style-name="ro1">
          <table:table-cell office:value-type="string" table:style-name="ce1">
            <text:p>Malladetes, Cueva de Les</text:p>
          </table:table-cell>
          <table:table-cell office:value-type="float" office:value="-0.3" table:style-name="ce1">
            <text:p>-0.3</text:p>
          </table:table-cell>
          <table:table-cell office:value-type="float" office:value="39.021" table:style-name="ce1">
            <text:p>39.021</text:p>
          </table:table-cell>
        </table:table-row>
        <table:table-row table:style-name="ro1">
          <table:table-cell office:value-type="string" table:style-name="ce1">
            <text:p>Camiac</text:p>
          </table:table-cell>
          <table:table-cell office:value-type="float" office:value="-0.279" table:style-name="ce1">
            <text:p>-0.279</text:p>
          </table:table-cell>
          <table:table-cell office:value-type="float" office:value="44.797" table:style-name="ce1">
            <text:p>44.797</text:p>
          </table:table-cell>
        </table:table-row>
        <table:table-row table:style-name="ro1">
          <table:table-cell office:value-type="string" table:style-name="ce1">
            <text:p>Barranc Blanc, Cueva de</text:p>
          </table:table-cell>
          <table:table-cell office:value-type="float" office:value="-0.272" table:style-name="ce1">
            <text:p>-0.272</text:p>
          </table:table-cell>
          <table:table-cell office:value-type="float" office:value="38.936" table:style-name="ce1">
            <text:p>38.936</text:p>
          </table:table-cell>
        </table:table-row>
        <table:table-row table:style-name="ro1">
          <table:table-cell office:value-type="string" table:style-name="ce1">
            <text:p>Lespaux</text:p>
          </table:table-cell>
          <table:table-cell office:value-type="float" office:value="-0.267" table:style-name="ce1">
            <text:p>-0.267</text:p>
          </table:table-cell>
          <table:table-cell office:value-type="float" office:value="44.817" table:style-name="ce1">
            <text:p>44.817</text:p>
          </table:table-cell>
        </table:table-row>
        <table:table-row table:style-name="ro1">
          <table:table-cell office:value-type="string" table:style-name="ce1">
            <text:p>Artigaux, Les</text:p>
          </table:table-cell>
          <table:table-cell office:value-type="float" office:value="-0.267" table:style-name="ce1">
            <text:p>-0.267</text:p>
          </table:table-cell>
          <table:table-cell office:value-type="float" office:value="44.799" table:style-name="ce1">
            <text:p>44.799</text:p>
          </table:table-cell>
        </table:table-row>
        <table:table-row table:style-name="ro1">
          <table:table-cell office:value-type="string" table:style-name="ce1">
            <text:p>Parpalló, Cueva del</text:p>
          </table:table-cell>
          <table:table-cell office:value-type="float" office:value="-0.257" table:style-name="ce1">
            <text:p>-0.257</text:p>
          </table:table-cell>
          <table:table-cell office:value-type="float" office:value="39.003" table:style-name="ce1">
            <text:p>39.003</text:p>
          </table:table-cell>
        </table:table-row>
        <table:table-row table:style-name="ro1">
          <table:table-cell office:value-type="string" table:style-name="ce1">
            <text:p>Cova de Las Maravillas [Meravelles]</text:p>
          </table:table-cell>
          <table:table-cell office:value-type="float" office:value="-0.256" table:style-name="ce1">
            <text:p>-0.256</text:p>
          </table:table-cell>
          <table:table-cell office:value-type="float" office:value="38.972" table:style-name="ce1">
            <text:p>38.972</text:p>
          </table:table-cell>
        </table:table-row>
        <table:table-row table:style-name="ro1">
          <table:table-cell office:value-type="string" table:style-name="ce1">
            <text:p>François Brugier</text:p>
          </table:table-cell>
          <table:table-cell office:value-type="float" office:value="-0.174" table:style-name="ce1">
            <text:p>-0.174</text:p>
          </table:table-cell>
          <table:table-cell office:value-type="float" office:value="44.736" table:style-name="ce1">
            <text:p>44.736</text:p>
          </table:table-cell>
        </table:table-row>
        <table:table-row table:style-name="ro1">
          <table:table-cell office:value-type="string" table:style-name="ce1">
            <text:p>Milha</text:p>
          </table:table-cell>
          <table:table-cell office:value-type="float" office:value="-0.156" table:style-name="ce1">
            <text:p>-0.156</text:p>
          </table:table-cell>
          <table:table-cell office:value-type="float" office:value="44.727" table:style-name="ce1">
            <text:p>44.727</text:p>
          </table:table-cell>
        </table:table-row>
        <table:table-row table:style-name="ro1">
          <table:table-cell office:value-type="string" table:style-name="ce1">
            <text:p>Pontaret</text:p>
          </table:table-cell>
          <table:table-cell office:value-type="float" office:value="-0.137" table:style-name="ce1">
            <text:p>-0.137</text:p>
          </table:table-cell>
          <table:table-cell office:value-type="float" office:value="44.75" table:style-name="ce1">
            <text:p>44.75</text:p>
          </table:table-cell>
        </table:table-row>
        <table:table-row table:style-name="ro1">
          <table:table-cell office:value-type="string" table:style-name="ce1">
            <text:p>Brossac</text:p>
          </table:table-cell>
          <table:table-cell office:value-type="float" office:value="-0.044" table:style-name="ce1">
            <text:p>-0.044</text:p>
          </table:table-cell>
          <table:table-cell office:value-type="float" office:value="45.33" table:style-name="ce1">
            <text:p>45.33</text:p>
          </table:table-cell>
        </table:table-row>
        <table:table-row table:style-name="ro1">
          <table:table-cell office:value-type="string" table:style-name="ce1">
            <text:p>Camp de la Hire</text:p>
          </table:table-cell>
          <table:table-cell office:value-type="float" office:value="-0.033" table:style-name="ce1">
            <text:p>-0.033</text:p>
          </table:table-cell>
          <table:table-cell office:value-type="float" office:value="44.921" table:style-name="ce1">
            <text:p>44.921</text:p>
          </table:table-cell>
        </table:table-row>
        <table:table-row table:style-name="ro1">
          <table:table-cell office:value-type="string" table:style-name="ce1">
            <text:p>Fuente del Trucho</text:p>
          </table:table-cell>
          <table:table-cell office:value-type="float" office:value="0.052" table:style-name="ce1">
            <text:p>0.052</text:p>
          </table:table-cell>
          <table:table-cell office:value-type="float" office:value="42.176" table:style-name="ce1">
            <text:p>42.176</text:p>
          </table:table-cell>
        </table:table-row>
        <table:table-row table:style-name="ro1">
          <table:table-cell office:value-type="string" table:style-name="ce1">
            <text:p>Bernarderie, La</text:p>
          </table:table-cell>
          <table:table-cell office:value-type="float" office:value="0.067" table:style-name="ce1">
            <text:p>0.067</text:p>
          </table:table-cell>
          <table:table-cell office:value-type="float" office:value="44.967" table:style-name="ce1">
            <text:p>44.967</text:p>
          </table:table-cell>
        </table:table-row>
        <table:table-row table:style-name="ro1">
          <table:table-cell office:value-type="string" table:style-name="ce1">
            <text:p>Vachons, Les</text:p>
          </table:table-cell>
          <table:table-cell office:value-type="float" office:value="0.117" table:style-name="ce1">
            <text:p>0.117</text:p>
          </table:table-cell>
          <table:table-cell office:value-type="float" office:value="45.517" table:style-name="ce1">
            <text:p>45.517</text:p>
          </table:table-cell>
        </table:table-row>
        <table:table-row table:style-name="ro1">
          <table:table-cell office:value-type="string" table:style-name="ce1">
            <text:p>Cendres, Cova de les</text:p>
          </table:table-cell>
          <table:table-cell office:value-type="float" office:value="0.14" table:style-name="ce1">
            <text:p>0.14</text:p>
          </table:table-cell>
          <table:table-cell office:value-type="float" office:value="38.69" table:style-name="ce1">
            <text:p>38.69</text:p>
          </table:table-cell>
        </table:table-row>
        <table:table-row table:style-name="ro1">
          <table:table-cell office:value-type="string" table:style-name="ce1">
            <text:p>Rois, Les</text:p>
          </table:table-cell>
          <table:table-cell office:value-type="float" office:value="0.141" table:style-name="ce1">
            <text:p>0.141</text:p>
          </table:table-cell>
          <table:table-cell office:value-type="float" office:value="45.535" table:style-name="ce1">
            <text:p>45.535</text:p>
          </table:table-cell>
        </table:table-row>
        <table:table-row table:style-name="ro1">
          <table:table-cell office:value-type="string" table:style-name="ce1">
            <text:p>Vignes du Moulin, Les</text:p>
          </table:table-cell>
          <table:table-cell office:value-type="float" office:value="0.159" table:style-name="ce1">
            <text:p>0.159</text:p>
          </table:table-cell>
          <table:table-cell office:value-type="float" office:value="44.742" table:style-name="ce1">
            <text:p>44.742</text:p>
          </table:table-cell>
        </table:table-row>
        <table:table-row table:style-name="ro1">
          <table:table-cell office:value-type="string" table:style-name="ce1">
            <text:p>Jacob</text:p>
          </table:table-cell>
          <table:table-cell office:value-type="float" office:value="0.187" table:style-name="ce1">
            <text:p>0.187</text:p>
          </table:table-cell>
          <table:table-cell office:value-type="float" office:value="44.709" table:style-name="ce1">
            <text:p>44.709</text:p>
          </table:table-cell>
        </table:table-row>
        <table:table-row table:style-name="ro1">
          <table:table-cell office:value-type="string" table:style-name="ce1">
            <text:p>Trou du Cluzeau</text:p>
          </table:table-cell>
          <table:table-cell office:value-type="float" office:value="0.25" table:style-name="ce1">
            <text:p>0.25</text:p>
          </table:table-cell>
          <table:table-cell office:value-type="float" office:value="45.48" table:style-name="ce1">
            <text:p>45.48</text:p>
          </table:table-cell>
        </table:table-row>
        <table:table-row table:style-name="ro1">
          <table:table-cell office:value-type="string" table:style-name="ce1">
            <text:p>Roc de Sers</text:p>
          </table:table-cell>
          <table:table-cell office:value-type="float" office:value="0.32" table:style-name="ce1">
            <text:p>0.32</text:p>
          </table:table-cell>
          <table:table-cell office:value-type="float" office:value="45.58" table:style-name="ce1">
            <text:p>45.58</text:p>
          </table:table-cell>
        </table:table-row>
        <table:table-row table:style-name="ro1">
          <table:table-cell office:value-type="string" table:style-name="ce1">
            <text:p>Les Renardières</text:p>
          </table:table-cell>
          <table:table-cell office:value-type="float" office:value="0.367" table:style-name="ce1">
            <text:p>0.367</text:p>
          </table:table-cell>
          <table:table-cell office:value-type="float" office:value="45.833" table:style-name="ce1">
            <text:p>45.833</text:p>
          </table:table-cell>
        </table:table-row>
        <table:table-row table:style-name="ro1">
          <table:table-cell office:value-type="string" table:style-name="ce1">
            <text:p>Solvieux</text:p>
          </table:table-cell>
          <table:table-cell office:value-type="float" office:value="0.38" table:style-name="ce1">
            <text:p>0.38</text:p>
          </table:table-cell>
          <table:table-cell office:value-type="float" office:value="45.061" table:style-name="ce1">
            <text:p>45.061</text:p>
          </table:table-cell>
        </table:table-row>
        <table:table-row table:style-name="ro1">
          <table:table-cell office:value-type="string" table:style-name="ce1">
            <text:p>Abri Rangout [André-Rangout; Bois-du-Roc]</text:p>
          </table:table-cell>
          <table:table-cell office:value-type="float" office:value="0.417" table:style-name="ce1">
            <text:p>0.417</text:p>
          </table:table-cell>
          <table:table-cell office:value-type="float" office:value="45.683" table:style-name="ce1">
            <text:p>45.683</text:p>
          </table:table-cell>
        </table:table-row>
        <table:table-row table:style-name="ro1">
          <table:table-cell office:value-type="string" table:style-name="ce1">
            <text:p>Chasseur, Abri du (à Bois du Roc)</text:p>
          </table:table-cell>
          <table:table-cell office:value-type="float" office:value="0.417" table:style-name="ce1">
            <text:p>0.417</text:p>
          </table:table-cell>
          <table:table-cell office:value-type="float" office:value="45.683" table:style-name="ce1">
            <text:p>45.683</text:p>
          </table:table-cell>
        </table:table-row>
        <table:table-row table:style-name="ro1">
          <table:table-cell office:value-type="string" table:style-name="ce1">
            <text:p>Les Garennes</text:p>
          </table:table-cell>
          <table:table-cell office:value-type="float" office:value="0.42" table:style-name="ce1">
            <text:p>0.42</text:p>
          </table:table-cell>
          <table:table-cell office:value-type="float" office:value="45.681" table:style-name="ce1">
            <text:p>45.681</text:p>
          </table:table-cell>
        </table:table-row>
        <table:table-row table:style-name="ro1">
          <table:table-cell office:value-type="string" table:style-name="ce1">
            <text:p>Grotte du Visage [Grotte du Vilhonneur]</text:p>
          </table:table-cell>
          <table:table-cell office:value-type="float" office:value="0.421" table:style-name="ce1">
            <text:p>0.421</text:p>
          </table:table-cell>
          <table:table-cell office:value-type="float" office:value="45.684" table:style-name="ce1">
            <text:p>45.684</text:p>
          </table:table-cell>
        </table:table-row>
        <table:table-row table:style-name="ro1">
          <table:table-cell office:value-type="string" table:style-name="ce1">
            <text:p>Caillou, Le</text:p>
          </table:table-cell>
          <table:table-cell office:value-type="float" office:value="0.448" table:style-name="ce1">
            <text:p>0.448</text:p>
          </table:table-cell>
          <table:table-cell office:value-type="float" office:value="44.783" table:style-name="ce1">
            <text:p>44.783</text:p>
          </table:table-cell>
        </table:table-row>
        <table:table-row table:style-name="ro1">
          <table:table-cell office:value-type="string" table:style-name="ce1">
            <text:p>Montgaudier [Abri Gaudry]</text:p>
          </table:table-cell>
          <table:table-cell office:value-type="float" office:value="0.47" table:style-name="ce1">
            <text:p>0.47</text:p>
          </table:table-cell>
          <table:table-cell office:value-type="float" office:value="45.667" table:style-name="ce1">
            <text:p>45.667</text:p>
          </table:table-cell>
        </table:table-row>
        <table:table-row table:style-name="ro1">
          <table:table-cell office:value-type="string" table:style-name="ce1">
            <text:p>Paignon, Abri [Grotte de Montgaudier]</text:p>
          </table:table-cell>
          <table:table-cell office:value-type="float" office:value="0.47" table:style-name="ce1">
            <text:p>0.47</text:p>
          </table:table-cell>
          <table:table-cell office:value-type="float" office:value="45.667" table:style-name="ce1">
            <text:p>45.667</text:p>
          </table:table-cell>
        </table:table-row>
        <table:table-row table:style-name="ro1">
          <table:table-cell office:value-type="string" table:style-name="ce1">
            <text:p>Fontéchevade, Grotte de</text:p>
          </table:table-cell>
          <table:table-cell office:value-type="float" office:value="0.479" table:style-name="ce1">
            <text:p>0.479</text:p>
          </table:table-cell>
          <table:table-cell office:value-type="float" office:value="45.678" table:style-name="ce1">
            <text:p>45.678</text:p>
          </table:table-cell>
        </table:table-row>
        <table:table-row table:style-name="ro1">
          <table:table-cell office:value-type="string" table:style-name="ce1">
            <text:p>Corbiac</text:p>
          </table:table-cell>
          <table:table-cell office:value-type="float" office:value="0.517" table:style-name="ce1">
            <text:p>0.517</text:p>
          </table:table-cell>
          <table:table-cell office:value-type="float" office:value="44.89" table:style-name="ce1">
            <text:p>44.89</text:p>
          </table:table-cell>
        </table:table-row>
        <table:table-row table:style-name="ro1">
          <table:table-cell office:value-type="string" table:style-name="ce1">
            <text:p>Gargas</text:p>
          </table:table-cell>
          <table:table-cell office:value-type="float" office:value="0.537" table:style-name="ce1">
            <text:p>0.537</text:p>
          </table:table-cell>
          <table:table-cell office:value-type="float" office:value="43.056" table:style-name="ce1">
            <text:p>43.056</text:p>
          </table:table-cell>
        </table:table-row>
        <table:table-row table:style-name="ro1">
          <table:table-cell office:value-type="string" table:style-name="ce1">
            <text:p>Chèvre, Trou de la</text:p>
          </table:table-cell>
          <table:table-cell office:value-type="float" office:value="0.588" table:style-name="ce1">
            <text:p>0.588</text:p>
          </table:table-cell>
          <table:table-cell office:value-type="float" office:value="45.323" table:style-name="ce1">
            <text:p>45.323</text:p>
          </table:table-cell>
        </table:table-row>
        <table:table-row table:style-name="ro1">
          <table:table-cell office:value-type="string" table:style-name="ce1">
            <text:p>Fourneau du Diable, Le</text:p>
          </table:table-cell>
          <table:table-cell office:value-type="float" office:value="0.594" table:style-name="ce1">
            <text:p>0.594</text:p>
          </table:table-cell>
          <table:table-cell office:value-type="float" office:value="45.335" table:style-name="ce1">
            <text:p>45.335</text:p>
          </table:table-cell>
        </table:table-row>
        <table:table-row table:style-name="ro1">
          <table:table-cell office:value-type="string" table:style-name="ce1">
            <text:p>Saint-Julien</text:p>
          </table:table-cell>
          <table:table-cell office:value-type="float" office:value="0.633" table:style-name="ce1">
            <text:p>0.633</text:p>
          </table:table-cell>
          <table:table-cell office:value-type="float" office:value="45.25" table:style-name="ce1">
            <text:p>45.25</text:p>
          </table:table-cell>
        </table:table-row>
        <table:table-row table:style-name="ro1">
          <table:table-cell office:value-type="string" table:style-name="ce1">
            <text:p>Bonhomme</text:p>
          </table:table-cell>
          <table:table-cell office:value-type="float" office:value="0.644" table:style-name="ce1">
            <text:p>0.644</text:p>
          </table:table-cell>
          <table:table-cell office:value-type="float" office:value="45.362" table:style-name="ce1">
            <text:p>45.362</text:p>
          </table:table-cell>
        </table:table-row>
        <table:table-row table:style-name="ro1">
          <table:table-cell office:value-type="string" table:style-name="ce1">
            <text:p>Durand-Ruel</text:p>
          </table:table-cell>
          <table:table-cell office:value-type="float" office:value="0.644" table:style-name="ce1">
            <text:p>0.644</text:p>
          </table:table-cell>
          <table:table-cell office:value-type="float" office:value="45.361" table:style-name="ce1">
            <text:p>45.361</text:p>
          </table:table-cell>
        </table:table-row>
        <table:table-row table:style-name="ro1">
          <table:table-cell office:value-type="string" table:style-name="ce1">
            <text:p>Rideaux, Les</text:p>
          </table:table-cell>
          <table:table-cell office:value-type="float" office:value="0.662" table:style-name="ce1">
            <text:p>0.662</text:p>
          </table:table-cell>
          <table:table-cell office:value-type="float" office:value="43.238" table:style-name="ce1">
            <text:p>43.238</text:p>
          </table:table-cell>
        </table:table-row>
        <table:table-row table:style-name="ro1">
          <table:table-cell office:value-type="string" table:style-name="ce1">
            <text:p>Rabier</text:p>
          </table:table-cell>
          <table:table-cell office:value-type="float" office:value="0.683" table:style-name="ce1">
            <text:p>0.683</text:p>
          </table:table-cell>
          <table:table-cell office:value-type="float" office:value="44.816" table:style-name="ce1">
            <text:p>44.816</text:p>
          </table:table-cell>
        </table:table-row>
        <table:table-row table:style-name="ro1">
          <table:table-cell office:value-type="string" table:style-name="ce1">
            <text:p>Plumettes, Les</text:p>
          </table:table-cell>
          <table:table-cell office:value-type="float" office:value="0.7" table:style-name="ce1">
            <text:p>0.7</text:p>
          </table:table-cell>
          <table:table-cell office:value-type="float" office:value="46.411" table:style-name="ce1">
            <text:p>46.411</text:p>
          </table:table-cell>
        </table:table-row>
        <table:table-row table:style-name="ro1">
          <table:table-cell office:value-type="string" table:style-name="ce1">
            <text:p>Laraux, Abri sous Rocette de [Abri Arault]</text:p>
          </table:table-cell>
          <table:table-cell office:value-type="float" office:value="0.704" table:style-name="ce1">
            <text:p>0.704</text:p>
          </table:table-cell>
          <table:table-cell office:value-type="float" office:value="46.41" table:style-name="ce1">
            <text:p>46.41</text:p>
          </table:table-cell>
        </table:table-row>
        <table:table-row table:style-name="ro1">
          <table:table-cell office:value-type="string" table:style-name="ce1">
            <text:p>Jambes, Les</text:p>
          </table:table-cell>
          <table:table-cell office:value-type="float" office:value="0.712" table:style-name="ce1">
            <text:p>0.712</text:p>
          </table:table-cell>
          <table:table-cell office:value-type="float" office:value="45.196" table:style-name="ce1">
            <text:p>45.196</text:p>
          </table:table-cell>
        </table:table-row>
        <table:table-row table:style-name="ro1">
          <table:table-cell office:value-type="string" table:style-name="ce1">
            <text:p>Petit-Puyrousseau</text:p>
          </table:table-cell>
          <table:table-cell office:value-type="float" office:value="0.717" table:style-name="ce1">
            <text:p>0.717</text:p>
          </table:table-cell>
          <table:table-cell office:value-type="float" office:value="45.183" table:style-name="ce1">
            <text:p>45.183</text:p>
          </table:table-cell>
        </table:table-row>
        <table:table-row table:style-name="ro1">
          <table:table-cell office:value-type="string" table:style-name="ce1">
            <text:p>Gravette, La</text:p>
          </table:table-cell>
          <table:table-cell office:value-type="float" office:value="0.734" table:style-name="ce1">
            <text:p>0.734</text:p>
          </table:table-cell>
          <table:table-cell office:value-type="float" office:value="44.804" table:style-name="ce1">
            <text:p>44.804</text:p>
          </table:table-cell>
        </table:table-row>
        <table:table-row table:style-name="ro1">
          <table:table-cell office:value-type="string" table:style-name="ce1">
            <text:p>Malpas, Le</text:p>
          </table:table-cell>
          <table:table-cell office:value-type="float" office:value="0.755" table:style-name="ce1">
            <text:p>0.755</text:p>
          </table:table-cell>
          <table:table-cell office:value-type="float" office:value="44.796" table:style-name="ce1">
            <text:p>44.796</text:p>
          </table:table-cell>
        </table:table-row>
        <table:table-row table:style-name="ro1">
          <table:table-cell office:value-type="string" table:style-name="ce1">
            <text:p>Termo-Pialat</text:p>
          </table:table-cell>
          <table:table-cell office:value-type="float" office:value="0.813" table:style-name="ce1">
            <text:p>0.813</text:p>
          </table:table-cell>
          <table:table-cell office:value-type="float" office:value="44.771" table:style-name="ce1">
            <text:p>44.771</text:p>
          </table:table-cell>
        </table:table-row>
        <table:table-row table:style-name="ro1">
          <table:table-cell office:value-type="string" table:style-name="ce1">
            <text:p>Fontenioux, Le</text:p>
          </table:table-cell>
          <table:table-cell office:value-type="float" office:value="0.82" table:style-name="ce1">
            <text:p>0.82</text:p>
          </table:table-cell>
          <table:table-cell office:value-type="float" office:value="46.707" table:style-name="ce1">
            <text:p>46.707</text:p>
          </table:table-cell>
        </table:table-row>
        <table:table-row table:style-name="ro1">
          <table:table-cell office:value-type="string" table:style-name="ce1">
            <text:p>Bois de Touaa</text:p>
          </table:table-cell>
          <table:table-cell office:value-type="float" office:value="0.831" table:style-name="ce1">
            <text:p>0.831</text:p>
          </table:table-cell>
          <table:table-cell office:value-type="float" office:value="43.064" table:style-name="ce1">
            <text:p>43.064</text:p>
          </table:table-cell>
        </table:table-row>
        <table:table-row table:style-name="ro1">
          <table:table-cell office:value-type="string" table:style-name="ce1">
            <text:p>Cottés, Les</text:p>
          </table:table-cell>
          <table:table-cell office:value-type="float" office:value="0.833" table:style-name="ce1">
            <text:p>0.833</text:p>
          </table:table-cell>
          <table:table-cell office:value-type="float" office:value="46.683" table:style-name="ce1">
            <text:p>46.683</text:p>
          </table:table-cell>
        </table:table-row>
        <table:table-row table:style-name="ro1">
          <table:table-cell office:value-type="string" table:style-name="ce1">
            <text:p>Combe Capelle [Roc-de]</text:p>
          </table:table-cell>
          <table:table-cell office:value-type="float" office:value="0.849" table:style-name="ce1">
            <text:p>0.849</text:p>
          </table:table-cell>
          <table:table-cell office:value-type="float" office:value="44.753" table:style-name="ce1">
            <text:p>44.753</text:p>
          </table:table-cell>
        </table:table-row>
        <table:table-row table:style-name="ro1">
          <table:table-cell office:value-type="string" table:style-name="ce1">
            <text:p>Plateau Baillard</text:p>
          </table:table-cell>
          <table:table-cell office:value-type="float" office:value="0.853" table:style-name="ce1">
            <text:p>0.853</text:p>
          </table:table-cell>
          <table:table-cell office:value-type="float" office:value="44.568" table:style-name="ce1">
            <text:p>44.568</text:p>
          </table:table-cell>
        </table:table-row>
        <table:table-row table:style-name="ro1">
          <table:table-cell office:value-type="string" table:style-name="ce1">
            <text:p>Le Taillis-du-Coteau</text:p>
          </table:table-cell>
          <table:table-cell office:value-type="float" office:value="0.861" table:style-name="ce1">
            <text:p>0.861</text:p>
          </table:table-cell>
          <table:table-cell office:value-type="float" office:value="46.521" table:style-name="ce1">
            <text:p>46.521</text:p>
          </table:table-cell>
        </table:table-row>
        <table:table-row table:style-name="ro1">
          <table:table-cell office:value-type="string" table:style-name="ce1">
            <text:p>Métayer</text:p>
          </table:table-cell>
          <table:table-cell office:value-type="float" office:value="0.862" table:style-name="ce1">
            <text:p>0.862</text:p>
          </table:table-cell>
          <table:table-cell office:value-type="float" office:value="44.559" table:style-name="ce1">
            <text:p>44.559</text:p>
          </table:table-cell>
        </table:table-row>
        <table:table-row table:style-name="ro1">
          <table:table-cell office:value-type="string" table:style-name="ce1">
            <text:p>Cussac I</text:p>
          </table:table-cell>
          <table:table-cell office:value-type="float" office:value="0.867" table:style-name="ce1">
            <text:p>0.867</text:p>
          </table:table-cell>
          <table:table-cell office:value-type="float" office:value="44.833" table:style-name="ce1">
            <text:p>44.833</text:p>
          </table:table-cell>
        </table:table-row>
        <table:table-row table:style-name="ro1">
          <table:table-cell office:value-type="string" table:style-name="ce1">
            <text:p>Combe Saunière</text:p>
          </table:table-cell>
          <table:table-cell office:value-type="float" office:value="0.884" table:style-name="ce1">
            <text:p>0.884</text:p>
          </table:table-cell>
          <table:table-cell office:value-type="float" office:value="45.231" table:style-name="ce1">
            <text:p>45.231</text:p>
          </table:table-cell>
        </table:table-row>
        <table:table-row table:style-name="ro1">
          <table:table-cell office:value-type="string" table:style-name="ce1">
            <text:p>Bas-du-Roc</text:p>
          </table:table-cell>
          <table:table-cell office:value-type="float" office:value="0.888" table:style-name="ce1">
            <text:p>0.888</text:p>
          </table:table-cell>
          <table:table-cell office:value-type="float" office:value="44.566" table:style-name="ce1">
            <text:p>44.566</text:p>
          </table:table-cell>
        </table:table-row>
        <table:table-row table:style-name="ro1">
          <table:table-cell office:value-type="string" table:style-name="ce1">
            <text:p>Monpazier</text:p>
          </table:table-cell>
          <table:table-cell office:value-type="float" office:value="0.894" table:style-name="ce1">
            <text:p>0.894</text:p>
          </table:table-cell>
          <table:table-cell office:value-type="float" office:value="44.683" table:style-name="ce1">
            <text:p>44.683</text:p>
          </table:table-cell>
        </table:table-row>
        <table:table-row table:style-name="ro1">
          <table:table-cell office:value-type="string" table:style-name="ce1">
            <text:p>Côte 220</text:p>
          </table:table-cell>
          <table:table-cell office:value-type="float" office:value="0.896" table:style-name="ce1">
            <text:p>0.896</text:p>
          </table:table-cell>
          <table:table-cell office:value-type="float" office:value="44.562" table:style-name="ce1">
            <text:p>44.562</text:p>
          </table:table-cell>
        </table:table-row>
        <table:table-row table:style-name="ro1">
          <table:table-cell office:value-type="string" table:style-name="ce1">
            <text:p>Peyrony, Abri [Haute de Combe-Capelle]</text:p>
          </table:table-cell>
          <table:table-cell office:value-type="float" office:value="0.901" table:style-name="ce1">
            <text:p>0.901</text:p>
          </table:table-cell>
          <table:table-cell office:value-type="float" office:value="44.572" table:style-name="ce1">
            <text:p>44.572</text:p>
          </table:table-cell>
        </table:table-row>
        <table:table-row table:style-name="ro1">
          <table:table-cell office:value-type="string" table:style-name="ce1">
            <text:p>Roc de Gavaudun</text:p>
          </table:table-cell>
          <table:table-cell office:value-type="float" office:value="0.903" table:style-name="ce1">
            <text:p>0.903</text:p>
          </table:table-cell>
          <table:table-cell office:value-type="float" office:value="44.574" table:style-name="ce1">
            <text:p>44.574</text:p>
          </table:table-cell>
        </table:table-row>
        <table:table-row table:style-name="ro1">
          <table:table-cell office:value-type="string" table:style-name="ce1">
            <text:p>Roquecave</text:p>
          </table:table-cell>
          <table:table-cell office:value-type="float" office:value="0.912" table:style-name="ce1">
            <text:p>0.912</text:p>
          </table:table-cell>
          <table:table-cell office:value-type="float" office:value="44.59" table:style-name="ce1">
            <text:p>44.59</text:p>
          </table:table-cell>
        </table:table-row>
        <table:table-row table:style-name="ro1">
          <table:table-cell office:value-type="string" table:style-name="ce1">
            <text:p>Cassaigne</text:p>
          </table:table-cell>
          <table:table-cell office:value-type="float" office:value="0.917" table:style-name="ce1">
            <text:p>0.917</text:p>
          </table:table-cell>
          <table:table-cell office:value-type="float" office:value="44.564" table:style-name="ce1">
            <text:p>44.564</text:p>
          </table:table-cell>
        </table:table-row>
        <table:table-row table:style-name="ro1">
          <table:table-cell office:value-type="string" table:style-name="ce1">
            <text:p>Boslaroque</text:p>
          </table:table-cell>
          <table:table-cell office:value-type="float" office:value="0.917" table:style-name="ce1">
            <text:p>0.917</text:p>
          </table:table-cell>
          <table:table-cell office:value-type="float" office:value="44.583" table:style-name="ce1">
            <text:p>44.583</text:p>
          </table:table-cell>
        </table:table-row>
        <table:table-row table:style-name="ro1">
          <table:table-cell office:value-type="string" table:style-name="ce1">
            <text:p>Faurélie, La</text:p>
          </table:table-cell>
          <table:table-cell office:value-type="float" office:value="0.932" table:style-name="ce1">
            <text:p>0.932</text:p>
          </table:table-cell>
          <table:table-cell office:value-type="float" office:value="44.994" table:style-name="ce1">
            <text:p>44.994</text:p>
          </table:table-cell>
        </table:table-row>
        <table:table-row table:style-name="ro1">
          <table:table-cell office:value-type="string" table:style-name="ce1">
            <text:p>Las Pélénos</text:p>
          </table:table-cell>
          <table:table-cell office:value-type="float" office:value="0.932" table:style-name="ce1">
            <text:p>0.932</text:p>
          </table:table-cell>
          <table:table-cell office:value-type="float" office:value="44.489" table:style-name="ce1">
            <text:p>44.489</text:p>
          </table:table-cell>
        </table:table-row>
        <table:table-row table:style-name="ro1">
          <table:table-cell office:value-type="string" table:style-name="ce1">
            <text:p>Picardie</text:p>
          </table:table-cell>
          <table:table-cell office:value-type="float" office:value="0.935" table:style-name="ce1">
            <text:p>0.935</text:p>
          </table:table-cell>
          <table:table-cell office:value-type="float" office:value="46.839" table:style-name="ce1">
            <text:p>46.839</text:p>
          </table:table-cell>
        </table:table-row>
        <table:table-row table:style-name="ro1">
          <table:table-cell office:value-type="string" table:style-name="ce1">
            <text:p>Ferrassie, La</text:p>
          </table:table-cell>
          <table:table-cell office:value-type="float" office:value="0.938" table:style-name="ce1">
            <text:p>0.938</text:p>
          </table:table-cell>
          <table:table-cell office:value-type="float" office:value="44.952" table:style-name="ce1">
            <text:p>44.952</text:p>
          </table:table-cell>
        </table:table-row>
        <table:table-row table:style-name="ro1">
          <table:table-cell office:value-type="string" table:style-name="ce1">
            <text:p>Guiraudel, Grotte de</text:p>
          </table:table-cell>
          <table:table-cell office:value-type="float" office:value="0.942" table:style-name="ce1">
            <text:p>0.942</text:p>
          </table:table-cell>
          <table:table-cell office:value-type="float" office:value="44.535" table:style-name="ce1">
            <text:p>44.535</text:p>
          </table:table-cell>
        </table:table-row>
        <table:table-row table:style-name="ro1">
          <table:table-cell office:value-type="string" table:style-name="ce1">
            <text:p>Mayne, Le</text:p>
          </table:table-cell>
          <table:table-cell office:value-type="float" office:value="0.95" table:style-name="ce1">
            <text:p>0.95</text:p>
          </table:table-cell>
          <table:table-cell office:value-type="float" office:value="44.477" table:style-name="ce1">
            <text:p>44.477</text:p>
          </table:table-cell>
        </table:table-row>
        <table:table-row table:style-name="ro1">
          <table:table-cell office:value-type="string" table:style-name="ce1">
            <text:p>Peutille</text:p>
          </table:table-cell>
          <table:table-cell office:value-type="float" office:value="0.961" table:style-name="ce1">
            <text:p>0.961</text:p>
          </table:table-cell>
          <table:table-cell office:value-type="float" office:value="44.574" table:style-name="ce1">
            <text:p>44.574</text:p>
          </table:table-cell>
        </table:table-row>
        <table:table-row table:style-name="ro1">
          <table:table-cell office:value-type="string" table:style-name="ce1">
            <text:p>Callan, Le</text:p>
          </table:table-cell>
          <table:table-cell office:value-type="float" office:value="0.967" table:style-name="ce1">
            <text:p>0.967</text:p>
          </table:table-cell>
          <table:table-cell office:value-type="float" office:value="44.6" table:style-name="ce1">
            <text:p>44.6</text:p>
          </table:table-cell>
        </table:table-row>
        <table:table-row table:style-name="ro1">
          <table:table-cell office:value-type="string" table:style-name="ce1">
            <text:p>Crabol</text:p>
          </table:table-cell>
          <table:table-cell office:value-type="float" office:value="0.973" table:style-name="ce1">
            <text:p>0.973</text:p>
          </table:table-cell>
          <table:table-cell office:value-type="float" office:value="44.578" table:style-name="ce1">
            <text:p>44.578</text:p>
          </table:table-cell>
        </table:table-row>
        <table:table-row table:style-name="ro1">
          <table:table-cell office:value-type="string" table:style-name="ce1">
            <text:p>Plateau Cabrol</text:p>
          </table:table-cell>
          <table:table-cell office:value-type="float" office:value="0.975" table:style-name="ce1">
            <text:p>0.975</text:p>
          </table:table-cell>
          <table:table-cell office:value-type="float" office:value="44.576" table:style-name="ce1">
            <text:p>44.576</text:p>
          </table:table-cell>
        </table:table-row>
        <table:table-row table:style-name="ro1">
          <table:table-cell office:value-type="string" table:style-name="ce1">
            <text:p>Tarté</text:p>
          </table:table-cell>
          <table:table-cell office:value-type="float" office:value="0.983" table:style-name="ce1">
            <text:p>0.983</text:p>
          </table:table-cell>
          <table:table-cell office:value-type="float" office:value="43.107" table:style-name="ce1">
            <text:p>43.107</text:p>
          </table:table-cell>
        </table:table-row>
        <table:table-row table:style-name="ro1">
          <table:table-cell office:value-type="string" table:style-name="ce1">
            <text:p>Fresquet, Roc de</text:p>
          </table:table-cell>
          <table:table-cell office:value-type="float" office:value="0.989" table:style-name="ce1">
            <text:p>0.989</text:p>
          </table:table-cell>
          <table:table-cell office:value-type="float" office:value="44.477" table:style-name="ce1">
            <text:p>44.477</text:p>
          </table:table-cell>
        </table:table-row>
        <table:table-row table:style-name="ro1">
          <table:table-cell office:value-type="string" table:style-name="ce1">
            <text:p>Téoulé</text:p>
          </table:table-cell>
          <table:table-cell office:value-type="float" office:value="0.989" table:style-name="ce1">
            <text:p>0.989</text:p>
          </table:table-cell>
          <table:table-cell office:value-type="float" office:value="43.123" table:style-name="ce1">
            <text:p>43.123</text:p>
          </table:table-cell>
        </table:table-row>
        <table:table-row table:style-name="ro1">
          <table:table-cell office:value-type="string" table:style-name="ce1">
            <text:p>Poisson, Le</text:p>
          </table:table-cell>
          <table:table-cell office:value-type="float" office:value="0.997" table:style-name="ce1">
            <text:p>0.997</text:p>
          </table:table-cell>
          <table:table-cell office:value-type="float" office:value="44.949" table:style-name="ce1">
            <text:p>44.949</text:p>
          </table:table-cell>
        </table:table-row>
        <table:table-row table:style-name="ro1">
          <table:table-cell office:value-type="string" table:style-name="ce1">
            <text:p>Oreille d'Enfer</text:p>
          </table:table-cell>
          <table:table-cell office:value-type="float" office:value="0.997" table:style-name="ce1">
            <text:p>0.997</text:p>
          </table:table-cell>
          <table:table-cell office:value-type="float" office:value="44.948" table:style-name="ce1">
            <text:p>44.948</text:p>
          </table:table-cell>
        </table:table-row>
        <table:table-row table:style-name="ro1">
          <table:table-cell office:value-type="string" table:style-name="ce1">
            <text:p>Laugerie Haute Est</text:p>
          </table:table-cell>
          <table:table-cell office:value-type="float" office:value="1.003" table:style-name="ce1">
            <text:p>1.003</text:p>
          </table:table-cell>
          <table:table-cell office:value-type="float" office:value="44.953" table:style-name="ce1">
            <text:p>44.953</text:p>
          </table:table-cell>
        </table:table-row>
        <table:table-row table:style-name="ro1">
          <table:table-cell office:value-type="string" table:style-name="ce1">
            <text:p>Couvert, Abri de</text:p>
          </table:table-cell>
          <table:table-cell office:value-type="float" office:value="1.004" table:style-name="ce1">
            <text:p>1.004</text:p>
          </table:table-cell>
          <table:table-cell office:value-type="float" office:value="44.529" table:style-name="ce1">
            <text:p>44.529</text:p>
          </table:table-cell>
        </table:table-row>
        <table:table-row table:style-name="ro1">
          <table:table-cell office:value-type="string" table:style-name="ce1">
            <text:p>Casserole</text:p>
          </table:table-cell>
          <table:table-cell office:value-type="float" office:value="1.01" table:style-name="ce1">
            <text:p>1.01</text:p>
          </table:table-cell>
          <table:table-cell office:value-type="float" office:value="44.936" table:style-name="ce1">
            <text:p>44.936</text:p>
          </table:table-cell>
        </table:table-row>
        <table:table-row table:style-name="ro1">
          <table:table-cell office:value-type="string" table:style-name="ce1">
            <text:p>Pataud, Abri</text:p>
          </table:table-cell>
          <table:table-cell office:value-type="float" office:value="1.012" table:style-name="ce1">
            <text:p>1.012</text:p>
          </table:table-cell>
          <table:table-cell office:value-type="float" office:value="44.938" table:style-name="ce1">
            <text:p>44.938</text:p>
          </table:table-cell>
        </table:table-row>
        <table:table-row table:style-name="ro1">
          <table:table-cell office:value-type="string" table:style-name="ce1">
            <text:p>Vignaud, Abri</text:p>
          </table:table-cell>
          <table:table-cell office:value-type="float" office:value="1.013" table:style-name="ce1">
            <text:p>1.013</text:p>
          </table:table-cell>
          <table:table-cell office:value-type="float" office:value="44.938" table:style-name="ce1">
            <text:p>44.938</text:p>
          </table:table-cell>
        </table:table-row>
        <table:table-row table:style-name="ro1">
          <table:table-cell office:value-type="string" table:style-name="ce1">
            <text:p>Second Abri, [Cro-Magnon, lower Abri]</text:p>
          </table:table-cell>
          <table:table-cell office:value-type="float" office:value="1.017" table:style-name="ce1">
            <text:p>1.017</text:p>
          </table:table-cell>
          <table:table-cell office:value-type="float" office:value="44.933" table:style-name="ce1">
            <text:p>44.933</text:p>
          </table:table-cell>
        </table:table-row>
        <table:table-row table:style-name="ro1">
          <table:table-cell office:value-type="string" table:style-name="ce1">
            <text:p>Forges-Hautes, Abri des [Grotte du Château]</text:p>
          </table:table-cell>
          <table:table-cell office:value-type="float" office:value="1.019" table:style-name="ce1">
            <text:p>1.019</text:p>
          </table:table-cell>
          <table:table-cell office:value-type="float" office:value="44.59" table:style-name="ce1">
            <text:p>44.59</text:p>
          </table:table-cell>
        </table:table-row>
        <table:table-row table:style-name="ro1">
          <table:table-cell office:value-type="string" table:style-name="ce1">
            <text:p>Cellier, Abri</text:p>
          </table:table-cell>
          <table:table-cell office:value-type="float" office:value="1.023" table:style-name="ce1">
            <text:p>1.023</text:p>
          </table:table-cell>
          <table:table-cell office:value-type="float" office:value="44.965" table:style-name="ce1">
            <text:p>44.965</text:p>
          </table:table-cell>
        </table:table-row>
        <table:table-row table:style-name="ro1">
          <table:table-cell office:value-type="string" table:style-name="ce1">
            <text:p>Plane, La</text:p>
          </table:table-cell>
          <table:table-cell office:value-type="float" office:value="1.025" table:style-name="ce1">
            <text:p>1.025</text:p>
          </table:table-cell>
          <table:table-cell office:value-type="float" office:value="44.705" table:style-name="ce1">
            <text:p>44.705</text:p>
          </table:table-cell>
        </table:table-row>
        <table:table-row table:style-name="ro1">
          <table:table-cell office:value-type="string" table:style-name="ce1">
            <text:p>Facteur, Le</text:p>
          </table:table-cell>
          <table:table-cell office:value-type="float" office:value="1.031" table:style-name="ce1">
            <text:p>1.031</text:p>
          </table:table-cell>
          <table:table-cell office:value-type="float" office:value="44.959" table:style-name="ce1">
            <text:p>44.959</text:p>
          </table:table-cell>
        </table:table-row>
        <table:table-row table:style-name="ro1">
          <table:table-cell office:value-type="string" table:style-name="ce1">
            <text:p>Roches de Pouligny-Saint-Pierre, Les</text:p>
          </table:table-cell>
          <table:table-cell office:value-type="float" office:value="1.038" table:style-name="ce1">
            <text:p>1.038</text:p>
          </table:table-cell>
          <table:table-cell office:value-type="float" office:value="46.681" table:style-name="ce1">
            <text:p>46.681</text:p>
          </table:table-cell>
        </table:table-row>
        <table:table-row table:style-name="ro1">
          <table:table-cell office:value-type="string" table:style-name="ce1">
            <text:p>Pagès, Abri [Le Ruth]</text:p>
          </table:table-cell>
          <table:table-cell office:value-type="float" office:value="1.039" table:style-name="ce1">
            <text:p>1.039</text:p>
          </table:table-cell>
          <table:table-cell office:value-type="float" office:value="44.978" table:style-name="ce1">
            <text:p>44.978</text:p>
          </table:table-cell>
        </table:table-row>
        <table:table-row table:style-name="ro1">
          <table:table-cell office:value-type="string" table:style-name="ce1">
            <text:p>Roc de Cavart</text:p>
          </table:table-cell>
          <table:table-cell office:value-type="float" office:value="1.061" table:style-name="ce1">
            <text:p>1.061</text:p>
          </table:table-cell>
          <table:table-cell office:value-type="float" office:value="44.54" table:style-name="ce1">
            <text:p>44.54</text:p>
          </table:table-cell>
        </table:table-row>
        <table:table-row table:style-name="ro1">
          <table:table-cell office:value-type="string" table:style-name="ce1">
            <text:p>Sers</text:p>
          </table:table-cell>
          <table:table-cell office:value-type="float" office:value="1.061" table:style-name="ce1">
            <text:p>1.061</text:p>
          </table:table-cell>
          <table:table-cell office:value-type="float" office:value="43.142" table:style-name="ce1">
            <text:p>43.142</text:p>
          </table:table-cell>
        </table:table-row>
        <table:table-row table:style-name="ro1">
          <table:table-cell office:value-type="string" table:style-name="ce1">
            <text:p>Roque Saint-Christophe, La</text:p>
          </table:table-cell>
          <table:table-cell office:value-type="float" office:value="1.07" table:style-name="ce1">
            <text:p>1.07</text:p>
          </table:table-cell>
          <table:table-cell office:value-type="float" office:value="44.988" table:style-name="ce1">
            <text:p>44.988</text:p>
          </table:table-cell>
        </table:table-row>
        <table:table-row table:style-name="ro1">
          <table:table-cell office:value-type="string" table:style-name="ce1">
            <text:p>Fongal</text:p>
          </table:table-cell>
          <table:table-cell office:value-type="float" office:value="1.076" table:style-name="ce1">
            <text:p>1.076</text:p>
          </table:table-cell>
          <table:table-cell office:value-type="float" office:value="44.998" table:style-name="ce1">
            <text:p>44.998</text:p>
          </table:table-cell>
        </table:table-row>
        <table:table-row table:style-name="ro1">
          <table:table-cell office:value-type="string" table:style-name="ce1">
            <text:p>Flageolet I, Le</text:p>
          </table:table-cell>
          <table:table-cell office:value-type="float" office:value="1.084" table:style-name="ce1">
            <text:p>1.084</text:p>
          </table:table-cell>
          <table:table-cell office:value-type="float" office:value="44.852" table:style-name="ce1">
            <text:p>44.852</text:p>
          </table:table-cell>
        </table:table-row>
        <table:table-row table:style-name="ro1">
          <table:table-cell office:value-type="string" table:style-name="ce1">
            <text:p>Grèze, La</text:p>
          </table:table-cell>
          <table:table-cell office:value-type="float" office:value="1.089" table:style-name="ce1">
            <text:p>1.089</text:p>
          </table:table-cell>
          <table:table-cell office:value-type="float" office:value="44.947" table:style-name="ce1">
            <text:p>44.947</text:p>
          </table:table-cell>
        </table:table-row>
        <table:table-row table:style-name="ro1">
          <table:table-cell office:value-type="string" table:style-name="ce1">
            <text:p>Rochette, La</text:p>
          </table:table-cell>
          <table:table-cell office:value-type="float" office:value="1.089" table:style-name="ce1">
            <text:p>1.089</text:p>
          </table:table-cell>
          <table:table-cell office:value-type="float" office:value="45.009" table:style-name="ce1">
            <text:p>45.009</text:p>
          </table:table-cell>
        </table:table-row>
        <table:table-row table:style-name="ro1">
          <table:table-cell office:value-type="string" table:style-name="ce1">
            <text:p>Tuilière, La</text:p>
          </table:table-cell>
          <table:table-cell office:value-type="float" office:value="1.098" table:style-name="ce1">
            <text:p>1.098</text:p>
          </table:table-cell>
          <table:table-cell office:value-type="float" office:value="45.014" table:style-name="ce1">
            <text:p>45.014</text:p>
          </table:table-cell>
        </table:table-row>
        <table:table-row table:style-name="ro1">
          <table:table-cell office:value-type="string" table:style-name="ce1">
            <text:p>Blanchard II, Abri; des Roches; Didon</text:p>
          </table:table-cell>
          <table:table-cell office:value-type="float" office:value="1.101" table:style-name="ce1">
            <text:p>1.101</text:p>
          </table:table-cell>
          <table:table-cell office:value-type="float" office:value="45" table:style-name="ce1">
            <text:p>45</text:p>
          </table:table-cell>
        </table:table-row>
        <table:table-row table:style-name="ro1">
          <table:table-cell office:value-type="string" table:style-name="ce1">
            <text:p>Laussel</text:p>
          </table:table-cell>
          <table:table-cell office:value-type="float" office:value="1.104" table:style-name="ce1">
            <text:p>1.104</text:p>
          </table:table-cell>
          <table:table-cell office:value-type="float" office:value="44.945" table:style-name="ce1">
            <text:p>44.945</text:p>
          </table:table-cell>
        </table:table-row>
        <table:table-row table:style-name="ro1">
          <table:table-cell office:value-type="string" table:style-name="ce1">
            <text:p>Masnègre (Masnaigre)</text:p>
          </table:table-cell>
          <table:table-cell office:value-type="float" office:value="1.106" table:style-name="ce1">
            <text:p>1.106</text:p>
          </table:table-cell>
          <table:table-cell office:value-type="float" office:value="44.948" table:style-name="ce1">
            <text:p>44.948</text:p>
          </table:table-cell>
        </table:table-row>
        <table:table-row table:style-name="ro1">
          <table:table-cell office:value-type="string" table:style-name="ce1">
            <text:p>Labattut, Abri [Castel Merle]</text:p>
          </table:table-cell>
          <table:table-cell office:value-type="float" office:value="1.114" table:style-name="ce1">
            <text:p>1.114</text:p>
          </table:table-cell>
          <table:table-cell office:value-type="float" office:value="45.002" table:style-name="ce1">
            <text:p>45.002</text:p>
          </table:table-cell>
        </table:table-row>
        <table:table-row table:style-name="ro1">
          <table:table-cell office:value-type="string" table:style-name="ce1">
            <text:p>Bramford Road</text:p>
          </table:table-cell>
          <table:table-cell office:value-type="float" office:value="1.129" table:style-name="ce1">
            <text:p>1.129</text:p>
          </table:table-cell>
          <table:table-cell office:value-type="float" office:value="52.064" table:style-name="ce1">
            <text:p>52.064</text:p>
          </table:table-cell>
        </table:table-row>
        <table:table-row table:style-name="ro1">
          <table:table-cell office:value-type="string" table:style-name="ce1">
            <text:p>Cacaro</text:p>
          </table:table-cell>
          <table:table-cell office:value-type="float" office:value="1.155" table:style-name="ce1">
            <text:p>1.155</text:p>
          </table:table-cell>
          <table:table-cell office:value-type="float" office:value="44.999" table:style-name="ce1">
            <text:p>44.999</text:p>
          </table:table-cell>
        </table:table-row>
        <table:table-row table:style-name="ro1">
          <table:table-cell office:value-type="string" table:style-name="ce1">
            <text:p>Grotte XVI</text:p>
          </table:table-cell>
          <table:table-cell office:value-type="float" office:value="1.159" table:style-name="ce1">
            <text:p>1.159</text:p>
          </table:table-cell>
          <table:table-cell office:value-type="float" office:value="44.81" table:style-name="ce1">
            <text:p>44.81</text:p>
          </table:table-cell>
        </table:table-row>
        <table:table-row table:style-name="ro1">
          <table:table-cell office:value-type="string" table:style-name="ce1">
            <text:p>Roc de Vézac</text:p>
          </table:table-cell>
          <table:table-cell office:value-type="float" office:value="1.165" table:style-name="ce1">
            <text:p>1.165</text:p>
          </table:table-cell>
          <table:table-cell office:value-type="float" office:value="44.834" table:style-name="ce1">
            <text:p>44.834</text:p>
          </table:table-cell>
        </table:table-row>
        <table:table-row table:style-name="ro1">
          <table:table-cell office:value-type="string" table:style-name="ce1">
            <text:p>Maldidier, Grotte</text:p>
          </table:table-cell>
          <table:table-cell office:value-type="float" office:value="1.182" table:style-name="ce1">
            <text:p>1.182</text:p>
          </table:table-cell>
          <table:table-cell office:value-type="float" office:value="44.826" table:style-name="ce1">
            <text:p>44.826</text:p>
          </table:table-cell>
        </table:table-row>
        <table:table-row table:style-name="ro1">
          <table:table-cell office:value-type="string" table:style-name="ce1">
            <text:p>Enlène</text:p>
          </table:table-cell>
          <table:table-cell office:value-type="float" office:value="1.199" table:style-name="ce1">
            <text:p>1.199</text:p>
          </table:table-cell>
          <table:table-cell office:value-type="float" office:value="42.978" table:style-name="ce1">
            <text:p>42.978</text:p>
          </table:table-cell>
        </table:table-row>
        <table:table-row table:style-name="ro1">
          <table:table-cell office:value-type="string" table:style-name="ce1">
            <text:p>Cantelouve</text:p>
          </table:table-cell>
          <table:table-cell office:value-type="float" office:value="1.286" table:style-name="ce1">
            <text:p>1.286</text:p>
          </table:table-cell>
          <table:table-cell office:value-type="float" office:value="44.892" table:style-name="ce1">
            <text:p>44.892</text:p>
          </table:table-cell>
        </table:table-row>
        <table:table-row table:style-name="ro1">
          <table:table-cell office:value-type="string" table:style-name="ce1">
            <text:p>Péchialet [Grotte du Chien]</text:p>
          </table:table-cell>
          <table:table-cell office:value-type="float" office:value="1.292" table:style-name="ce1">
            <text:p>1.292</text:p>
          </table:table-cell>
          <table:table-cell office:value-type="float" office:value="44.819" table:style-name="ce1">
            <text:p>44.819</text:p>
          </table:table-cell>
        </table:table-row>
        <table:table-row table:style-name="ro1">
          <table:table-cell office:value-type="string" table:style-name="ce1">
            <text:p>Syndic, Abri du</text:p>
          </table:table-cell>
          <table:table-cell office:value-type="float" office:value="1.312" table:style-name="ce1">
            <text:p>1.312</text:p>
          </table:table-cell>
          <table:table-cell office:value-type="float" office:value="44.792" table:style-name="ce1">
            <text:p>44.792</text:p>
          </table:table-cell>
        </table:table-row>
        <table:table-row table:style-name="ro1">
          <table:table-cell office:value-type="string" table:style-name="ce1">
            <text:p>Peyro-Lebado 2</text:p>
          </table:table-cell>
          <table:table-cell office:value-type="float" office:value="1.317" table:style-name="ce1">
            <text:p>1.317</text:p>
          </table:table-cell>
          <table:table-cell office:value-type="float" office:value="44.466" table:style-name="ce1">
            <text:p>44.466</text:p>
          </table:table-cell>
        </table:table-row>
        <table:table-row table:style-name="ro1">
          <table:table-cell office:value-type="string" table:style-name="ce1">
            <text:p>La Croix de Bagneux</text:p>
          </table:table-cell>
          <table:table-cell office:value-type="float" office:value="1.326" table:style-name="ce1">
            <text:p>1.326</text:p>
          </table:table-cell>
          <table:table-cell office:value-type="float" office:value="47.298" table:style-name="ce1">
            <text:p>47.298</text:p>
          </table:table-cell>
        </table:table-row>
        <table:table-row table:style-name="ro1">
          <table:table-cell office:value-type="string" table:style-name="ce1">
            <text:p>Roc-de-Combe</text:p>
          </table:table-cell>
          <table:table-cell office:value-type="float" office:value="1.351" table:style-name="ce1">
            <text:p>1.351</text:p>
          </table:table-cell>
          <table:table-cell office:value-type="float" office:value="44.767" table:style-name="ce1">
            <text:p>44.767</text:p>
          </table:table-cell>
        </table:table-row>
        <table:table-row table:style-name="ro1">
          <table:table-cell office:value-type="string" table:style-name="ce1">
            <text:p>Cougnac, Grotte de</text:p>
          </table:table-cell>
          <table:table-cell office:value-type="float" office:value="1.376" table:style-name="ce1">
            <text:p>1.376</text:p>
          </table:table-cell>
          <table:table-cell office:value-type="float" office:value="44.757" table:style-name="ce1">
            <text:p>44.757</text:p>
          </table:table-cell>
        </table:table-row>
        <table:table-row table:style-name="ro1">
          <table:table-cell office:value-type="string" table:style-name="ce1">
            <text:p>Portel, Le</text:p>
          </table:table-cell>
          <table:table-cell office:value-type="float" office:value="1.403" table:style-name="ce1">
            <text:p>1.403</text:p>
          </table:table-cell>
          <table:table-cell office:value-type="float" office:value="42.981" table:style-name="ce1">
            <text:p>42.981</text:p>
          </table:table-cell>
        </table:table-row>
        <table:table-row table:style-name="ro1">
          <table:table-cell office:value-type="string" table:style-name="ce1">
            <text:p>Raysse, Le [Grotte Fouillade]</text:p>
          </table:table-cell>
          <table:table-cell office:value-type="float" office:value="1.435" table:style-name="ce1">
            <text:p>1.435</text:p>
          </table:table-cell>
          <table:table-cell office:value-type="float" office:value="44.886" table:style-name="ce1">
            <text:p>44.886</text:p>
          </table:table-cell>
        </table:table-row>
        <table:table-row table:style-name="ro1">
          <table:table-cell office:value-type="string" table:style-name="ce1">
            <text:p>Boissière, Grotte de la [Grotte du Moulin de Laguenay</text:p>
          </table:table-cell>
          <table:table-cell office:value-type="float" office:value="1.47" table:style-name="ce1">
            <text:p>1.47</text:p>
          </table:table-cell>
          <table:table-cell office:value-type="float" office:value="45.095" table:style-name="ce1">
            <text:p>45.095</text:p>
          </table:table-cell>
        </table:table-row>
        <table:table-row table:style-name="ro1">
          <table:table-cell office:value-type="string" table:style-name="ce1">
            <text:p>Puy-Jarrige</text:p>
          </table:table-cell>
          <table:table-cell office:value-type="float" office:value="1.496" table:style-name="ce1">
            <text:p>1.496</text:p>
          </table:table-cell>
          <table:table-cell office:value-type="float" office:value="45.116" table:style-name="ce1">
            <text:p>45.116</text:p>
          </table:table-cell>
        </table:table-row>
        <table:table-row table:style-name="ro1">
          <table:table-cell office:value-type="string" table:style-name="ce1">
            <text:p>Font-Robert</text:p>
          </table:table-cell>
          <table:table-cell office:value-type="float" office:value="1.502" table:style-name="ce1">
            <text:p>1.502</text:p>
          </table:table-cell>
          <table:table-cell office:value-type="float" office:value="45.145" table:style-name="ce1">
            <text:p>45.145</text:p>
          </table:table-cell>
        </table:table-row>
        <table:table-row table:style-name="ro1">
          <table:table-cell office:value-type="string" table:style-name="ce1">
            <text:p>Bassaler Nord [Plateau de Bassaler, Brive-la-gaillarde]</text:p>
          </table:table-cell>
          <table:table-cell office:value-type="float" office:value="1.502" table:style-name="ce1">
            <text:p>1.502</text:p>
          </table:table-cell>
          <table:table-cell office:value-type="float" office:value="45.143" table:style-name="ce1">
            <text:p>45.143</text:p>
          </table:table-cell>
        </table:table-row>
        <table:table-row table:style-name="ro1">
          <table:table-cell office:value-type="string" table:style-name="ce1">
            <text:p>Bassaler Nord</text:p>
          </table:table-cell>
          <table:table-cell office:value-type="float" office:value="1.511" table:style-name="ce1">
            <text:p>1.511</text:p>
          </table:table-cell>
          <table:table-cell office:value-type="float" office:value="44.478" table:style-name="ce1">
            <text:p>44.478</text:p>
          </table:table-cell>
        </table:table-row>
        <table:table-row table:style-name="ro1">
          <table:table-cell office:value-type="string" table:style-name="ce1">
            <text:p>Noailles, Grotte de</text:p>
          </table:table-cell>
          <table:table-cell office:value-type="float" office:value="1.522" table:style-name="ce1">
            <text:p>1.522</text:p>
          </table:table-cell>
          <table:table-cell office:value-type="float" office:value="45.089" table:style-name="ce1">
            <text:p>45.089</text:p>
          </table:table-cell>
        </table:table-row>
        <table:table-row table:style-name="ro1">
          <table:table-cell office:value-type="string" table:style-name="ce1">
            <text:p>Morts, Les</text:p>
          </table:table-cell>
          <table:table-cell office:value-type="float" office:value="1.533" table:style-name="ce1">
            <text:p>1.533</text:p>
          </table:table-cell>
          <table:table-cell office:value-type="float" office:value="45.17" table:style-name="ce1">
            <text:p>45.17</text:p>
          </table:table-cell>
        </table:table-row>
        <table:table-row table:style-name="ro1">
          <table:table-cell office:value-type="string" table:style-name="ce1">
            <text:p>Pré Aubert</text:p>
          </table:table-cell>
          <table:table-cell office:value-type="float" office:value="1.533" table:style-name="ce1">
            <text:p>1.533</text:p>
          </table:table-cell>
          <table:table-cell office:value-type="float" office:value="45.156" table:style-name="ce1">
            <text:p>45.156</text:p>
          </table:table-cell>
        </table:table-row>
        <table:table-row table:style-name="ro1">
          <table:table-cell office:value-type="string" table:style-name="ce1">
            <text:p>Coumba Negra [del Bouitou]</text:p>
          </table:table-cell>
          <table:table-cell office:value-type="float" office:value="1.533" table:style-name="ce1">
            <text:p>1.533</text:p>
          </table:table-cell>
          <table:table-cell office:value-type="float" office:value="45.166" table:style-name="ce1">
            <text:p>45.166</text:p>
          </table:table-cell>
        </table:table-row>
        <table:table-row table:style-name="ro1">
          <table:table-cell office:value-type="string" table:style-name="ce1">
            <text:p>Balma de la Griera</text:p>
          </table:table-cell>
          <table:table-cell office:value-type="float" office:value="1.578" table:style-name="ce1">
            <text:p>1.578</text:p>
          </table:table-cell>
          <table:table-cell office:value-type="float" office:value="41.216" table:style-name="ce1">
            <text:p>41.216</text:p>
          </table:table-cell>
        </table:table-row>
        <table:table-row table:style-name="ro1">
          <table:table-cell office:value-type="string" table:style-name="ce1">
            <text:p>Trémoulayre</text:p>
          </table:table-cell>
          <table:table-cell office:value-type="float" office:value="1.58" table:style-name="ce1">
            <text:p>1.58</text:p>
          </table:table-cell>
          <table:table-cell office:value-type="float" office:value="44.181" table:style-name="ce1">
            <text:p>44.181</text:p>
          </table:table-cell>
        </table:table-row>
        <table:table-row table:style-name="ro1">
          <table:table-cell office:value-type="string" table:style-name="ce1">
            <text:p>Bergerie, La</text:p>
          </table:table-cell>
          <table:table-cell office:value-type="float" office:value="1.583" table:style-name="ce1">
            <text:p>1.583</text:p>
          </table:table-cell>
          <table:table-cell office:value-type="float" office:value="44.616" table:style-name="ce1">
            <text:p>44.616</text:p>
          </table:table-cell>
        </table:table-row>
        <table:table-row table:style-name="ro1">
          <table:table-cell office:value-type="string" table:style-name="ce1">
            <text:p>Carane 3, La [Foix]</text:p>
          </table:table-cell>
          <table:table-cell office:value-type="float" office:value="1.607" table:style-name="ce1">
            <text:p>1.607</text:p>
          </table:table-cell>
          <table:table-cell office:value-type="float" office:value="42.964" table:style-name="ce1">
            <text:p>42.964</text:p>
          </table:table-cell>
        </table:table-row>
        <table:table-row table:style-name="ro1">
          <table:table-cell office:value-type="string" table:style-name="ce1">
            <text:p>Mirande</text:p>
          </table:table-cell>
          <table:table-cell office:value-type="float" office:value="1.608" table:style-name="ce1">
            <text:p>1.608</text:p>
          </table:table-cell>
          <table:table-cell office:value-type="float" office:value="44.073" table:style-name="ce1">
            <text:p>44.073</text:p>
          </table:table-cell>
        </table:table-row>
        <table:table-row table:style-name="ro1">
          <table:table-cell office:value-type="string" table:style-name="ce1">
            <text:p>Merveilles, Les</text:p>
          </table:table-cell>
          <table:table-cell office:value-type="float" office:value="1.625" table:style-name="ce1">
            <text:p>1.625</text:p>
          </table:table-cell>
          <table:table-cell office:value-type="float" office:value="44.805" table:style-name="ce1">
            <text:p>44.805</text:p>
          </table:table-cell>
        </table:table-row>
        <table:table-row table:style-name="ro1">
          <table:table-cell office:value-type="string" table:style-name="ce1">
            <text:p>Tuto de Camalhot</text:p>
          </table:table-cell>
          <table:table-cell office:value-type="float" office:value="1.629" table:style-name="ce1">
            <text:p>1.629</text:p>
          </table:table-cell>
          <table:table-cell office:value-type="float" office:value="43.01" table:style-name="ce1">
            <text:p>43.01</text:p>
          </table:table-cell>
        </table:table-row>
        <table:table-row table:style-name="ro1">
          <table:table-cell office:value-type="string" table:style-name="ce1">
            <text:p>Pech Merle</text:p>
          </table:table-cell>
          <table:table-cell office:value-type="float" office:value="1.645" table:style-name="ce1">
            <text:p>1.645</text:p>
          </table:table-cell>
          <table:table-cell office:value-type="float" office:value="44.508" table:style-name="ce1">
            <text:p>44.508</text:p>
          </table:table-cell>
        </table:table-row>
        <table:table-row table:style-name="ro1">
          <table:table-cell office:value-type="string" table:style-name="ce1">
            <text:p>Pégourié</text:p>
          </table:table-cell>
          <table:table-cell office:value-type="float" office:value="1.65" table:style-name="ce1">
            <text:p>1.65</text:p>
          </table:table-cell>
          <table:table-cell office:value-type="float" office:value="44.616" table:style-name="ce1">
            <text:p>44.616</text:p>
          </table:table-cell>
        </table:table-row>
        <table:table-row table:style-name="ro1">
          <table:table-cell office:value-type="string" table:style-name="ce1">
            <text:p>Cuzoulet, Grotte du</text:p>
          </table:table-cell>
          <table:table-cell office:value-type="float" office:value="1.666" table:style-name="ce1">
            <text:p>1.666</text:p>
          </table:table-cell>
          <table:table-cell office:value-type="float" office:value="44.056" table:style-name="ce1">
            <text:p>44.056</text:p>
          </table:table-cell>
        </table:table-row>
        <table:table-row table:style-name="ro1">
          <table:table-cell office:value-type="string" table:style-name="ce1">
            <text:p>Sablière, La</text:p>
          </table:table-cell>
          <table:table-cell office:value-type="float" office:value="1.674" table:style-name="ce1">
            <text:p>1.674</text:p>
          </table:table-cell>
          <table:table-cell office:value-type="float" office:value="48.916" table:style-name="ce1">
            <text:p>48.916</text:p>
          </table:table-cell>
        </table:table-row>
        <table:table-row table:style-name="ro1">
          <table:table-cell office:value-type="string" table:style-name="ce1">
            <text:p>Peyrugues, Abri Les</text:p>
          </table:table-cell>
          <table:table-cell office:value-type="float" office:value="1.679" table:style-name="ce1">
            <text:p>1.679</text:p>
          </table:table-cell>
          <table:table-cell office:value-type="float" office:value="44.52" table:style-name="ce1">
            <text:p>44.52</text:p>
          </table:table-cell>
        </table:table-row>
        <table:table-row table:style-name="ro1">
          <table:table-cell office:value-type="string" table:style-name="ce1">
            <text:p>Abric Romaní</text:p>
          </table:table-cell>
          <table:table-cell office:value-type="float" office:value="1.68" table:style-name="ce1">
            <text:p>1.68</text:p>
          </table:table-cell>
          <table:table-cell office:value-type="float" office:value="41.531" table:style-name="ce1">
            <text:p>41.531</text:p>
          </table:table-cell>
        </table:table-row>
        <table:table-row table:style-name="ro1">
          <table:table-cell office:value-type="string" table:style-name="ce1">
            <text:p>Rouzet, Grotte du</text:p>
          </table:table-cell>
          <table:table-cell office:value-type="float" office:value="1.69" table:style-name="ce1">
            <text:p>1.69</text:p>
          </table:table-cell>
          <table:table-cell office:value-type="float" office:value="44.005" table:style-name="ce1">
            <text:p>44.005</text:p>
          </table:table-cell>
        </table:table-row>
        <table:table-row table:style-name="ro1">
          <table:table-cell office:value-type="string" table:style-name="ce1">
            <text:p>Nid d'Aigle</text:p>
          </table:table-cell>
          <table:table-cell office:value-type="float" office:value="1.713" table:style-name="ce1">
            <text:p>1.713</text:p>
          </table:table-cell>
          <table:table-cell office:value-type="float" office:value="44.149" table:style-name="ce1">
            <text:p>44.149</text:p>
          </table:table-cell>
        </table:table-row>
        <table:table-row table:style-name="ro1">
          <table:table-cell office:value-type="string" table:style-name="ce1">
            <text:p>Battuts, Les</text:p>
          </table:table-cell>
          <table:table-cell office:value-type="float" office:value="1.717" table:style-name="ce1">
            <text:p>1.717</text:p>
          </table:table-cell>
          <table:table-cell office:value-type="float" office:value="44.067" table:style-name="ce1">
            <text:p>44.067</text:p>
          </table:table-cell>
        </table:table-row>
        <table:table-row table:style-name="ro1">
          <table:table-cell office:value-type="string" table:style-name="ce1">
            <text:p>Fieux, Les</text:p>
          </table:table-cell>
          <table:table-cell office:value-type="float" office:value="1.717" table:style-name="ce1">
            <text:p>1.717</text:p>
          </table:table-cell>
          <table:table-cell office:value-type="float" office:value="44.85" table:style-name="ce1">
            <text:p>44.85</text:p>
          </table:table-cell>
        </table:table-row>
        <table:table-row table:style-name="ro1">
          <table:table-cell office:value-type="string" table:style-name="ce1">
            <text:p>Mézières-lez-Cléry</text:p>
          </table:table-cell>
          <table:table-cell office:value-type="float" office:value="1.804" table:style-name="ce1">
            <text:p>1.804</text:p>
          </table:table-cell>
          <table:table-cell office:value-type="float" office:value="47.818" table:style-name="ce1">
            <text:p>47.818</text:p>
          </table:table-cell>
        </table:table-row>
        <table:table-row table:style-name="ro1">
          <table:table-cell office:value-type="string" table:style-name="ce1">
            <text:p>Escabasses, Grottes des</text:p>
          </table:table-cell>
          <table:table-cell office:value-type="float" office:value="1.825" table:style-name="ce1">
            <text:p>1.825</text:p>
          </table:table-cell>
          <table:table-cell office:value-type="float" office:value="44.742" table:style-name="ce1">
            <text:p>44.742</text:p>
          </table:table-cell>
        </table:table-row>
        <table:table-row table:style-name="ro1">
          <table:table-cell office:value-type="string" table:style-name="ce1">
            <text:p>Roucadour, Grotte de</text:p>
          </table:table-cell>
          <table:table-cell office:value-type="float" office:value="1.83" table:style-name="ce1">
            <text:p>1.83</text:p>
          </table:table-cell>
          <table:table-cell office:value-type="float" office:value="44.739" table:style-name="ce1">
            <text:p>44.739</text:p>
          </table:table-cell>
        </table:table-row>
        <table:table-row table:style-name="ro1">
          <table:table-cell office:value-type="string" table:style-name="ce1">
            <text:p>Esclauzur</text:p>
          </table:table-cell>
          <table:table-cell office:value-type="float" office:value="2.067" table:style-name="ce1">
            <text:p>2.067</text:p>
          </table:table-cell>
          <table:table-cell office:value-type="float" office:value="45.617" table:style-name="ce1">
            <text:p>45.617</text:p>
          </table:table-cell>
        </table:table-row>
        <table:table-row table:style-name="ro1">
          <table:table-cell office:value-type="string" table:style-name="ce1">
            <text:p>Tailles du Clou</text:p>
          </table:table-cell>
          <table:table-cell office:value-type="float" office:value="2.116" table:style-name="ce1">
            <text:p>2.116</text:p>
          </table:table-cell>
          <table:table-cell office:value-type="float" office:value="46.309" table:style-name="ce1">
            <text:p>46.309</text:p>
          </table:table-cell>
        </table:table-row>
        <table:table-row table:style-name="ro1">
          <table:table-cell office:value-type="string" table:style-name="ce1">
            <text:p>Briqueterie Devalois; Renancourt [Amiens]</text:p>
          </table:table-cell>
          <table:table-cell office:value-type="float" office:value="2.268" table:style-name="ce1">
            <text:p>2.268</text:p>
          </table:table-cell>
          <table:table-cell office:value-type="float" office:value="49.896" table:style-name="ce1">
            <text:p>49.896</text:p>
          </table:table-cell>
        </table:table-row>
        <table:table-row table:style-name="ro1">
          <table:table-cell office:value-type="string" table:style-name="ce1">
            <text:p>Castell sa Sala</text:p>
          </table:table-cell>
          <table:table-cell office:value-type="float" office:value="2.379" table:style-name="ce1">
            <text:p>2.379</text:p>
          </table:table-cell>
          <table:table-cell office:value-type="float" office:value="41.953" table:style-name="ce1">
            <text:p>41.953</text:p>
          </table:table-cell>
        </table:table-row>
        <table:table-row table:style-name="ro1">
          <table:table-cell office:value-type="string" table:style-name="ce1">
            <text:p>Ballancourt-sur-Essonne</text:p>
          </table:table-cell>
          <table:table-cell office:value-type="float" office:value="2.398" table:style-name="ce1">
            <text:p>2.398</text:p>
          </table:table-cell>
          <table:table-cell office:value-type="float" office:value="48.519" table:style-name="ce1">
            <text:p>48.519</text:p>
          </table:table-cell>
        </table:table-row>
        <table:table-row table:style-name="ro1">
          <table:table-cell office:value-type="string" table:style-name="ce1">
            <text:p>Roc de la Melca</text:p>
          </table:table-cell>
          <table:table-cell office:value-type="float" office:value="2.609" table:style-name="ce1">
            <text:p>2.609</text:p>
          </table:table-cell>
          <table:table-cell office:value-type="float" office:value="42.078" table:style-name="ce1">
            <text:p>42.078</text:p>
          </table:table-cell>
        </table:table-row>
        <table:table-row table:style-name="ro1">
          <table:table-cell office:value-type="string" table:style-name="ce1">
            <text:p>Bossats, Les</text:p>
          </table:table-cell>
          <table:table-cell office:value-type="float" office:value="2.663" table:style-name="ce1">
            <text:p>2.663</text:p>
          </table:table-cell>
          <table:table-cell office:value-type="float" office:value="48.251" table:style-name="ce1">
            <text:p>48.251</text:p>
          </table:table-cell>
        </table:table-row>
        <table:table-row table:style-name="ro1">
          <table:table-cell office:value-type="string" table:style-name="ce1">
            <text:p>Chaintréauville</text:p>
          </table:table-cell>
          <table:table-cell office:value-type="float" office:value="2.689" table:style-name="ce1">
            <text:p>2.689</text:p>
          </table:table-cell>
          <table:table-cell office:value-type="float" office:value="48.25" table:style-name="ce1">
            <text:p>48.25</text:p>
          </table:table-cell>
        </table:table-row>
        <table:table-row table:style-name="ro1">
          <table:table-cell office:value-type="string" table:style-name="ce1">
            <text:p>Chalumelles, Les</text:p>
          </table:table-cell>
          <table:table-cell office:value-type="float" office:value="2.698" table:style-name="ce1">
            <text:p>2.698</text:p>
          </table:table-cell>
          <table:table-cell office:value-type="float" office:value="48.335" table:style-name="ce1">
            <text:p>48.335</text:p>
          </table:table-cell>
        </table:table-row>
        <table:table-row table:style-name="ro1">
          <table:table-cell office:value-type="string" table:style-name="ce1">
            <text:p>Gros Monts I</text:p>
          </table:table-cell>
          <table:table-cell office:value-type="float" office:value="2.708" table:style-name="ce1">
            <text:p>2.708</text:p>
          </table:table-cell>
          <table:table-cell office:value-type="float" office:value="48.248" table:style-name="ce1">
            <text:p>48.248</text:p>
          </table:table-cell>
        </table:table-row>
        <table:table-row table:style-name="ro1">
          <table:table-cell office:value-type="string" table:style-name="ce1">
            <text:p>Beauregards, Les Bois des [Gros Monts; Ronces]</text:p>
          </table:table-cell>
          <table:table-cell office:value-type="float" office:value="2.708" table:style-name="ce1">
            <text:p>2.708</text:p>
          </table:table-cell>
          <table:table-cell office:value-type="float" office:value="48.248" table:style-name="ce1">
            <text:p>48.248</text:p>
          </table:table-cell>
        </table:table-row>
        <table:table-row table:style-name="ro1">
          <table:table-cell office:value-type="string" table:style-name="ce1">
            <text:p>Cirque de la Patrie - gisement principal</text:p>
          </table:table-cell>
          <table:table-cell office:value-type="float" office:value="2.715" table:style-name="ce1">
            <text:p>2.715</text:p>
          </table:table-cell>
          <table:table-cell office:value-type="float" office:value="48.252" table:style-name="ce1">
            <text:p>48.252</text:p>
          </table:table-cell>
        </table:table-row>
        <table:table-row table:style-name="ro1">
          <table:table-cell office:value-type="string" table:style-name="ce1">
            <text:p>Cirque de la Patrie - Atelier Font Robert</text:p>
          </table:table-cell>
          <table:table-cell office:value-type="float" office:value="2.715" table:style-name="ce1">
            <text:p>2.715</text:p>
          </table:table-cell>
          <table:table-cell office:value-type="float" office:value="48.252" table:style-name="ce1">
            <text:p>48.252</text:p>
          </table:table-cell>
        </table:table-row>
        <table:table-row table:style-name="ro1">
          <table:table-cell office:value-type="string" table:style-name="ce1">
            <text:p>Jas-d'en-Biel 1</text:p>
          </table:table-cell>
          <table:table-cell office:value-type="float" office:value="2.717" table:style-name="ce1">
            <text:p>2.717</text:p>
          </table:table-cell>
          <table:table-cell office:value-type="float" office:value="42.791" table:style-name="ce1">
            <text:p>42.791</text:p>
          </table:table-cell>
        </table:table-row>
        <table:table-row table:style-name="ro1">
          <table:table-cell office:value-type="string" table:style-name="ce1">
            <text:p>Davant Pau</text:p>
          </table:table-cell>
          <table:table-cell office:value-type="float" office:value="2.741" table:style-name="ce1">
            <text:p>2.741</text:p>
          </table:table-cell>
          <table:table-cell office:value-type="float" office:value="42.167" table:style-name="ce1">
            <text:p>42.167</text:p>
          </table:table-cell>
        </table:table-row>
        <table:table-row table:style-name="ro1">
          <table:table-cell office:value-type="string" table:style-name="ce1">
            <text:p>Hault-le-Roc</text:p>
          </table:table-cell>
          <table:table-cell office:value-type="float" office:value="2.745" table:style-name="ce1">
            <text:p>2.745</text:p>
          </table:table-cell>
          <table:table-cell office:value-type="float" office:value="48.343" table:style-name="ce1">
            <text:p>48.343</text:p>
          </table:table-cell>
        </table:table-row>
        <table:table-row table:style-name="ro1">
          <table:table-cell office:value-type="string" table:style-name="ce1">
            <text:p>Arbreda, Cueva de L'</text:p>
          </table:table-cell>
          <table:table-cell office:value-type="float" office:value="2.747" table:style-name="ce1">
            <text:p>2.747</text:p>
          </table:table-cell>
          <table:table-cell office:value-type="float" office:value="42.161" table:style-name="ce1">
            <text:p>42.161</text:p>
          </table:table-cell>
        </table:table-row>
        <table:table-row table:style-name="ro1">
          <table:table-cell office:value-type="string" table:style-name="ce1">
            <text:p>Reclau Viver, Cueva del</text:p>
          </table:table-cell>
          <table:table-cell office:value-type="float" office:value="2.747" table:style-name="ce1">
            <text:p>2.747</text:p>
          </table:table-cell>
          <table:table-cell office:value-type="float" office:value="42.161" table:style-name="ce1">
            <text:p>42.161</text:p>
          </table:table-cell>
        </table:table-row>
        <table:table-row table:style-name="ro1">
          <table:table-cell office:value-type="string" table:style-name="ce1">
            <text:p>Mollet III</text:p>
          </table:table-cell>
          <table:table-cell office:value-type="float" office:value="2.747" table:style-name="ce1">
            <text:p>2.747</text:p>
          </table:table-cell>
          <table:table-cell office:value-type="float" office:value="42.162" table:style-name="ce1">
            <text:p>42.162</text:p>
          </table:table-cell>
        </table:table-row>
        <table:table-row table:style-name="ro1">
          <table:table-cell office:value-type="string" table:style-name="ce1">
            <text:p>Long-Rocher, Le</text:p>
          </table:table-cell>
          <table:table-cell office:value-type="float" office:value="2.755" table:style-name="ce1">
            <text:p>2.755</text:p>
          </table:table-cell>
          <table:table-cell office:value-type="float" office:value="48.351" table:style-name="ce1">
            <text:p>48.351</text:p>
          </table:table-cell>
        </table:table-row>
        <table:table-row table:style-name="ro1">
          <table:table-cell office:value-type="string" table:style-name="ce1">
            <text:p>Pente-des-Brosses, La</text:p>
          </table:table-cell>
          <table:table-cell office:value-type="float" office:value="2.756" table:style-name="ce1">
            <text:p>2.756</text:p>
          </table:table-cell>
          <table:table-cell office:value-type="float" office:value="48.341" table:style-name="ce1">
            <text:p>48.341</text:p>
          </table:table-cell>
        </table:table-row>
        <table:table-row table:style-name="ro1">
          <table:table-cell office:value-type="string" table:style-name="ce1">
            <text:p>Hault le Roc</text:p>
          </table:table-cell>
          <table:table-cell office:value-type="float" office:value="2.766" table:style-name="ce1">
            <text:p>2.766</text:p>
          </table:table-cell>
          <table:table-cell office:value-type="float" office:value="48.333" table:style-name="ce1">
            <text:p>48.333</text:p>
          </table:table-cell>
        </table:table-row>
        <table:table-row table:style-name="ro1">
          <table:table-cell office:value-type="string" table:style-name="ce1">
            <text:p>Bize, Petite grotte de</text:p>
          </table:table-cell>
          <table:table-cell office:value-type="float" office:value="2.883" table:style-name="ce1">
            <text:p>2.883</text:p>
          </table:table-cell>
          <table:table-cell office:value-type="float" office:value="43.317" table:style-name="ce1">
            <text:p>43.317</text:p>
          </table:table-cell>
        </table:table-row>
        <table:table-row table:style-name="ro1">
          <table:table-cell office:value-type="string" table:style-name="ce1">
            <text:p>Crouzade</text:p>
          </table:table-cell>
          <table:table-cell office:value-type="float" office:value="2.976" table:style-name="ce1">
            <text:p>2.976</text:p>
          </table:table-cell>
          <table:table-cell office:value-type="float" office:value="43.094" table:style-name="ce1">
            <text:p>43.094</text:p>
          </table:table-cell>
        </table:table-row>
        <table:table-row table:style-name="ro1">
          <table:table-cell office:value-type="string" table:style-name="ce1">
            <text:p>Plats Monts</text:p>
          </table:table-cell>
          <table:table-cell office:value-type="float" office:value="3.041" table:style-name="ce1">
            <text:p>3.041</text:p>
          </table:table-cell>
          <table:table-cell office:value-type="float" office:value="50.264" table:style-name="ce1">
            <text:p>50.264</text:p>
          </table:table-cell>
        </table:table-row>
        <table:table-row table:style-name="ro1">
          <table:table-cell office:value-type="string" table:style-name="ce1">
            <text:p>Le Roc Troué</text:p>
          </table:table-cell>
          <table:table-cell office:value-type="float" office:value="3.183" table:style-name="ce1">
            <text:p>3.183</text:p>
          </table:table-cell>
          <table:table-cell office:value-type="float" office:value="43.971" table:style-name="ce1">
            <text:p>43.971</text:p>
          </table:table-cell>
        </table:table-row>
        <table:table-row table:style-name="ro1">
          <table:table-cell office:value-type="string" table:style-name="ce1">
            <text:p>Le Sire</text:p>
          </table:table-cell>
          <table:table-cell office:value-type="float" office:value="3.22" table:style-name="ce1">
            <text:p>3.22</text:p>
          </table:table-cell>
          <table:table-cell office:value-type="float" office:value="45.704" table:style-name="ce1">
            <text:p>45.704</text:p>
          </table:table-cell>
        </table:table-row>
        <table:table-row table:style-name="ro1">
          <table:table-cell office:value-type="string" table:style-name="ce1">
            <text:p>Abri du Rocher</text:p>
          </table:table-cell>
          <table:table-cell office:value-type="float" office:value="3.255" table:style-name="ce1">
            <text:p>3.255</text:p>
          </table:table-cell>
          <table:table-cell office:value-type="float" office:value="48.108" table:style-name="ce1">
            <text:p>48.108</text:p>
          </table:table-cell>
        </table:table-row>
        <table:table-row table:style-name="ro1">
          <table:table-cell office:value-type="string" table:style-name="ce1">
            <text:p>Chamvres [Rigny]</text:p>
          </table:table-cell>
          <table:table-cell office:value-type="float" office:value="3.358" table:style-name="ce1">
            <text:p>3.358</text:p>
          </table:table-cell>
          <table:table-cell office:value-type="float" office:value="47.957" table:style-name="ce1">
            <text:p>47.957</text:p>
          </table:table-cell>
        </table:table-row>
        <table:table-row table:style-name="ro1">
          <table:table-cell office:value-type="string" table:style-name="ce1">
            <text:p>Millon</text:p>
          </table:table-cell>
          <table:table-cell office:value-type="float" office:value="3.379" table:style-name="ce1">
            <text:p>3.379</text:p>
          </table:table-cell>
          <table:table-cell office:value-type="float" office:value="48.181" table:style-name="ce1">
            <text:p>48.181</text:p>
          </table:table-cell>
        </table:table-row>
        <table:table-row table:style-name="ro1">
          <table:table-cell office:value-type="string" table:style-name="ce1">
            <text:p>Blot, Le</text:p>
          </table:table-cell>
          <table:table-cell office:value-type="float" office:value="3.461" table:style-name="ce1">
            <text:p>3.461</text:p>
          </table:table-cell>
          <table:table-cell office:value-type="float" office:value="45.147" table:style-name="ce1">
            <text:p>45.147</text:p>
          </table:table-cell>
        </table:table-row>
        <table:table-row table:style-name="ro1">
          <table:table-cell office:value-type="string" table:style-name="ce1">
            <text:p>Tatevin, Grotte de</text:p>
          </table:table-cell>
          <table:table-cell office:value-type="float" office:value="3.536" table:style-name="ce1">
            <text:p>3.536</text:p>
          </table:table-cell>
          <table:table-cell office:value-type="float" office:value="45.078" table:style-name="ce1">
            <text:p>45.078</text:p>
          </table:table-cell>
        </table:table-row>
        <table:table-row table:style-name="ro1">
          <table:table-cell office:value-type="string" table:style-name="ce1">
            <text:p>Rond de St Arcons</text:p>
          </table:table-cell>
          <table:table-cell office:value-type="float" office:value="3.551" table:style-name="ce1">
            <text:p>3.551</text:p>
          </table:table-cell>
          <table:table-cell office:value-type="float" office:value="45.067" table:style-name="ce1">
            <text:p>45.067</text:p>
          </table:table-cell>
        </table:table-row>
        <table:table-row table:style-name="ro1">
          <table:table-cell office:value-type="string" table:style-name="ce1">
            <text:p>Bois des Brousses, Le</text:p>
          </table:table-cell>
          <table:table-cell office:value-type="float" office:value="3.587" table:style-name="ce1">
            <text:p>3.587</text:p>
          </table:table-cell>
          <table:table-cell office:value-type="float" office:value="43.684" table:style-name="ce1">
            <text:p>43.684</text:p>
          </table:table-cell>
        </table:table-row>
        <table:table-row table:style-name="ro1">
          <table:table-cell office:value-type="string" table:style-name="ce1">
            <text:p>Trilobite, Grotte du</text:p>
          </table:table-cell>
          <table:table-cell office:value-type="float" office:value="3.763" table:style-name="ce1">
            <text:p>3.763</text:p>
          </table:table-cell>
          <table:table-cell office:value-type="float" office:value="47.659" table:style-name="ce1">
            <text:p>47.659</text:p>
          </table:table-cell>
        </table:table-row>
        <table:table-row table:style-name="ro1">
          <table:table-cell office:value-type="string" table:style-name="ce1">
            <text:p>Renne, Grotte du</text:p>
          </table:table-cell>
          <table:table-cell office:value-type="float" office:value="3.765" table:style-name="ce1">
            <text:p>3.765</text:p>
          </table:table-cell>
          <table:table-cell office:value-type="float" office:value="47.591" table:style-name="ce1">
            <text:p>47.591</text:p>
          </table:table-cell>
        </table:table-row>
        <table:table-row table:style-name="ro1">
          <table:table-cell office:value-type="string" table:style-name="ce1">
            <text:p>Grande Grotte, Arcy</text:p>
          </table:table-cell>
          <table:table-cell office:value-type="float" office:value="3.766" table:style-name="ce1">
            <text:p>3.766</text:p>
          </table:table-cell>
          <table:table-cell office:value-type="float" office:value="47.591" table:style-name="ce1">
            <text:p>47.591</text:p>
          </table:table-cell>
        </table:table-row>
        <table:table-row table:style-name="ro1">
          <table:table-cell office:value-type="string" table:style-name="ce1">
            <text:p>Fontvannes [Le Bas du Fort Miroir]</text:p>
          </table:table-cell>
          <table:table-cell office:value-type="float" office:value="3.872" table:style-name="ce1">
            <text:p>3.872</text:p>
          </table:table-cell>
          <table:table-cell office:value-type="float" office:value="48.278" table:style-name="ce1">
            <text:p>48.278</text:p>
          </table:table-cell>
        </table:table-row>
        <table:table-row table:style-name="ro1">
          <table:table-cell office:value-type="string" table:style-name="ce1">
            <text:p>Maisières-Canal [Atelier de Taille de la Berge Nord est]</text:p>
          </table:table-cell>
          <table:table-cell office:value-type="float" office:value="3.977" table:style-name="ce1">
            <text:p>3.977</text:p>
          </table:table-cell>
          <table:table-cell office:value-type="float" office:value="50.482" table:style-name="ce1">
            <text:p>50.482</text:p>
          </table:table-cell>
        </table:table-row>
        <table:table-row table:style-name="ro1">
          <table:table-cell office:value-type="string" table:style-name="ce1">
            <text:p>Maisières-Canal [Champs de Fouilles]</text:p>
          </table:table-cell>
          <table:table-cell office:value-type="float" office:value="3.98" table:style-name="ce1">
            <text:p>3.98</text:p>
          </table:table-cell>
          <table:table-cell office:value-type="float" office:value="50.48" table:style-name="ce1">
            <text:p>50.48</text:p>
          </table:table-cell>
        </table:table-row>
        <table:table-row table:style-name="ro1">
          <table:table-cell office:value-type="string" table:style-name="ce1">
            <text:p>Saut-du-Perron</text:p>
          </table:table-cell>
          <table:table-cell office:value-type="float" office:value="3.992" table:style-name="ce1">
            <text:p>3.992</text:p>
          </table:table-cell>
          <table:table-cell office:value-type="float" office:value="45.959" table:style-name="ce1">
            <text:p>45.959</text:p>
          </table:table-cell>
        </table:table-row>
        <table:table-row table:style-name="ro1">
          <table:table-cell office:value-type="string" table:style-name="ce1">
            <text:p>Vigne Brun</text:p>
          </table:table-cell>
          <table:table-cell office:value-type="float" office:value="4.029" table:style-name="ce1">
            <text:p>4.029</text:p>
          </table:table-cell>
          <table:table-cell office:value-type="float" office:value="45.982" table:style-name="ce1">
            <text:p>45.982</text:p>
          </table:table-cell>
        </table:table-row>
        <table:table-row table:style-name="ro1">
          <table:table-cell office:value-type="string" table:style-name="ce1">
            <text:p>Dos d'Âne</text:p>
          </table:table-cell>
          <table:table-cell office:value-type="float" office:value="4.036" table:style-name="ce1">
            <text:p>4.036</text:p>
          </table:table-cell>
          <table:table-cell office:value-type="float" office:value="46" table:style-name="ce1">
            <text:p>46</text:p>
          </table:table-cell>
        </table:table-row>
        <table:table-row table:style-name="ro1">
          <table:table-cell office:value-type="string" table:style-name="ce1">
            <text:p>Marly-sur-Arroux</text:p>
          </table:table-cell>
          <table:table-cell office:value-type="float" office:value="4.134" table:style-name="ce1">
            <text:p>4.134</text:p>
          </table:table-cell>
          <table:table-cell office:value-type="float" office:value="46.619" table:style-name="ce1">
            <text:p>46.619</text:p>
          </table:table-cell>
        </table:table-row>
        <table:table-row table:style-name="ro1">
          <table:table-cell office:value-type="string" table:style-name="ce1">
            <text:p>Pêcheurs</text:p>
          </table:table-cell>
          <table:table-cell office:value-type="float" office:value="4.207" table:style-name="ce1">
            <text:p>4.207</text:p>
          </table:table-cell>
          <table:table-cell office:value-type="float" office:value="44.408" table:style-name="ce1">
            <text:p>44.408</text:p>
          </table:table-cell>
        </table:table-row>
        <table:table-row table:style-name="ro1">
          <table:table-cell office:value-type="string" table:style-name="ce1">
            <text:p>Champ, Le</text:p>
          </table:table-cell>
          <table:table-cell office:value-type="float" office:value="4.245" table:style-name="ce1">
            <text:p>4.245</text:p>
          </table:table-cell>
          <table:table-cell office:value-type="float" office:value="46.469" table:style-name="ce1">
            <text:p>46.469</text:p>
          </table:table-cell>
        </table:table-row>
        <table:table-row table:style-name="ro1">
          <table:table-cell office:value-type="string" table:style-name="ce1">
            <text:p>Marcilly-la-Gueurce</text:p>
          </table:table-cell>
          <table:table-cell office:value-type="float" office:value="4.3" table:style-name="ce1">
            <text:p>4.3</text:p>
          </table:table-cell>
          <table:table-cell office:value-type="float" office:value="46.399" table:style-name="ce1">
            <text:p>46.399</text:p>
          </table:table-cell>
        </table:table-row>
        <table:table-row table:style-name="ro1">
          <table:table-cell office:value-type="string" table:style-name="ce1">
            <text:p>Huguenots, Grotte des</text:p>
          </table:table-cell>
          <table:table-cell office:value-type="float" office:value="4.404" table:style-name="ce1">
            <text:p>4.404</text:p>
          </table:table-cell>
          <table:table-cell office:value-type="float" office:value="44.39" table:style-name="ce1">
            <text:p>44.39</text:p>
          </table:table-cell>
        </table:table-row>
        <table:table-row table:style-name="ro1">
          <table:table-cell office:value-type="string" table:style-name="ce1">
            <text:p>Rouvière, La</text:p>
          </table:table-cell>
          <table:table-cell office:value-type="float" office:value="4.42" table:style-name="ce1">
            <text:p>4.42</text:p>
          </table:table-cell>
          <table:table-cell office:value-type="float" office:value="44.376" table:style-name="ce1">
            <text:p>44.376</text:p>
          </table:table-cell>
        </table:table-row>
        <table:table-row table:style-name="ro1">
          <table:table-cell office:value-type="string" table:style-name="ce1">
            <text:p>Baume d'Oullins</text:p>
          </table:table-cell>
          <table:table-cell office:value-type="float" office:value="4.458" table:style-name="ce1">
            <text:p>4.458</text:p>
          </table:table-cell>
          <table:table-cell office:value-type="float" office:value="44.342" table:style-name="ce1">
            <text:p>44.342</text:p>
          </table:table-cell>
        </table:table-row>
        <table:table-row table:style-name="ro1">
          <table:table-cell office:value-type="string" table:style-name="ce1">
            <text:p>Pâques, Grotte de</text:p>
          </table:table-cell>
          <table:table-cell office:value-type="float" office:value="4.467" table:style-name="ce1">
            <text:p>4.467</text:p>
          </table:table-cell>
          <table:table-cell office:value-type="float" office:value="43.949" table:style-name="ce1">
            <text:p>43.949</text:p>
          </table:table-cell>
        </table:table-row>
        <table:table-row table:style-name="ro1">
          <table:table-cell office:value-type="string" table:style-name="ce1">
            <text:p>Treille, La</text:p>
          </table:table-cell>
          <table:table-cell office:value-type="float" office:value="4.474" table:style-name="ce1">
            <text:p>4.474</text:p>
          </table:table-cell>
          <table:table-cell office:value-type="float" office:value="43.818" table:style-name="ce1">
            <text:p>43.818</text:p>
          </table:table-cell>
        </table:table-row>
        <table:table-row table:style-name="ro1">
          <table:table-cell office:value-type="string" table:style-name="ce1">
            <text:p>Chauvet, Grotte</text:p>
          </table:table-cell>
          <table:table-cell office:value-type="float" office:value="4.49" table:style-name="ce1">
            <text:p>4.49</text:p>
          </table:table-cell>
          <table:table-cell office:value-type="float" office:value="44.35" table:style-name="ce1">
            <text:p>44.35</text:p>
          </table:table-cell>
        </table:table-row>
        <table:table-row table:style-name="ro1">
          <table:table-cell office:value-type="string" table:style-name="ce1">
            <text:p>Marronier, Le</text:p>
          </table:table-cell>
          <table:table-cell office:value-type="float" office:value="4.504" table:style-name="ce1">
            <text:p>4.504</text:p>
          </table:table-cell>
          <table:table-cell office:value-type="float" office:value="44.345" table:style-name="ce1">
            <text:p>44.345</text:p>
          </table:table-cell>
        </table:table-row>
        <table:table-row table:style-name="ro1">
          <table:table-cell office:value-type="string" table:style-name="ce1">
            <text:p>Verrière, La</text:p>
          </table:table-cell>
          <table:table-cell office:value-type="float" office:value="4.517" table:style-name="ce1">
            <text:p>4.517</text:p>
          </table:table-cell>
          <table:table-cell office:value-type="float" office:value="44.091" table:style-name="ce1">
            <text:p>44.091</text:p>
          </table:table-cell>
        </table:table-row>
        <table:table-row table:style-name="ro1">
          <table:table-cell office:value-type="string" table:style-name="ce1">
            <text:p>Balauzière, La</text:p>
          </table:table-cell>
          <table:table-cell office:value-type="float" office:value="4.525" table:style-name="ce1">
            <text:p>4.525</text:p>
          </table:table-cell>
          <table:table-cell office:value-type="float" office:value="43.968" table:style-name="ce1">
            <text:p>43.968</text:p>
          </table:table-cell>
        </table:table-row>
        <table:table-row table:style-name="ro1">
          <table:table-cell office:value-type="string" table:style-name="ce1">
            <text:p>Salpêtrière</text:p>
          </table:table-cell>
          <table:table-cell office:value-type="float" office:value="4.531" table:style-name="ce1">
            <text:p>4.531</text:p>
          </table:table-cell>
          <table:table-cell office:value-type="float" office:value="43.946" table:style-name="ce1">
            <text:p>43.946</text:p>
          </table:table-cell>
        </table:table-row>
        <table:table-row table:style-name="ro1">
          <table:table-cell office:value-type="string" table:style-name="ce1">
            <text:p>Figuier, Grotte du</text:p>
          </table:table-cell>
          <table:table-cell office:value-type="float" office:value="4.547" table:style-name="ce1">
            <text:p>4.547</text:p>
          </table:table-cell>
          <table:table-cell office:value-type="float" office:value="44.32" table:style-name="ce1">
            <text:p>44.32</text:p>
          </table:table-cell>
        </table:table-row>
        <table:table-row table:style-name="ro1">
          <table:table-cell office:value-type="string" table:style-name="ce1">
            <text:p>Boccard</text:p>
          </table:table-cell>
          <table:table-cell office:value-type="float" office:value="4.585" table:style-name="ce1">
            <text:p>4.585</text:p>
          </table:table-cell>
          <table:table-cell office:value-type="float" office:value="47.261" table:style-name="ce1">
            <text:p>47.261</text:p>
          </table:table-cell>
        </table:table-row>
        <table:table-row table:style-name="ro1">
          <table:table-cell office:value-type="string" table:style-name="ce1">
            <text:p>Bouzil, Le</text:p>
          </table:table-cell>
          <table:table-cell office:value-type="float" office:value="4.64" table:style-name="ce1">
            <text:p>4.64</text:p>
          </table:table-cell>
          <table:table-cell office:value-type="float" office:value="44.493" table:style-name="ce1">
            <text:p>44.493</text:p>
          </table:table-cell>
        </table:table-row>
        <table:table-row table:style-name="ro1">
          <table:table-cell office:value-type="string" table:style-name="ce1">
            <text:p>Culles-les-Roches</text:p>
          </table:table-cell>
          <table:table-cell office:value-type="float" office:value="4.652" table:style-name="ce1">
            <text:p>4.652</text:p>
          </table:table-cell>
          <table:table-cell office:value-type="float" office:value="46.652" table:style-name="ce1">
            <text:p>46.652</text:p>
          </table:table-cell>
        </table:table-row>
        <table:table-row table:style-name="ro1">
          <table:table-cell office:value-type="string" table:style-name="ce1">
            <text:p>Betche-aux-Rotches (Spy)</text:p>
          </table:table-cell>
          <table:table-cell office:value-type="float" office:value="4.676" table:style-name="ce1">
            <text:p>4.676</text:p>
          </table:table-cell>
          <table:table-cell office:value-type="float" office:value="50.479" table:style-name="ce1">
            <text:p>50.479</text:p>
          </table:table-cell>
        </table:table-row>
        <table:table-row table:style-name="ro1">
          <table:table-cell office:value-type="string" table:style-name="ce1">
            <text:p>Saint Martin sous Montaigu [Vignes du Chateau Beau]</text:p>
          </table:table-cell>
          <table:table-cell office:value-type="float" office:value="4.714" table:style-name="ce1">
            <text:p>4.714</text:p>
          </table:table-cell>
          <table:table-cell office:value-type="float" office:value="46.816" table:style-name="ce1">
            <text:p>46.816</text:p>
          </table:table-cell>
        </table:table-row>
        <table:table-row table:style-name="ro1">
          <table:table-cell office:value-type="string" table:style-name="ce1">
            <text:p>Solutré</text:p>
          </table:table-cell>
          <table:table-cell office:value-type="float" office:value="4.725" table:style-name="ce1">
            <text:p>4.725</text:p>
          </table:table-cell>
          <table:table-cell office:value-type="float" office:value="46.296" table:style-name="ce1">
            <text:p>46.296</text:p>
          </table:table-cell>
        </table:table-row>
        <table:table-row table:style-name="ro1">
          <table:table-cell office:value-type="string" table:style-name="ce1">
            <text:p>Crot du Chanier, station surface</text:p>
          </table:table-cell>
          <table:table-cell office:value-type="float" office:value="4.731" table:style-name="ce1">
            <text:p>4.731</text:p>
          </table:table-cell>
          <table:table-cell office:value-type="float" office:value="46.231" table:style-name="ce1">
            <text:p>46.231</text:p>
          </table:table-cell>
        </table:table-row>
        <table:table-row table:style-name="ro1">
          <table:table-cell office:value-type="string" table:style-name="ce1">
            <text:p>Verpillière, Grotte de la</text:p>
          </table:table-cell>
          <table:table-cell office:value-type="float" office:value="4.732" table:style-name="ce1">
            <text:p>4.732</text:p>
          </table:table-cell>
          <table:table-cell office:value-type="float" office:value="46.815" table:style-name="ce1">
            <text:p>46.815</text:p>
          </table:table-cell>
        </table:table-row>
        <table:table-row table:style-name="ro1">
          <table:table-cell office:value-type="string" table:style-name="ce1">
            <text:p>Azé Camping de Rizerolles</text:p>
          </table:table-cell>
          <table:table-cell office:value-type="float" office:value="4.763" table:style-name="ce1">
            <text:p>4.763</text:p>
          </table:table-cell>
          <table:table-cell office:value-type="float" office:value="46.438" table:style-name="ce1">
            <text:p>46.438</text:p>
          </table:table-cell>
        </table:table-row>
        <table:table-row table:style-name="ro1">
          <table:table-cell office:value-type="string" table:style-name="ce1">
            <text:p>Teppes, Les</text:p>
          </table:table-cell>
          <table:table-cell office:value-type="float" office:value="4.816" table:style-name="ce1">
            <text:p>4.816</text:p>
          </table:table-cell>
          <table:table-cell office:value-type="float" office:value="46.266" table:style-name="ce1">
            <text:p>46.266</text:p>
          </table:table-cell>
        </table:table-row>
        <table:table-row table:style-name="ro1">
          <table:table-cell office:value-type="string" table:style-name="ce1">
            <text:p>Sénétrière, La [Les Marguettes]</text:p>
          </table:table-cell>
          <table:table-cell office:value-type="float" office:value="4.832" table:style-name="ce1">
            <text:p>4.832</text:p>
          </table:table-cell>
          <table:table-cell office:value-type="float" office:value="46.356" table:style-name="ce1">
            <text:p>46.356</text:p>
          </table:table-cell>
        </table:table-row>
        <table:table-row table:style-name="ro1">
          <table:table-cell office:value-type="string" table:style-name="ce1">
            <text:p>Sénétrière, La [(Sénestrière?)Les Marguettes]</text:p>
          </table:table-cell>
          <table:table-cell office:value-type="float" office:value="4.832" table:style-name="ce1">
            <text:p>4.832</text:p>
          </table:table-cell>
          <table:table-cell office:value-type="float" office:value="46.356" table:style-name="ce1">
            <text:p>46.356</text:p>
          </table:table-cell>
        </table:table-row>
        <table:table-row table:style-name="ro1">
          <table:table-cell office:value-type="string" table:style-name="ce1">
            <text:p>Méret</text:p>
          </table:table-cell>
          <table:table-cell office:value-type="float" office:value="4.845" table:style-name="ce1">
            <text:p>4.845</text:p>
          </table:table-cell>
          <table:table-cell office:value-type="float" office:value="44.886" table:style-name="ce1">
            <text:p>44.886</text:p>
          </table:table-cell>
        </table:table-row>
        <table:table-row table:style-name="ro1">
          <table:table-cell office:value-type="string" table:style-name="ce1">
            <text:p>Lèches, Les</text:p>
          </table:table-cell>
          <table:table-cell office:value-type="float" office:value="4.845" table:style-name="ce1">
            <text:p>4.845</text:p>
          </table:table-cell>
          <table:table-cell office:value-type="float" office:value="44.886" table:style-name="ce1">
            <text:p>44.886</text:p>
          </table:table-cell>
        </table:table-row>
        <table:table-row table:style-name="ro1">
          <table:table-cell office:value-type="string" table:style-name="ce1">
            <text:p>Senozan</text:p>
          </table:table-cell>
          <table:table-cell office:value-type="float" office:value="4.868" table:style-name="ce1">
            <text:p>4.868</text:p>
          </table:table-cell>
          <table:table-cell office:value-type="float" office:value="46.395" table:style-name="ce1">
            <text:p>46.395</text:p>
          </table:table-cell>
        </table:table-row>
        <table:table-row table:style-name="ro1">
          <table:table-cell office:value-type="string" table:style-name="ce1">
            <text:p>Trou Magrite</text:p>
          </table:table-cell>
          <table:table-cell office:value-type="float" office:value="4.917" table:style-name="ce1">
            <text:p>4.917</text:p>
          </table:table-cell>
          <table:table-cell office:value-type="float" office:value="50.267" table:style-name="ce1">
            <text:p>50.267</text:p>
          </table:table-cell>
        </table:table-row>
        <table:table-row table:style-name="ro1">
          <table:table-cell office:value-type="string" table:style-name="ce1">
            <text:p>Goyet, Upper Shelter</text:p>
          </table:table-cell>
          <table:table-cell office:value-type="float" office:value="5.012" table:style-name="ce1">
            <text:p>5.012</text:p>
          </table:table-cell>
          <table:table-cell office:value-type="float" office:value="50.445" table:style-name="ce1">
            <text:p>50.445</text:p>
          </table:table-cell>
        </table:table-row>
        <table:table-row table:style-name="ro1">
          <table:table-cell office:value-type="string" table:style-name="ce1">
            <text:p>Bernucen, Les</text:p>
          </table:table-cell>
          <table:table-cell office:value-type="float" office:value="5.13" table:style-name="ce1">
            <text:p>5.13</text:p>
          </table:table-cell>
          <table:table-cell office:value-type="float" office:value="44.27" table:style-name="ce1">
            <text:p>44.27</text:p>
          </table:table-cell>
        </table:table-row>
        <table:table-row table:style-name="ro1">
          <table:table-cell office:value-type="string" table:style-name="ce1">
            <text:p>Trou Dubois</text:p>
          </table:table-cell>
          <table:table-cell office:value-type="float" office:value="5.176" table:style-name="ce1">
            <text:p>5.176</text:p>
          </table:table-cell>
          <table:table-cell office:value-type="float" office:value="50.557" table:style-name="ce1">
            <text:p>50.557</text:p>
          </table:table-cell>
        </table:table-row>
        <table:table-row table:style-name="ro1">
          <table:table-cell office:value-type="string" table:style-name="ce1">
            <text:p>Docteur, Grotte de</text:p>
          </table:table-cell>
          <table:table-cell office:value-type="float" office:value="5.178" table:style-name="ce1">
            <text:p>5.178</text:p>
          </table:table-cell>
          <table:table-cell office:value-type="float" office:value="50.562" table:style-name="ce1">
            <text:p>50.562</text:p>
          </table:table-cell>
        </table:table-row>
        <table:table-row table:style-name="ro1">
          <table:table-cell office:value-type="string" table:style-name="ce1">
            <text:p>Hermitage [Huccorgne]</text:p>
          </table:table-cell>
          <table:table-cell office:value-type="float" office:value="5.181" table:style-name="ce1">
            <text:p>5.181</text:p>
          </table:table-cell>
          <table:table-cell office:value-type="float" office:value="50.562" table:style-name="ce1">
            <text:p>50.562</text:p>
          </table:table-cell>
        </table:table-row>
        <table:table-row table:style-name="ro1">
          <table:table-cell office:value-type="string" table:style-name="ce1">
            <text:p>Chena, Trou du</text:p>
          </table:table-cell>
          <table:table-cell office:value-type="float" office:value="5.184" table:style-name="ce1">
            <text:p>5.184</text:p>
          </table:table-cell>
          <table:table-cell office:value-type="float" office:value="50.552" table:style-name="ce1">
            <text:p>50.552</text:p>
          </table:table-cell>
        </table:table-row>
        <table:table-row table:style-name="ro1">
          <table:table-cell office:value-type="string" table:style-name="ce1">
            <text:p>Font Pourquière, La  [Lacoste]</text:p>
          </table:table-cell>
          <table:table-cell office:value-type="float" office:value="5.274" table:style-name="ce1">
            <text:p>5.274</text:p>
          </table:table-cell>
          <table:table-cell office:value-type="float" office:value="43.833" table:style-name="ce1">
            <text:p>43.833</text:p>
          </table:table-cell>
        </table:table-row>
        <table:table-row table:style-name="ro1">
          <table:table-cell office:value-type="string" table:style-name="ce1">
            <text:p>La Balme, Cuiseaux</text:p>
          </table:table-cell>
          <table:table-cell office:value-type="float" office:value="5.389" table:style-name="ce1">
            <text:p>5.389</text:p>
          </table:table-cell>
          <table:table-cell office:value-type="float" office:value="46.494" table:style-name="ce1">
            <text:p>46.494</text:p>
          </table:table-cell>
        </table:table-row>
        <table:table-row table:style-name="ro1">
          <table:table-cell office:value-type="string" table:style-name="ce1">
            <text:p>Engihoul [Lyell Cave?]</text:p>
          </table:table-cell>
          <table:table-cell office:value-type="float" office:value="5.41" table:style-name="ce1">
            <text:p>5.41</text:p>
          </table:table-cell>
          <table:table-cell office:value-type="float" office:value="50.557" table:style-name="ce1">
            <text:p>50.557</text:p>
          </table:table-cell>
        </table:table-row>
        <table:table-row table:style-name="ro1">
          <table:table-cell office:value-type="string" table:style-name="ce1">
            <text:p>Engis</text:p>
          </table:table-cell>
          <table:table-cell office:value-type="float" office:value="5.417" table:style-name="ce1">
            <text:p>5.417</text:p>
          </table:table-cell>
          <table:table-cell office:value-type="float" office:value="50.583" table:style-name="ce1">
            <text:p>50.583</text:p>
          </table:table-cell>
        </table:table-row>
        <table:table-row table:style-name="ro1">
          <table:table-cell office:value-type="string" table:style-name="ce1">
            <text:p>Cosquer, Grotte</text:p>
          </table:table-cell>
          <table:table-cell office:value-type="float" office:value="5.449" table:style-name="ce1">
            <text:p>5.449</text:p>
          </table:table-cell>
          <table:table-cell office:value-type="float" office:value="43.203" table:style-name="ce1">
            <text:p>43.203</text:p>
          </table:table-cell>
        </table:table-row>
        <table:table-row table:style-name="ro1">
          <table:table-cell office:value-type="string" table:style-name="ce1">
            <text:p>Trou de la Mère Clochette</text:p>
          </table:table-cell>
          <table:table-cell office:value-type="float" office:value="5.57" table:style-name="ce1">
            <text:p>5.57</text:p>
          </table:table-cell>
          <table:table-cell office:value-type="float" office:value="47.13" table:style-name="ce1">
            <text:p>47.13</text:p>
          </table:table-cell>
        </table:table-row>
        <table:table-row table:style-name="ro1">
          <table:table-cell office:value-type="string" table:style-name="ce1">
            <text:p>Fonds de Forêt, Grotte de</text:p>
          </table:table-cell>
          <table:table-cell office:value-type="float" office:value="5.677" table:style-name="ce1">
            <text:p>5.677</text:p>
          </table:table-cell>
          <table:table-cell office:value-type="float" office:value="50.586" table:style-name="ce1">
            <text:p>50.586</text:p>
          </table:table-cell>
        </table:table-row>
        <table:table-row table:style-name="ro1">
          <table:table-cell office:value-type="string" table:style-name="ce1">
            <text:p>Trou Walou</text:p>
          </table:table-cell>
          <table:table-cell office:value-type="float" office:value="5.694" table:style-name="ce1">
            <text:p>5.694</text:p>
          </table:table-cell>
          <table:table-cell office:value-type="float" office:value="50.591" table:style-name="ce1">
            <text:p>50.591</text:p>
          </table:table-cell>
        </table:table-row>
        <table:table-row table:style-name="ro1">
          <table:table-cell office:value-type="string" table:style-name="ce1">
            <text:p>Saint-Vit [Cote d'Or]</text:p>
          </table:table-cell>
          <table:table-cell office:value-type="float" office:value="5.81" table:style-name="ce1">
            <text:p>5.81</text:p>
          </table:table-cell>
          <table:table-cell office:value-type="float" office:value="47.173" table:style-name="ce1">
            <text:p>47.173</text:p>
          </table:table-cell>
        </table:table-row>
        <table:table-row table:style-name="ro1">
          <table:table-cell office:value-type="string" table:style-name="ce1">
            <text:p>Trou des Sottais [Andrimont; Grotte de Chantoire ???]</text:p>
          </table:table-cell>
          <table:table-cell office:value-type="float" office:value="5.885" table:style-name="ce1">
            <text:p>5.885</text:p>
          </table:table-cell>
          <table:table-cell office:value-type="float" office:value="50.612" table:style-name="ce1">
            <text:p>50.612</text:p>
          </table:table-cell>
        </table:table-row>
        <table:table-row table:style-name="ro1">
          <table:table-cell office:value-type="string" table:style-name="ce1">
            <text:p>Kehlen-Juckelsboesch</text:p>
          </table:table-cell>
          <table:table-cell office:value-type="float" office:value="6.046" table:style-name="ce1">
            <text:p>6.046</text:p>
          </table:table-cell>
          <table:table-cell office:value-type="float" office:value="49.658" table:style-name="ce1">
            <text:p>49.658</text:p>
          </table:table-cell>
        </table:table-row>
        <table:table-row table:style-name="ro1">
          <table:table-cell office:value-type="string" table:style-name="ce1">
            <text:p>Kespelt-Nonnenwald</text:p>
          </table:table-cell>
          <table:table-cell office:value-type="float" office:value="6.069" table:style-name="ce1">
            <text:p>6.069</text:p>
          </table:table-cell>
          <table:table-cell office:value-type="float" office:value="49.694" table:style-name="ce1">
            <text:p>49.694</text:p>
          </table:table-cell>
        </table:table-row>
        <table:table-row table:style-name="ro1">
          <table:table-cell office:value-type="string" table:style-name="ce1">
            <text:p>Aspelt</text:p>
          </table:table-cell>
          <table:table-cell office:value-type="float" office:value="6.225" table:style-name="ce1">
            <text:p>6.225</text:p>
          </table:table-cell>
          <table:table-cell office:value-type="float" office:value="49.52" table:style-name="ce1">
            <text:p>49.52</text:p>
          </table:table-cell>
        </table:table-row>
        <table:table-row table:style-name="ro1">
          <table:table-cell office:value-type="string" table:style-name="ce1">
            <text:p>Bourglinster-Aechholz</text:p>
          </table:table-cell>
          <table:table-cell office:value-type="float" office:value="6.251" table:style-name="ce1">
            <text:p>6.251</text:p>
          </table:table-cell>
          <table:table-cell office:value-type="float" office:value="49.712" table:style-name="ce1">
            <text:p>49.712</text:p>
          </table:table-cell>
        </table:table-row>
        <table:table-row table:style-name="ro1">
          <table:table-cell office:value-type="string" table:style-name="ce1">
            <text:p>Oetrange-Kakert</text:p>
          </table:table-cell>
          <table:table-cell office:value-type="float" office:value="6.266" table:style-name="ce1">
            <text:p>6.266</text:p>
          </table:table-cell>
          <table:table-cell office:value-type="float" office:value="49.599" table:style-name="ce1">
            <text:p>49.599</text:p>
          </table:table-cell>
        </table:table-row>
        <table:table-row table:style-name="ro1">
          <table:table-cell office:value-type="string" table:style-name="ce1">
            <text:p>Ingendorf</text:p>
          </table:table-cell>
          <table:table-cell office:value-type="float" office:value="6.457" table:style-name="ce1">
            <text:p>6.457</text:p>
          </table:table-cell>
          <table:table-cell office:value-type="float" office:value="49.934" table:style-name="ce1">
            <text:p>49.934</text:p>
          </table:table-cell>
        </table:table-row>
        <table:table-row table:style-name="ro1">
          <table:table-cell office:value-type="string" table:style-name="ce1">
            <text:p>Gachette, Les I</text:p>
          </table:table-cell>
          <table:table-cell office:value-type="float" office:value="6.483" table:style-name="ce1">
            <text:p>6.483</text:p>
          </table:table-cell>
          <table:table-cell office:value-type="float" office:value="43.45" table:style-name="ce1">
            <text:p>43.45</text:p>
          </table:table-cell>
        </table:table-row>
        <table:table-row table:style-name="ro1">
          <table:table-cell office:value-type="string" table:style-name="ce1">
            <text:p>Gachettes, Les II</text:p>
          </table:table-cell>
          <table:table-cell office:value-type="float" office:value="6.483" table:style-name="ce1">
            <text:p>6.483</text:p>
          </table:table-cell>
          <table:table-cell office:value-type="float" office:value="43.45" table:style-name="ce1">
            <text:p>43.45</text:p>
          </table:table-cell>
        </table:table-row>
        <table:table-row table:style-name="ro1">
          <table:table-cell office:value-type="string" table:style-name="ce1">
            <text:p>Baume Rainaude</text:p>
          </table:table-cell>
          <table:table-cell office:value-type="float" office:value="6.55" table:style-name="ce1">
            <text:p>6.55</text:p>
          </table:table-cell>
          <table:table-cell office:value-type="float" office:value="43.46" table:style-name="ce1">
            <text:p>43.46</text:p>
          </table:table-cell>
        </table:table-row>
        <table:table-row table:style-name="ro1">
          <table:table-cell office:value-type="string" table:style-name="ce1">
            <text:p>Welschbillig-Aspert</text:p>
          </table:table-cell>
          <table:table-cell office:value-type="float" office:value="6.566" table:style-name="ce1">
            <text:p>6.566</text:p>
          </table:table-cell>
          <table:table-cell office:value-type="float" office:value="49.853" table:style-name="ce1">
            <text:p>49.853</text:p>
          </table:table-cell>
        </table:table-row>
        <table:table-row table:style-name="ro1">
          <table:table-cell office:value-type="string" table:style-name="ce1">
            <text:p>Bouverie, La</text:p>
          </table:table-cell>
          <table:table-cell office:value-type="float" office:value="6.633" table:style-name="ce1">
            <text:p>6.633</text:p>
          </table:table-cell>
          <table:table-cell office:value-type="float" office:value="43.522" table:style-name="ce1">
            <text:p>43.522</text:p>
          </table:table-cell>
        </table:table-row>
        <table:table-row table:style-name="ro1">
          <table:table-cell office:value-type="string" table:style-name="ce1">
            <text:p>Magdalenahöhle</text:p>
          </table:table-cell>
          <table:table-cell office:value-type="float" office:value="6.656" table:style-name="ce1">
            <text:p>6.656</text:p>
          </table:table-cell>
          <table:table-cell office:value-type="float" office:value="50.227" table:style-name="ce1">
            <text:p>50.227</text:p>
          </table:table-cell>
        </table:table-row>
        <table:table-row table:style-name="ro1">
          <table:table-cell office:value-type="string" table:style-name="ce1">
            <text:p>Maltemps, Le</text:p>
          </table:table-cell>
          <table:table-cell office:value-type="float" office:value="6.767" table:style-name="ce1">
            <text:p>6.767</text:p>
          </table:table-cell>
          <table:table-cell office:value-type="float" office:value="43.416" table:style-name="ce1">
            <text:p>43.416</text:p>
          </table:table-cell>
        </table:table-row>
        <table:table-row table:style-name="ro1">
          <table:table-cell office:value-type="string" table:style-name="ce1">
            <text:p>Luchous, Les [=Luchons? =Abri de Lutch?]</text:p>
          </table:table-cell>
          <table:table-cell office:value-type="float" office:value="6.836" table:style-name="ce1">
            <text:p>6.836</text:p>
          </table:table-cell>
          <table:table-cell office:value-type="float" office:value="43.68" table:style-name="ce1">
            <text:p>43.68</text:p>
          </table:table-cell>
        </table:table-row>
        <table:table-row table:style-name="ro1">
          <table:table-cell office:value-type="string" table:style-name="ce1">
            <text:p>Cabre, La</text:p>
          </table:table-cell>
          <table:table-cell office:value-type="float" office:value="6.85" table:style-name="ce1">
            <text:p>6.85</text:p>
          </table:table-cell>
          <table:table-cell office:value-type="float" office:value="43.433" table:style-name="ce1">
            <text:p>43.433</text:p>
          </table:table-cell>
        </table:table-row>
        <table:table-row table:style-name="ro1">
          <table:table-cell office:value-type="string" table:style-name="ce1">
            <text:p>Gratadis, Le</text:p>
          </table:table-cell>
          <table:table-cell office:value-type="float" office:value="6.854" table:style-name="ce1">
            <text:p>6.854</text:p>
          </table:table-cell>
          <table:table-cell office:value-type="float" office:value="43.436" table:style-name="ce1">
            <text:p>43.436</text:p>
          </table:table-cell>
        </table:table-row>
        <table:table-row table:style-name="ro1">
          <table:table-cell office:value-type="string" table:style-name="ce1">
            <text:p>Feldhoferkirche</text:p>
          </table:table-cell>
          <table:table-cell office:value-type="float" office:value="6.945" table:style-name="ce1">
            <text:p>6.945</text:p>
          </table:table-cell>
          <table:table-cell office:value-type="float" office:value="51.228" table:style-name="ce1">
            <text:p>51.228</text:p>
          </table:table-cell>
        </table:table-row>
        <table:table-row table:style-name="ro1">
          <table:table-cell office:value-type="string" table:style-name="ce1">
            <text:p>Muffendorf</text:p>
          </table:table-cell>
          <table:table-cell office:value-type="float" office:value="7.155" table:style-name="ce1">
            <text:p>7.155</text:p>
          </table:table-cell>
          <table:table-cell office:value-type="float" office:value="50.671" table:style-name="ce1">
            <text:p>50.671</text:p>
          </table:table-cell>
        </table:table-row>
        <table:table-row table:style-name="ro1">
          <table:table-cell office:value-type="string" table:style-name="ce1">
            <text:p>Baume Périgaud</text:p>
          </table:table-cell>
          <table:table-cell office:value-type="float" office:value="7.283" table:style-name="ce1">
            <text:p>7.283</text:p>
          </table:table-cell>
          <table:table-cell office:value-type="float" office:value="43.783" table:style-name="ce1">
            <text:p>43.783</text:p>
          </table:table-cell>
        </table:table-row>
        <table:table-row table:style-name="ro1">
          <table:table-cell office:value-type="string" table:style-name="ce1">
            <text:p>Plaidter Hummerich</text:p>
          </table:table-cell>
          <table:table-cell office:value-type="float" office:value="7.394" table:style-name="ce1">
            <text:p>7.394</text:p>
          </table:table-cell>
          <table:table-cell office:value-type="float" office:value="50.385" table:style-name="ce1">
            <text:p>50.385</text:p>
          </table:table-cell>
        </table:table-row>
        <table:table-row table:style-name="ro1">
          <table:table-cell office:value-type="string" table:style-name="ce1">
            <text:p>Observatoire</text:p>
          </table:table-cell>
          <table:table-cell office:value-type="float" office:value="7.438" table:style-name="ce1">
            <text:p>7.438</text:p>
          </table:table-cell>
          <table:table-cell office:value-type="float" office:value="43.752" table:style-name="ce1">
            <text:p>43.752</text:p>
          </table:table-cell>
        </table:table-row>
        <table:table-row table:style-name="ro1">
          <table:table-cell office:value-type="string" table:style-name="ce1">
            <text:p>Barma Grande</text:p>
          </table:table-cell>
          <table:table-cell office:value-type="float" office:value="7.533" table:style-name="ce1">
            <text:p>7.533</text:p>
          </table:table-cell>
          <table:table-cell office:value-type="float" office:value="43.783" table:style-name="ce1">
            <text:p>43.783</text:p>
          </table:table-cell>
        </table:table-row>
        <table:table-row table:style-name="ro1">
          <table:table-cell office:value-type="string" table:style-name="ce1">
            <text:p>Caviglione 1</text:p>
          </table:table-cell>
          <table:table-cell office:value-type="float" office:value="7.533" table:style-name="ce1">
            <text:p>7.533</text:p>
          </table:table-cell>
          <table:table-cell office:value-type="float" office:value="43.783" table:style-name="ce1">
            <text:p>43.783</text:p>
          </table:table-cell>
        </table:table-row>
        <table:table-row table:style-name="ro1">
          <table:table-cell office:value-type="string" table:style-name="ce1">
            <text:p>Riparo Mochi</text:p>
          </table:table-cell>
          <table:table-cell office:value-type="float" office:value="7.534" table:style-name="ce1">
            <text:p>7.534</text:p>
          </table:table-cell>
          <table:table-cell office:value-type="float" office:value="43.784" table:style-name="ce1">
            <text:p>43.784</text:p>
          </table:table-cell>
        </table:table-row>
        <table:table-row table:style-name="ro1">
          <table:table-cell office:value-type="string" table:style-name="ce1">
            <text:p>Grotta dei Fanciulli [Grotte des Enfants]</text:p>
          </table:table-cell>
          <table:table-cell office:value-type="float" office:value="7.536" table:style-name="ce1">
            <text:p>7.536</text:p>
          </table:table-cell>
          <table:table-cell office:value-type="float" office:value="43.783" table:style-name="ce1">
            <text:p>43.783</text:p>
          </table:table-cell>
        </table:table-row>
        <table:table-row table:style-name="ro1">
          <table:table-cell office:value-type="string" table:style-name="ce1">
            <text:p>Koblenz Metternich [Ziegelgrube Weglau]</text:p>
          </table:table-cell>
          <table:table-cell office:value-type="float" office:value="7.555" table:style-name="ce1">
            <text:p>7.555</text:p>
          </table:table-cell>
          <table:table-cell office:value-type="float" office:value="50.356" table:style-name="ce1">
            <text:p>50.356</text:p>
          </table:table-cell>
        </table:table-row>
        <table:table-row table:style-name="ro1">
          <table:table-cell office:value-type="string" table:style-name="ce1">
            <text:p>Nussbaum</text:p>
          </table:table-cell>
          <table:table-cell office:value-type="float" office:value="7.615" table:style-name="ce1">
            <text:p>7.615</text:p>
          </table:table-cell>
          <table:table-cell office:value-type="float" office:value="49.798" table:style-name="ce1">
            <text:p>49.798</text:p>
          </table:table-cell>
        </table:table-row>
        <table:table-row table:style-name="ro1">
          <table:table-cell office:value-type="string" table:style-name="ce1">
            <text:p>Baousso da Torre (Caverna de la Cippa del Ponte)</text:p>
          </table:table-cell>
          <table:table-cell office:value-type="float" office:value="7.617" table:style-name="ce1">
            <text:p>7.617</text:p>
          </table:table-cell>
          <table:table-cell office:value-type="float" office:value="43.783" table:style-name="ce1">
            <text:p>43.783</text:p>
          </table:table-cell>
        </table:table-row>
        <table:table-row table:style-name="ro1">
          <table:table-cell office:value-type="string" table:style-name="ce1">
            <text:p>Rhens [Brey, Ziegeleigrube Peters]</text:p>
          </table:table-cell>
          <table:table-cell office:value-type="float" office:value="7.622" table:style-name="ce1">
            <text:p>7.622</text:p>
          </table:table-cell>
          <table:table-cell office:value-type="float" office:value="50.274" table:style-name="ce1">
            <text:p>50.274</text:p>
          </table:table-cell>
        </table:table-row>
        <table:table-row table:style-name="ro1">
          <table:table-cell office:value-type="string" table:style-name="ce1">
            <text:p>Steinacker</text:p>
          </table:table-cell>
          <table:table-cell office:value-type="float" office:value="7.626" table:style-name="ce1">
            <text:p>7.626</text:p>
          </table:table-cell>
          <table:table-cell office:value-type="float" office:value="47.809" table:style-name="ce1">
            <text:p>47.809</text:p>
          </table:table-cell>
        </table:table-row>
        <table:table-row table:style-name="ro1">
          <table:table-cell office:value-type="string" table:style-name="ce1">
            <text:p>Achenheim</text:p>
          </table:table-cell>
          <table:table-cell office:value-type="float" office:value="7.627" table:style-name="ce1">
            <text:p>7.627</text:p>
          </table:table-cell>
          <table:table-cell office:value-type="float" office:value="48.581" table:style-name="ce1">
            <text:p>48.581</text:p>
          </table:table-cell>
        </table:table-row>
        <table:table-row table:style-name="ro1">
          <table:table-cell office:value-type="string" table:style-name="ce1">
            <text:p>Heddesheim Lindengrund</text:p>
          </table:table-cell>
          <table:table-cell office:value-type="float" office:value="7.841" table:style-name="ce1">
            <text:p>7.841</text:p>
          </table:table-cell>
          <table:table-cell office:value-type="float" office:value="49.842" table:style-name="ce1">
            <text:p>49.842</text:p>
          </table:table-cell>
        </table:table-row>
        <table:table-row table:style-name="ro1">
          <table:table-cell office:value-type="string" table:style-name="ce1">
            <text:p>Sprendlingen [Steinberg, Napoleonshöhe]</text:p>
          </table:table-cell>
          <table:table-cell office:value-type="float" office:value="8.005" table:style-name="ce1">
            <text:p>8.005</text:p>
          </table:table-cell>
          <table:table-cell office:value-type="float" office:value="49.882" table:style-name="ce1">
            <text:p>49.882</text:p>
          </table:table-cell>
        </table:table-row>
        <table:table-row table:style-name="ro1">
          <table:table-cell office:value-type="string" table:style-name="ce1">
            <text:p>Armsheim</text:p>
          </table:table-cell>
          <table:table-cell office:value-type="float" office:value="8.063" table:style-name="ce1">
            <text:p>8.063</text:p>
          </table:table-cell>
          <table:table-cell office:value-type="float" office:value="49.81" table:style-name="ce1">
            <text:p>49.81</text:p>
          </table:table-cell>
        </table:table-row>
        <table:table-row table:style-name="ro1">
          <table:table-cell office:value-type="string" table:style-name="ce1">
            <text:p>Wildscheuer</text:p>
          </table:table-cell>
          <table:table-cell office:value-type="float" office:value="8.137" table:style-name="ce1">
            <text:p>8.137</text:p>
          </table:table-cell>
          <table:table-cell office:value-type="float" office:value="50.421" table:style-name="ce1">
            <text:p>50.421</text:p>
          </table:table-cell>
        </table:table-row>
        <table:table-row table:style-name="ro1">
          <table:table-cell office:value-type="string" table:style-name="ce1">
            <text:p>Adlerquelle</text:p>
          </table:table-cell>
          <table:table-cell office:value-type="float" office:value="8.24" table:style-name="ce1">
            <text:p>8.24</text:p>
          </table:table-cell>
          <table:table-cell office:value-type="float" office:value="50.085" table:style-name="ce1">
            <text:p>50.085</text:p>
          </table:table-cell>
        </table:table-row>
        <table:table-row table:style-name="ro1">
          <table:table-cell office:value-type="string" table:style-name="ce1">
            <text:p>Mainz Linsenberg</text:p>
          </table:table-cell>
          <table:table-cell office:value-type="float" office:value="8.258" table:style-name="ce1">
            <text:p>8.258</text:p>
          </table:table-cell>
          <table:table-cell office:value-type="float" office:value="49.997" table:style-name="ce1">
            <text:p>49.997</text:p>
          </table:table-cell>
        </table:table-row>
        <table:table-row table:style-name="ro1">
          <table:table-cell office:value-type="string" table:style-name="ce1">
            <text:p>Arene Candide</text:p>
          </table:table-cell>
          <table:table-cell office:value-type="float" office:value="8.326" table:style-name="ce1">
            <text:p>8.326</text:p>
          </table:table-cell>
          <table:table-cell office:value-type="float" office:value="44.162" table:style-name="ce1">
            <text:p>44.162</text:p>
          </table:table-cell>
        </table:table-row>
        <table:table-row table:style-name="ro1">
          <table:table-cell office:value-type="string" table:style-name="ce1">
            <text:p>Hohler Fels, Schelklingen</text:p>
          </table:table-cell>
          <table:table-cell office:value-type="float" office:value="9.754" table:style-name="ce1">
            <text:p>9.754</text:p>
          </table:table-cell>
          <table:table-cell office:value-type="float" office:value="48.379" table:style-name="ce1">
            <text:p>48.379</text:p>
          </table:table-cell>
        </table:table-row>
        <table:table-row table:style-name="ro1">
          <table:table-cell office:value-type="string" table:style-name="ce1">
            <text:p>Sirgenstein</text:p>
          </table:table-cell>
          <table:table-cell office:value-type="float" office:value="9.762" table:style-name="ce1">
            <text:p>9.762</text:p>
          </table:table-cell>
          <table:table-cell office:value-type="float" office:value="48.385" table:style-name="ce1">
            <text:p>48.385</text:p>
          </table:table-cell>
        </table:table-row>
        <table:table-row table:style-name="ro1">
          <table:table-cell office:value-type="string" table:style-name="ce1">
            <text:p>Brillenhöhle</text:p>
          </table:table-cell>
          <table:table-cell office:value-type="float" office:value="9.762" table:style-name="ce1">
            <text:p>9.762</text:p>
          </table:table-cell>
          <table:table-cell office:value-type="float" office:value="48.395" table:style-name="ce1">
            <text:p>48.395</text:p>
          </table:table-cell>
        </table:table-row>
        <table:table-row table:style-name="ro1">
          <table:table-cell office:value-type="string" table:style-name="ce1">
            <text:p>Geißenklösterle</text:p>
          </table:table-cell>
          <table:table-cell office:value-type="float" office:value="9.78" table:style-name="ce1">
            <text:p>9.78</text:p>
          </table:table-cell>
          <table:table-cell office:value-type="float" office:value="48.393" table:style-name="ce1">
            <text:p>48.393</text:p>
          </table:table-cell>
        </table:table-row>
        <table:table-row table:style-name="ro1">
          <table:table-cell office:value-type="string" table:style-name="ce1">
            <text:p>Bockstein-Törle</text:p>
          </table:table-cell>
          <table:table-cell office:value-type="float" office:value="10.155" table:style-name="ce1">
            <text:p>10.155</text:p>
          </table:table-cell>
          <table:table-cell office:value-type="float" office:value="48.554" table:style-name="ce1">
            <text:p>48.554</text:p>
          </table:table-cell>
        </table:table-row>
        <table:table-row table:style-name="ro1">
          <table:table-cell office:value-type="string" table:style-name="ce1">
            <text:p>Vogelherd</text:p>
          </table:table-cell>
          <table:table-cell office:value-type="float" office:value="10.194" table:style-name="ce1">
            <text:p>10.194</text:p>
          </table:table-cell>
          <table:table-cell office:value-type="float" office:value="48.559" table:style-name="ce1">
            <text:p>48.559</text:p>
          </table:table-cell>
        </table:table-row>
        <table:table-row table:style-name="ro1">
          <table:table-cell office:value-type="string" table:style-name="ce1">
            <text:p>Massaciuccoli</text:p>
          </table:table-cell>
          <table:table-cell office:value-type="float" office:value="10.366" table:style-name="ce1">
            <text:p>10.366</text:p>
          </table:table-cell>
          <table:table-cell office:value-type="float" office:value="43.835" table:style-name="ce1">
            <text:p>43.835</text:p>
          </table:table-cell>
        </table:table-row>
        <table:table-row table:style-name="ro1">
          <table:table-cell office:value-type="string" table:style-name="ce1">
            <text:p>Fumane, grotta di</text:p>
          </table:table-cell>
          <table:table-cell office:value-type="float" office:value="10.967" table:style-name="ce1">
            <text:p>10.967</text:p>
          </table:table-cell>
          <table:table-cell office:value-type="float" office:value="45.506" table:style-name="ce1">
            <text:p>45.506</text:p>
          </table:table-cell>
        </table:table-row>
        <table:table-row table:style-name="ro1">
          <table:table-cell office:value-type="string" table:style-name="ce1">
            <text:p>Weinberghöhle</text:p>
          </table:table-cell>
          <table:table-cell office:value-type="float" office:value="11.053" table:style-name="ce1">
            <text:p>11.053</text:p>
          </table:table-cell>
          <table:table-cell office:value-type="float" office:value="48.775" table:style-name="ce1">
            <text:p>48.775</text:p>
          </table:table-cell>
        </table:table-row>
        <table:table-row table:style-name="ro1">
          <table:table-cell office:value-type="string" table:style-name="ce1">
            <text:p>Dollnstein</text:p>
          </table:table-cell>
          <table:table-cell office:value-type="float" office:value="11.075" table:style-name="ce1">
            <text:p>11.075</text:p>
          </table:table-cell>
          <table:table-cell office:value-type="float" office:value="48.869" table:style-name="ce1">
            <text:p>48.869</text:p>
          </table:table-cell>
        </table:table-row>
        <table:table-row table:style-name="ro1">
          <table:table-cell office:value-type="string" table:style-name="ce1">
            <text:p>Bilancino [Il Piano]</text:p>
          </table:table-cell>
          <table:table-cell office:value-type="float" office:value="11.259" table:style-name="ce1">
            <text:p>11.259</text:p>
          </table:table-cell>
          <table:table-cell office:value-type="float" office:value="43.976" table:style-name="ce1">
            <text:p>43.976</text:p>
          </table:table-cell>
        </table:table-row>
        <table:table-row table:style-name="ro1">
          <table:table-cell office:value-type="string" table:style-name="ce1">
            <text:p>Felceti</text:p>
          </table:table-cell>
          <table:table-cell office:value-type="float" office:value="11.354" table:style-name="ce1">
            <text:p>11.354</text:p>
          </table:table-cell>
          <table:table-cell office:value-type="float" office:value="43.312" table:style-name="ce1">
            <text:p>43.312</text:p>
          </table:table-cell>
        </table:table-row>
        <table:table-row table:style-name="ro1">
          <table:table-cell office:value-type="string" table:style-name="ce1">
            <text:p>Bilzingsleben</text:p>
          </table:table-cell>
          <table:table-cell office:value-type="float" office:value="11.45" table:style-name="ce1">
            <text:p>11.45</text:p>
          </table:table-cell>
          <table:table-cell office:value-type="float" office:value="51.75" table:style-name="ce1">
            <text:p>51.75</text:p>
          </table:table-cell>
        </table:table-row>
        <table:table-row table:style-name="ro1">
          <table:table-cell office:value-type="string" table:style-name="ce1">
            <text:p>Paina, Grotta di [Grottina Azzurra]</text:p>
          </table:table-cell>
          <table:table-cell office:value-type="float" office:value="11.543" table:style-name="ce1">
            <text:p>11.543</text:p>
          </table:table-cell>
          <table:table-cell office:value-type="float" office:value="45.429" table:style-name="ce1">
            <text:p>45.429</text:p>
          </table:table-cell>
        </table:table-row>
        <table:table-row table:style-name="ro1">
          <table:table-cell office:value-type="string" table:style-name="ce1">
            <text:p>Ilsenhöhle [Ranis]</text:p>
          </table:table-cell>
          <table:table-cell office:value-type="float" office:value="11.565" table:style-name="ce1">
            <text:p>11.565</text:p>
          </table:table-cell>
          <table:table-cell office:value-type="float" office:value="50.663" table:style-name="ce1">
            <text:p>50.663</text:p>
          </table:table-cell>
        </table:table-row>
        <table:table-row table:style-name="ro1">
          <table:table-cell office:value-type="string" table:style-name="ce1">
            <text:p>Broion, Grotta del</text:p>
          </table:table-cell>
          <table:table-cell office:value-type="float" office:value="11.593" table:style-name="ce1">
            <text:p>11.593</text:p>
          </table:table-cell>
          <table:table-cell office:value-type="float" office:value="45.485" table:style-name="ce1">
            <text:p>45.485</text:p>
          </table:table-cell>
        </table:table-row>
        <table:table-row table:style-name="ro1">
          <table:table-cell office:value-type="string" table:style-name="ce1">
            <text:p>Laterina</text:p>
          </table:table-cell>
          <table:table-cell office:value-type="float" office:value="11.716" table:style-name="ce1">
            <text:p>11.716</text:p>
          </table:table-cell>
          <table:table-cell office:value-type="float" office:value="43.516" table:style-name="ce1">
            <text:p>43.516</text:p>
          </table:table-cell>
        </table:table-row>
        <table:table-row table:style-name="ro1">
          <table:table-cell office:value-type="string" table:style-name="ce1">
            <text:p>Monte Longo [Monte San Savino]</text:p>
          </table:table-cell>
          <table:table-cell office:value-type="float" office:value="11.717" table:style-name="ce1">
            <text:p>11.717</text:p>
          </table:table-cell>
          <table:table-cell office:value-type="float" office:value="43.327" table:style-name="ce1">
            <text:p>43.327</text:p>
          </table:table-cell>
        </table:table-row>
        <table:table-row table:style-name="ro1">
          <table:table-cell office:value-type="string" table:style-name="ce1">
            <text:p>Obere Klause</text:p>
          </table:table-cell>
          <table:table-cell office:value-type="float" office:value="11.784" table:style-name="ce1">
            <text:p>11.784</text:p>
          </table:table-cell>
          <table:table-cell office:value-type="float" office:value="48.935" table:style-name="ce1">
            <text:p>48.935</text:p>
          </table:table-cell>
        </table:table-row>
        <table:table-row table:style-name="ro1">
          <table:table-cell office:value-type="string" table:style-name="ce1">
            <text:p>Neuessing [Abri im Dorf; Abri I; Abri Schmidt]</text:p>
          </table:table-cell>
          <table:table-cell office:value-type="float" office:value="11.786" table:style-name="ce1">
            <text:p>11.786</text:p>
          </table:table-cell>
          <table:table-cell office:value-type="float" office:value="48.941" table:style-name="ce1">
            <text:p>48.941</text:p>
          </table:table-cell>
        </table:table-row>
        <table:table-row table:style-name="ro1">
          <table:table-cell office:value-type="string" table:style-name="ce1">
            <text:p>Sesselfelsgrotte</text:p>
          </table:table-cell>
          <table:table-cell office:value-type="float" office:value="11.789" table:style-name="ce1">
            <text:p>11.789</text:p>
          </table:table-cell>
          <table:table-cell office:value-type="float" office:value="48.936" table:style-name="ce1">
            <text:p>48.936</text:p>
          </table:table-cell>
        </table:table-row>
        <table:table-row table:style-name="ro1">
          <table:table-cell office:value-type="string" table:style-name="ce1">
            <text:p>Räuberhöhle bei Etterzhausen</text:p>
          </table:table-cell>
          <table:table-cell office:value-type="float" office:value="11.979" table:style-name="ce1">
            <text:p>11.979</text:p>
          </table:table-cell>
          <table:table-cell office:value-type="float" office:value="49.032" table:style-name="ce1">
            <text:p>49.032</text:p>
          </table:table-cell>
        </table:table-row>
        <table:table-row table:style-name="ro1">
          <table:table-cell office:value-type="string" table:style-name="ce1">
            <text:p>Regensburg, Florian-Seidel-Strasse</text:p>
          </table:table-cell>
          <table:table-cell office:value-type="float" office:value="12.119" table:style-name="ce1">
            <text:p>12.119</text:p>
          </table:table-cell>
          <table:table-cell office:value-type="float" office:value="48.993" table:style-name="ce1">
            <text:p>48.993</text:p>
          </table:table-cell>
        </table:table-row>
        <table:table-row table:style-name="ro1">
          <table:table-cell office:value-type="string" table:style-name="ce1">
            <text:p>Salching</text:p>
          </table:table-cell>
          <table:table-cell office:value-type="float" office:value="12.567" table:style-name="ce1">
            <text:p>12.567</text:p>
          </table:table-cell>
          <table:table-cell office:value-type="float" office:value="48.817" table:style-name="ce1">
            <text:p>48.817</text:p>
          </table:table-cell>
        </table:table-row>
        <table:table-row table:style-name="ro1">
          <table:table-cell office:value-type="string" table:style-name="ce1">
            <text:p>Pagliano</text:p>
          </table:table-cell>
          <table:table-cell office:value-type="float" office:value="13.055" table:style-name="ce1">
            <text:p>13.055</text:p>
          </table:table-cell>
          <table:table-cell office:value-type="float" office:value="41.806" table:style-name="ce1">
            <text:p>41.806</text:p>
          </table:table-cell>
        </table:table-row>
        <table:table-row table:style-name="ro1">
          <table:table-cell office:value-type="string" table:style-name="ce1">
            <text:p>Fossellone</text:p>
          </table:table-cell>
          <table:table-cell office:value-type="float" office:value="13.075" table:style-name="ce1">
            <text:p>13.075</text:p>
          </table:table-cell>
          <table:table-cell office:value-type="float" office:value="41.239" table:style-name="ce1">
            <text:p>41.239</text:p>
          </table:table-cell>
        </table:table-row>
        <table:table-row table:style-name="ro1">
          <table:table-cell office:value-type="string" table:style-name="ce1">
            <text:p>Saldenburg</text:p>
          </table:table-cell>
          <table:table-cell office:value-type="float" office:value="13.355" table:style-name="ce1">
            <text:p>13.355</text:p>
          </table:table-cell>
          <table:table-cell office:value-type="float" office:value="48.773" table:style-name="ce1">
            <text:p>48.773</text:p>
          </table:table-cell>
        </table:table-row>
        <table:table-row table:style-name="ro1">
          <table:table-cell office:value-type="string" table:style-name="ce1">
            <text:p>Lubna III</text:p>
          </table:table-cell>
          <table:table-cell office:value-type="float" office:value="13.684" table:style-name="ce1">
            <text:p>13.684</text:p>
          </table:table-cell>
          <table:table-cell office:value-type="float" office:value="50.08" table:style-name="ce1">
            <text:p>50.08</text:p>
          </table:table-cell>
        </table:table-row>
        <table:table-row table:style-name="ro1">
          <table:table-cell office:value-type="string" table:style-name="ce1">
            <text:p>Lubna IV</text:p>
          </table:table-cell>
          <table:table-cell office:value-type="float" office:value="13.686" table:style-name="ce1">
            <text:p>13.686</text:p>
          </table:table-cell>
          <table:table-cell office:value-type="float" office:value="50.084" table:style-name="ce1">
            <text:p>50.084</text:p>
          </table:table-cell>
        </table:table-row>
        <table:table-row table:style-name="ro1">
          <table:table-cell office:value-type="string" table:style-name="ce1">
            <text:p>Lubna I</text:p>
          </table:table-cell>
          <table:table-cell office:value-type="float" office:value="13.688" table:style-name="ce1">
            <text:p>13.688</text:p>
          </table:table-cell>
          <table:table-cell office:value-type="float" office:value="50.08" table:style-name="ce1">
            <text:p>50.08</text:p>
          </table:table-cell>
        </table:table-row>
        <table:table-row table:style-name="ro1">
          <table:table-cell office:value-type="string" table:style-name="ce1">
            <text:p>Lubna II</text:p>
          </table:table-cell>
          <table:table-cell office:value-type="float" office:value="13.69" table:style-name="ce1">
            <text:p>13.69</text:p>
          </table:table-cell>
          <table:table-cell office:value-type="float" office:value="50.08" table:style-name="ce1">
            <text:p>50.08</text:p>
          </table:table-cell>
        </table:table-row>
        <table:table-row table:style-name="ro1">
          <table:table-cell office:value-type="string" table:style-name="ce1">
            <text:p>Sandalja II</text:p>
          </table:table-cell>
          <table:table-cell office:value-type="float" office:value="13.896" table:style-name="ce1">
            <text:p>13.896</text:p>
          </table:table-cell>
          <table:table-cell office:value-type="float" office:value="44.883" table:style-name="ce1">
            <text:p>44.883</text:p>
          </table:table-cell>
        </table:table-row>
        <table:table-row table:style-name="ro1">
          <table:table-cell office:value-type="string" table:style-name="ce1">
            <text:p>Sant'Angelo</text:p>
          </table:table-cell>
          <table:table-cell office:value-type="float" office:value="14.039" table:style-name="ce1">
            <text:p>14.039</text:p>
          </table:table-cell>
          <table:table-cell office:value-type="float" office:value="42.231" table:style-name="ce1">
            <text:p>42.231</text:p>
          </table:table-cell>
        </table:table-row>
        <table:table-row table:style-name="ro1">
          <table:table-cell office:value-type="string" table:style-name="ce1">
            <text:p>Betalov Spodmol</text:p>
          </table:table-cell>
          <table:table-cell office:value-type="float" office:value="14.187" table:style-name="ce1">
            <text:p>14.187</text:p>
          </table:table-cell>
          <table:table-cell office:value-type="float" office:value="45.791" table:style-name="ce1">
            <text:p>45.791</text:p>
          </table:table-cell>
        </table:table-row>
        <table:table-row table:style-name="ro1">
          <table:table-cell office:value-type="string" table:style-name="ce1">
            <text:p>Parska Golobina</text:p>
          </table:table-cell>
          <table:table-cell office:value-type="float" office:value="14.229" table:style-name="ce1">
            <text:p>14.229</text:p>
          </table:table-cell>
          <table:table-cell office:value-type="float" office:value="45.66" table:style-name="ce1">
            <text:p>45.66</text:p>
          </table:table-cell>
        </table:table-row>
        <table:table-row table:style-name="ro1">
          <table:table-cell office:value-type="string" table:style-name="ce1">
            <text:p>Revnice</text:p>
          </table:table-cell>
          <table:table-cell office:value-type="float" office:value="14.234" table:style-name="ce1">
            <text:p>14.234</text:p>
          </table:table-cell>
          <table:table-cell office:value-type="float" office:value="49.914" table:style-name="ce1">
            <text:p>49.914</text:p>
          </table:table-cell>
        </table:table-row>
        <table:table-row table:style-name="ro1">
          <table:table-cell office:value-type="string" table:style-name="ce1">
            <text:p>Jeneralka</text:p>
          </table:table-cell>
          <table:table-cell office:value-type="float" office:value="14.355" table:style-name="ce1">
            <text:p>14.355</text:p>
          </table:table-cell>
          <table:table-cell office:value-type="float" office:value="50.108" table:style-name="ce1">
            <text:p>50.108</text:p>
          </table:table-cell>
        </table:table-row>
        <table:table-row table:style-name="ro1">
          <table:table-cell office:value-type="string" table:style-name="ce1">
            <text:p>Alberndorf</text:p>
          </table:table-cell>
          <table:table-cell office:value-type="float" office:value="14.419" table:style-name="ce1">
            <text:p>14.419</text:p>
          </table:table-cell>
          <table:table-cell office:value-type="float" office:value="48.407" table:style-name="ce1">
            <text:p>48.407</text:p>
          </table:table-cell>
        </table:table-row>
        <table:table-row table:style-name="ro1">
          <table:table-cell office:value-type="string" table:style-name="ce1">
            <text:p>Spehovka</text:p>
          </table:table-cell>
          <table:table-cell office:value-type="float" office:value="15.219" table:style-name="ce1">
            <text:p>15.219</text:p>
          </table:table-cell>
          <table:table-cell office:value-type="float" office:value="46.438" table:style-name="ce1">
            <text:p>46.438</text:p>
          </table:table-cell>
        </table:table-row>
        <table:table-row table:style-name="ro1">
          <table:table-cell office:value-type="string" table:style-name="ce1">
            <text:p>Grotta della Cala delle Ossa</text:p>
          </table:table-cell>
          <table:table-cell office:value-type="float" office:value="15.292" table:style-name="ce1">
            <text:p>15.292</text:p>
          </table:table-cell>
          <table:table-cell office:value-type="float" office:value="40.038" table:style-name="ce1">
            <text:p>40.038</text:p>
          </table:table-cell>
        </table:table-row>
        <table:table-row table:style-name="ro1">
          <table:table-cell office:value-type="string" table:style-name="ce1">
            <text:p>Cala, Grotta La</text:p>
          </table:table-cell>
          <table:table-cell office:value-type="float" office:value="15.296" table:style-name="ce1">
            <text:p>15.296</text:p>
          </table:table-cell>
          <table:table-cell office:value-type="float" office:value="40.068" table:style-name="ce1">
            <text:p>40.068</text:p>
          </table:table-cell>
        </table:table-row>
        <table:table-row table:style-name="ro1">
          <table:table-cell office:value-type="string" table:style-name="ce1">
            <text:p>Calanca, La</text:p>
          </table:table-cell>
          <table:table-cell office:value-type="float" office:value="15.364" table:style-name="ce1">
            <text:p>15.364</text:p>
          </table:table-cell>
          <table:table-cell office:value-type="float" office:value="40.009" table:style-name="ce1">
            <text:p>40.009</text:p>
          </table:table-cell>
        </table:table-row>
        <table:table-row table:style-name="ro1">
          <table:table-cell office:value-type="string" table:style-name="ce1">
            <text:p>Serratura</text:p>
          </table:table-cell>
          <table:table-cell office:value-type="float" office:value="15.386" table:style-name="ce1">
            <text:p>15.386</text:p>
          </table:table-cell>
          <table:table-cell office:value-type="float" office:value="39.999" table:style-name="ce1">
            <text:p>39.999</text:p>
          </table:table-cell>
        </table:table-row>
        <table:table-row table:style-name="ro1">
          <table:table-cell office:value-type="string" table:style-name="ce1">
            <text:p>Aggsbach</text:p>
          </table:table-cell>
          <table:table-cell office:value-type="float" office:value="15.395" table:style-name="ce1">
            <text:p>15.395</text:p>
          </table:table-cell>
          <table:table-cell office:value-type="float" office:value="48.293" table:style-name="ce1">
            <text:p>48.293</text:p>
          </table:table-cell>
        </table:table-row>
        <table:table-row table:style-name="ro1">
          <table:table-cell office:value-type="string" table:style-name="ce1">
            <text:p>Willendorf II</text:p>
          </table:table-cell>
          <table:table-cell office:value-type="float" office:value="15.399" table:style-name="ce1">
            <text:p>15.399</text:p>
          </table:table-cell>
          <table:table-cell office:value-type="float" office:value="48.323" table:style-name="ce1">
            <text:p>48.323</text:p>
          </table:table-cell>
        </table:table-row>
        <table:table-row table:style-name="ro1">
          <table:table-cell office:value-type="string" table:style-name="ce1">
            <text:p>Paglicci</text:p>
          </table:table-cell>
          <table:table-cell office:value-type="float" office:value="15.583" table:style-name="ce1">
            <text:p>15.583</text:p>
          </table:table-cell>
          <table:table-cell office:value-type="float" office:value="41.683" table:style-name="ce1">
            <text:p>41.683</text:p>
          </table:table-cell>
        </table:table-row>
        <table:table-row table:style-name="ro1">
          <table:table-cell office:value-type="string" table:style-name="ce1">
            <text:p>Krems-Hundssteig</text:p>
          </table:table-cell>
          <table:table-cell office:value-type="float" office:value="15.602" table:style-name="ce1">
            <text:p>15.602</text:p>
          </table:table-cell>
          <table:table-cell office:value-type="float" office:value="48.415" table:style-name="ce1">
            <text:p>48.415</text:p>
          </table:table-cell>
        </table:table-row>
        <table:table-row table:style-name="ro1">
          <table:table-cell office:value-type="string" table:style-name="ce1">
            <text:p>Krems-Wachtberg</text:p>
          </table:table-cell>
          <table:table-cell office:value-type="float" office:value="15.604" table:style-name="ce1">
            <text:p>15.604</text:p>
          </table:table-cell>
          <table:table-cell office:value-type="float" office:value="48.415" table:style-name="ce1">
            <text:p>48.415</text:p>
          </table:table-cell>
        </table:table-row>
        <table:table-row table:style-name="ro1">
          <table:table-cell office:value-type="string" table:style-name="ce1">
            <text:p>Horn, Raberstrasse</text:p>
          </table:table-cell>
          <table:table-cell office:value-type="float" office:value="15.662" table:style-name="ce1">
            <text:p>15.662</text:p>
          </table:table-cell>
          <table:table-cell office:value-type="float" office:value="48.67" table:style-name="ce1">
            <text:p>48.67</text:p>
          </table:table-cell>
        </table:table-row>
        <table:table-row table:style-name="ro1">
          <table:table-cell office:value-type="string" table:style-name="ce1">
            <text:p>Langenlois A</text:p>
          </table:table-cell>
          <table:table-cell office:value-type="float" office:value="15.688" table:style-name="ce1">
            <text:p>15.688</text:p>
          </table:table-cell>
          <table:table-cell office:value-type="float" office:value="48.469" table:style-name="ce1">
            <text:p>48.469</text:p>
          </table:table-cell>
        </table:table-row>
        <table:table-row table:style-name="ro1">
          <table:table-cell office:value-type="string" table:style-name="ce1">
            <text:p>Langenlois B</text:p>
          </table:table-cell>
          <table:table-cell office:value-type="float" office:value="15.688" table:style-name="ce1">
            <text:p>15.688</text:p>
          </table:table-cell>
          <table:table-cell office:value-type="float" office:value="48.469" table:style-name="ce1">
            <text:p>48.469</text:p>
          </table:table-cell>
        </table:table-row>
        <table:table-row table:style-name="ro1">
          <table:table-cell office:value-type="string" table:style-name="ce1">
            <text:p>Romito</text:p>
          </table:table-cell>
          <table:table-cell office:value-type="float" office:value="15.908" table:style-name="ce1">
            <text:p>15.908</text:p>
          </table:table-cell>
          <table:table-cell office:value-type="float" office:value="39.871" table:style-name="ce1">
            <text:p>39.871</text:p>
          </table:table-cell>
        </table:table-row>
        <table:table-row table:style-name="ro1">
          <table:table-cell office:value-type="string" table:style-name="ce1">
            <text:p>Vico del Gargano</text:p>
          </table:table-cell>
          <table:table-cell office:value-type="float" office:value="15.95" table:style-name="ce1">
            <text:p>15.95</text:p>
          </table:table-cell>
          <table:table-cell office:value-type="float" office:value="41.9" table:style-name="ce1">
            <text:p>41.9</text:p>
          </table:table-cell>
        </table:table-row>
        <table:table-row table:style-name="ro1">
          <table:table-cell office:value-type="string" table:style-name="ce1">
            <text:p>Ruppersthal</text:p>
          </table:table-cell>
          <table:table-cell office:value-type="float" office:value="15.977" table:style-name="ce1">
            <text:p>15.977</text:p>
          </table:table-cell>
          <table:table-cell office:value-type="float" office:value="48.473" table:style-name="ce1">
            <text:p>48.473</text:p>
          </table:table-cell>
        </table:table-row>
        <table:table-row table:style-name="ro1">
          <table:table-cell office:value-type="string" table:style-name="ce1">
            <text:p>Velika Pecina 3</text:p>
          </table:table-cell>
          <table:table-cell office:value-type="float" office:value="16.039" table:style-name="ce1">
            <text:p>16.039</text:p>
          </table:table-cell>
          <table:table-cell office:value-type="float" office:value="46.286" table:style-name="ce1">
            <text:p>46.286</text:p>
          </table:table-cell>
        </table:table-row>
        <table:table-row table:style-name="ro1">
          <table:table-cell office:value-type="string" table:style-name="ce1">
            <text:p>Vindija</text:p>
          </table:table-cell>
          <table:table-cell office:value-type="float" office:value="16.087" table:style-name="ce1">
            <text:p>16.087</text:p>
          </table:table-cell>
          <table:table-cell office:value-type="float" office:value="46.299" table:style-name="ce1">
            <text:p>46.299</text:p>
          </table:table-cell>
        </table:table-row>
        <table:table-row table:style-name="ro1">
          <table:table-cell office:value-type="string" table:style-name="ce1">
            <text:p>Jaroslavice</text:p>
          </table:table-cell>
          <table:table-cell office:value-type="float" office:value="16.232" table:style-name="ce1">
            <text:p>16.232</text:p>
          </table:table-cell>
          <table:table-cell office:value-type="float" office:value="48.758" table:style-name="ce1">
            <text:p>48.758</text:p>
          </table:table-cell>
        </table:table-row>
        <table:table-row table:style-name="ro1">
          <table:table-cell office:value-type="string" table:style-name="ce1">
            <text:p>Brno II Francouzska 2</text:p>
          </table:table-cell>
          <table:table-cell office:value-type="float" office:value="16.642" table:style-name="ce1">
            <text:p>16.642</text:p>
          </table:table-cell>
          <table:table-cell office:value-type="float" office:value="49.215" table:style-name="ce1">
            <text:p>49.215</text:p>
          </table:table-cell>
        </table:table-row>
        <table:table-row table:style-name="ro1">
          <table:table-cell office:value-type="string" table:style-name="ce1">
            <text:p>Dolni Vestonice II (brickyard)</text:p>
          </table:table-cell>
          <table:table-cell office:value-type="float" office:value="16.649" table:style-name="ce1">
            <text:p>16.649</text:p>
          </table:table-cell>
          <table:table-cell office:value-type="float" office:value="48.887" table:style-name="ce1">
            <text:p>48.887</text:p>
          </table:table-cell>
        </table:table-row>
        <table:table-row table:style-name="ro1">
          <table:table-cell office:value-type="string" table:style-name="ce1">
            <text:p>Dolni Vestonice II (northern hillside abobe brickyard)</text:p>
          </table:table-cell>
          <table:table-cell office:value-type="float" office:value="16.65" table:style-name="ce1">
            <text:p>16.65</text:p>
          </table:table-cell>
          <table:table-cell office:value-type="float" office:value="48.882" table:style-name="ce1">
            <text:p>48.882</text:p>
          </table:table-cell>
        </table:table-row>
        <table:table-row table:style-name="ro1">
          <table:table-cell office:value-type="string" table:style-name="ce1">
            <text:p>Dolni Vestonice II (peak, western hillside)</text:p>
          </table:table-cell>
          <table:table-cell office:value-type="float" office:value="16.651" table:style-name="ce1">
            <text:p>16.651</text:p>
          </table:table-cell>
          <table:table-cell office:value-type="float" office:value="48.879" table:style-name="ce1">
            <text:p>48.879</text:p>
          </table:table-cell>
        </table:table-row>
        <table:table-row table:style-name="ro1">
          <table:table-cell office:value-type="string" table:style-name="ce1">
            <text:p>Dolni Vestonice III (Rajny)</text:p>
          </table:table-cell>
          <table:table-cell office:value-type="float" office:value="16.658" table:style-name="ce1">
            <text:p>16.658</text:p>
          </table:table-cell>
          <table:table-cell office:value-type="float" office:value="48.881" table:style-name="ce1">
            <text:p>48.881</text:p>
          </table:table-cell>
        </table:table-row>
        <table:table-row table:style-name="ro1">
          <table:table-cell office:value-type="string" table:style-name="ce1">
            <text:p>Dolni Vestonice I</text:p>
          </table:table-cell>
          <table:table-cell office:value-type="float" office:value="16.666" table:style-name="ce1">
            <text:p>16.666</text:p>
          </table:table-cell>
          <table:table-cell office:value-type="float" office:value="48.88" table:style-name="ce1">
            <text:p>48.88</text:p>
          </table:table-cell>
        </table:table-row>
        <table:table-row table:style-name="ro1">
          <table:table-cell office:value-type="string" table:style-name="ce1">
            <text:p>Pavlov I</text:p>
          </table:table-cell>
          <table:table-cell office:value-type="float" office:value="16.672" table:style-name="ce1">
            <text:p>16.672</text:p>
          </table:table-cell>
          <table:table-cell office:value-type="float" office:value="48.877" table:style-name="ce1">
            <text:p>48.877</text:p>
          </table:table-cell>
        </table:table-row>
        <table:table-row table:style-name="ro1">
          <table:table-cell office:value-type="string" table:style-name="ce1">
            <text:p>Pavlov II</text:p>
          </table:table-cell>
          <table:table-cell office:value-type="float" office:value="16.678" table:style-name="ce1">
            <text:p>16.678</text:p>
          </table:table-cell>
          <table:table-cell office:value-type="float" office:value="48.872" table:style-name="ce1">
            <text:p>48.872</text:p>
          </table:table-cell>
        </table:table-row>
        <table:table-row table:style-name="ro1">
          <table:table-cell office:value-type="string" table:style-name="ce1">
            <text:p>Pavlov VI</text:p>
          </table:table-cell>
          <table:table-cell office:value-type="float" office:value="16.68" table:style-name="ce1">
            <text:p>16.68</text:p>
          </table:table-cell>
          <table:table-cell office:value-type="float" office:value="48.868" table:style-name="ce1">
            <text:p>48.868</text:p>
          </table:table-cell>
        </table:table-row>
        <table:table-row table:style-name="ro1">
          <table:table-cell office:value-type="string" table:style-name="ce1">
            <text:p>Milovice II (eastern hillside)</text:p>
          </table:table-cell>
          <table:table-cell office:value-type="float" office:value="16.685" table:style-name="ce1">
            <text:p>16.685</text:p>
          </table:table-cell>
          <table:table-cell office:value-type="float" office:value="48.854" table:style-name="ce1">
            <text:p>48.854</text:p>
          </table:table-cell>
        </table:table-row>
        <table:table-row table:style-name="ro1">
          <table:table-cell office:value-type="string" table:style-name="ce1">
            <text:p>Milovice IV</text:p>
          </table:table-cell>
          <table:table-cell office:value-type="float" office:value="16.695" table:style-name="ce1">
            <text:p>16.695</text:p>
          </table:table-cell>
          <table:table-cell office:value-type="float" office:value="48.852" table:style-name="ce1">
            <text:p>48.852</text:p>
          </table:table-cell>
        </table:table-row>
        <table:table-row table:style-name="ro1">
          <table:table-cell office:value-type="string" table:style-name="ce1">
            <text:p>Milovice III (Brnensky Hill)</text:p>
          </table:table-cell>
          <table:table-cell office:value-type="float" office:value="16.698" table:style-name="ce1">
            <text:p>16.698</text:p>
          </table:table-cell>
          <table:table-cell office:value-type="float" office:value="48.853" table:style-name="ce1">
            <text:p>48.853</text:p>
          </table:table-cell>
        </table:table-row>
        <table:table-row table:style-name="ro1">
          <table:table-cell office:value-type="string" table:style-name="ce1">
            <text:p>Milovice I</text:p>
          </table:table-cell>
          <table:table-cell office:value-type="float" office:value="16.706" table:style-name="ce1">
            <text:p>16.706</text:p>
          </table:table-cell>
          <table:table-cell office:value-type="float" office:value="48.863" table:style-name="ce1">
            <text:p>48.863</text:p>
          </table:table-cell>
        </table:table-row>
        <table:table-row table:style-name="ro1">
          <table:table-cell office:value-type="string" table:style-name="ce1">
            <text:p>Suchdol [Pod Hradem Cave]</text:p>
          </table:table-cell>
          <table:table-cell office:value-type="float" office:value="16.731" table:style-name="ce1">
            <text:p>16.731</text:p>
          </table:table-cell>
          <table:table-cell office:value-type="float" office:value="49.391" table:style-name="ce1">
            <text:p>49.391</text:p>
          </table:table-cell>
        </table:table-row>
        <table:table-row table:style-name="ro1">
          <table:table-cell office:value-type="string" table:style-name="ce1">
            <text:p>Kůlna Cave</text:p>
          </table:table-cell>
          <table:table-cell office:value-type="float" office:value="16.738" table:style-name="ce1">
            <text:p>16.738</text:p>
          </table:table-cell>
          <table:table-cell office:value-type="float" office:value="49.408" table:style-name="ce1">
            <text:p>49.408</text:p>
          </table:table-cell>
        </table:table-row>
        <table:table-row table:style-name="ro1">
          <table:table-cell office:value-type="string" table:style-name="ce1">
            <text:p>Bulhary I (brickyard)</text:p>
          </table:table-cell>
          <table:table-cell office:value-type="float" office:value="16.75" table:style-name="ce1">
            <text:p>16.75</text:p>
          </table:table-cell>
          <table:table-cell office:value-type="float" office:value="48.831" table:style-name="ce1">
            <text:p>48.831</text:p>
          </table:table-cell>
        </table:table-row>
        <table:table-row table:style-name="ro1">
          <table:table-cell office:value-type="string" table:style-name="ce1">
            <text:p>Ollersdorf/Haidenberg</text:p>
          </table:table-cell>
          <table:table-cell office:value-type="float" office:value="16.791" table:style-name="ce1">
            <text:p>16.791</text:p>
          </table:table-cell>
          <table:table-cell office:value-type="float" office:value="48.408" table:style-name="ce1">
            <text:p>48.408</text:p>
          </table:table-cell>
        </table:table-row>
        <table:table-row table:style-name="ro1">
          <table:table-cell office:value-type="string" table:style-name="ce1">
            <text:p>Kranawetberg</text:p>
          </table:table-cell>
          <table:table-cell office:value-type="float" office:value="16.829" table:style-name="ce1">
            <text:p>16.829</text:p>
          </table:table-cell>
          <table:table-cell office:value-type="float" office:value="48.423" table:style-name="ce1">
            <text:p>48.423</text:p>
          </table:table-cell>
        </table:table-row>
        <table:table-row table:style-name="ro1">
          <table:table-cell office:value-type="string" table:style-name="ce1">
            <text:p>Mladeč III [Plavatisko]</text:p>
          </table:table-cell>
          <table:table-cell office:value-type="float" office:value="17.012" table:style-name="ce1">
            <text:p>17.012</text:p>
          </table:table-cell>
          <table:table-cell office:value-type="float" office:value="49.708" table:style-name="ce1">
            <text:p>49.708</text:p>
          </table:table-cell>
        </table:table-row>
        <table:table-row table:style-name="ro1">
          <table:table-cell office:value-type="string" table:style-name="ce1">
            <text:p>Wójcice B</text:p>
          </table:table-cell>
          <table:table-cell office:value-type="float" office:value="17.231" table:style-name="ce1">
            <text:p>17.231</text:p>
          </table:table-cell>
          <table:table-cell office:value-type="float" office:value="50.467" table:style-name="ce1">
            <text:p>50.467</text:p>
          </table:table-cell>
        </table:table-row>
        <table:table-row table:style-name="ro1">
          <table:table-cell office:value-type="string" table:style-name="ce1">
            <text:p>Wojcice B</text:p>
          </table:table-cell>
          <table:table-cell office:value-type="float" office:value="17.233" table:style-name="ce1">
            <text:p>17.233</text:p>
          </table:table-cell>
          <table:table-cell office:value-type="float" office:value="50.467" table:style-name="ce1">
            <text:p>50.467</text:p>
          </table:table-cell>
        </table:table-row>
        <table:table-row table:style-name="ro1">
          <table:table-cell office:value-type="string" table:style-name="ce1">
            <text:p>Blatec [brickyard]</text:p>
          </table:table-cell>
          <table:table-cell office:value-type="float" office:value="17.238" table:style-name="ce1">
            <text:p>17.238</text:p>
          </table:table-cell>
          <table:table-cell office:value-type="float" office:value="49.528" table:style-name="ce1">
            <text:p>49.528</text:p>
          </table:table-cell>
        </table:table-row>
        <table:table-row table:style-name="ro1">
          <table:table-cell office:value-type="string" table:style-name="ce1">
            <text:p>Droždín VI [Zadní Dolecek]</text:p>
          </table:table-cell>
          <table:table-cell office:value-type="float" office:value="17.333" table:style-name="ce1">
            <text:p>17.333</text:p>
          </table:table-cell>
          <table:table-cell office:value-type="float" office:value="49.616" table:style-name="ce1">
            <text:p>49.616</text:p>
          </table:table-cell>
        </table:table-row>
        <table:table-row table:style-name="ro1">
          <table:table-cell office:value-type="string" table:style-name="ce1">
            <text:p>Dzerava Skála</text:p>
          </table:table-cell>
          <table:table-cell office:value-type="float" office:value="17.333" table:style-name="ce1">
            <text:p>17.333</text:p>
          </table:table-cell>
          <table:table-cell office:value-type="float" office:value="48.517" table:style-name="ce1">
            <text:p>48.517</text:p>
          </table:table-cell>
        </table:table-row>
        <table:table-row table:style-name="ro1">
          <table:table-cell office:value-type="string" table:style-name="ce1">
            <text:p>Buchlovice-Povinná</text:p>
          </table:table-cell>
          <table:table-cell office:value-type="float" office:value="17.338" table:style-name="ce1">
            <text:p>17.338</text:p>
          </table:table-cell>
          <table:table-cell office:value-type="float" office:value="49.086" table:style-name="ce1">
            <text:p>49.086</text:p>
          </table:table-cell>
        </table:table-row>
        <table:table-row table:style-name="ro1">
          <table:table-cell office:value-type="string" table:style-name="ce1">
            <text:p>Předmostí III</text:p>
          </table:table-cell>
          <table:table-cell office:value-type="float" office:value="17.431" table:style-name="ce1">
            <text:p>17.431</text:p>
          </table:table-cell>
          <table:table-cell office:value-type="float" office:value="49.475" table:style-name="ce1">
            <text:p>49.475</text:p>
          </table:table-cell>
        </table:table-row>
        <table:table-row table:style-name="ro1">
          <table:table-cell office:value-type="string" table:style-name="ce1">
            <text:p>Předmostí Ib [Přerov]</text:p>
          </table:table-cell>
          <table:table-cell office:value-type="float" office:value="17.433" table:style-name="ce1">
            <text:p>17.433</text:p>
          </table:table-cell>
          <table:table-cell office:value-type="float" office:value="49.478" table:style-name="ce1">
            <text:p>49.478</text:p>
          </table:table-cell>
        </table:table-row>
        <table:table-row table:style-name="ro1">
          <table:table-cell office:value-type="string" table:style-name="ce1">
            <text:p>Předmostí Ib</text:p>
          </table:table-cell>
          <table:table-cell office:value-type="float" office:value="17.433" table:style-name="ce1">
            <text:p>17.433</text:p>
          </table:table-cell>
          <table:table-cell office:value-type="float" office:value="49.478" table:style-name="ce1">
            <text:p>49.478</text:p>
          </table:table-cell>
        </table:table-row>
        <table:table-row table:style-name="ro1">
          <table:table-cell office:value-type="string" table:style-name="ce1">
            <text:p>Predmosti II</text:p>
          </table:table-cell>
          <table:table-cell office:value-type="float" office:value="17.434" table:style-name="ce1">
            <text:p>17.434</text:p>
          </table:table-cell>
          <table:table-cell office:value-type="float" office:value="49.481" table:style-name="ce1">
            <text:p>49.481</text:p>
          </table:table-cell>
        </table:table-row>
        <table:table-row table:style-name="ro1">
          <table:table-cell office:value-type="string" table:style-name="ce1">
            <text:p>Predmosti Ib [Přerov]</text:p>
          </table:table-cell>
          <table:table-cell office:value-type="float" office:value="17.437" table:style-name="ce1">
            <text:p>17.437</text:p>
          </table:table-cell>
          <table:table-cell office:value-type="float" office:value="49.468" table:style-name="ce1">
            <text:p>49.468</text:p>
          </table:table-cell>
        </table:table-row>
        <table:table-row table:style-name="ro1">
          <table:table-cell office:value-type="string" table:style-name="ce1">
            <text:p>Napajedla II[Makova Hillside]+ III [brickyard]</text:p>
          </table:table-cell>
          <table:table-cell office:value-type="float" office:value="17.463" table:style-name="ce1">
            <text:p>17.463</text:p>
          </table:table-cell>
          <table:table-cell office:value-type="float" office:value="49.18" table:style-name="ce1">
            <text:p>49.18</text:p>
          </table:table-cell>
        </table:table-row>
        <table:table-row table:style-name="ro1">
          <table:table-cell office:value-type="string" table:style-name="ce1">
            <text:p>Spytihněv I [Němeča+Podvinohrady8only bones]+Duchorce]</text:p>
          </table:table-cell>
          <table:table-cell office:value-type="float" office:value="17.475" table:style-name="ce1">
            <text:p>17.475</text:p>
          </table:table-cell>
          <table:table-cell office:value-type="float" office:value="49.157" table:style-name="ce1">
            <text:p>49.157</text:p>
          </table:table-cell>
        </table:table-row>
        <table:table-row table:style-name="ro1">
          <table:table-cell office:value-type="string" table:style-name="ce1">
            <text:p>Napajedla I [ Sardica]</text:p>
          </table:table-cell>
          <table:table-cell office:value-type="float" office:value="17.478" table:style-name="ce1">
            <text:p>17.478</text:p>
          </table:table-cell>
          <table:table-cell office:value-type="float" office:value="49.193" table:style-name="ce1">
            <text:p>49.193</text:p>
          </table:table-cell>
        </table:table-row>
        <table:table-row table:style-name="ro1">
          <table:table-cell office:value-type="string" table:style-name="ce1">
            <text:p>Jarosov I [Kopaniny]</text:p>
          </table:table-cell>
          <table:table-cell office:value-type="float" office:value="17.513" table:style-name="ce1">
            <text:p>17.513</text:p>
          </table:table-cell>
          <table:table-cell office:value-type="float" office:value="49.077" table:style-name="ce1">
            <text:p>49.077</text:p>
          </table:table-cell>
        </table:table-row>
        <table:table-row table:style-name="ro1">
          <table:table-cell office:value-type="string" table:style-name="ce1">
            <text:p>Jarosov II [Podvrsta]</text:p>
          </table:table-cell>
          <table:table-cell office:value-type="float" office:value="17.513" table:style-name="ce1">
            <text:p>17.513</text:p>
          </table:table-cell>
          <table:table-cell office:value-type="float" office:value="49.077" table:style-name="ce1">
            <text:p>49.077</text:p>
          </table:table-cell>
        </table:table-row>
        <table:table-row table:style-name="ro1">
          <table:table-cell office:value-type="string" table:style-name="ce1">
            <text:p>Santa Maria die Agnano [Ostuni]</text:p>
          </table:table-cell>
          <table:table-cell office:value-type="float" office:value="17.578" table:style-name="ce1">
            <text:p>17.578</text:p>
          </table:table-cell>
          <table:table-cell office:value-type="float" office:value="40.729" table:style-name="ce1">
            <text:p>40.729</text:p>
          </table:table-cell>
        </table:table-row>
        <table:table-row table:style-name="ro1">
          <table:table-cell office:value-type="string" table:style-name="ce1">
            <text:p>Vlckovce</text:p>
          </table:table-cell>
          <table:table-cell office:value-type="float" office:value="17.583" table:style-name="ce1">
            <text:p>17.583</text:p>
          </table:table-cell>
          <table:table-cell office:value-type="float" office:value="48.38" table:style-name="ce1">
            <text:p>48.38</text:p>
          </table:table-cell>
        </table:table-row>
        <table:table-row table:style-name="ro1">
          <table:table-cell office:value-type="string" table:style-name="ce1">
            <text:p>Borsice I [Chrástka]</text:p>
          </table:table-cell>
          <table:table-cell office:value-type="float" office:value="17.583" table:style-name="ce1">
            <text:p>17.583</text:p>
          </table:table-cell>
          <table:table-cell office:value-type="float" office:value="48.933" table:style-name="ce1">
            <text:p>48.933</text:p>
          </table:table-cell>
        </table:table-row>
        <table:table-row table:style-name="ro1">
          <table:table-cell office:value-type="string" table:style-name="ce1">
            <text:p>Lechotice</text:p>
          </table:table-cell>
          <table:table-cell office:value-type="float" office:value="17.587" table:style-name="ce1">
            <text:p>17.587</text:p>
          </table:table-cell>
          <table:table-cell office:value-type="float" office:value="49.275" table:style-name="ce1">
            <text:p>49.275</text:p>
          </table:table-cell>
        </table:table-row>
        <table:table-row table:style-name="ro1">
          <table:table-cell office:value-type="string" table:style-name="ce1">
            <text:p>Částkov</text:p>
          </table:table-cell>
          <table:table-cell office:value-type="float" office:value="17.619" table:style-name="ce1">
            <text:p>17.619</text:p>
          </table:table-cell>
          <table:table-cell office:value-type="float" office:value="49.104" table:style-name="ce1">
            <text:p>49.104</text:p>
          </table:table-cell>
        </table:table-row>
        <table:table-row table:style-name="ro1">
          <table:table-cell office:value-type="string" table:style-name="ce1">
            <text:p>Čachtice</text:p>
          </table:table-cell>
          <table:table-cell office:value-type="float" office:value="17.788" table:style-name="ce1">
            <text:p>17.788</text:p>
          </table:table-cell>
          <table:table-cell office:value-type="float" office:value="48.715" table:style-name="ce1">
            <text:p>48.715</text:p>
          </table:table-cell>
        </table:table-row>
        <table:table-row table:style-name="ro1">
          <table:table-cell office:value-type="string" table:style-name="ce1">
            <text:p>Moravany Noviny</text:p>
          </table:table-cell>
          <table:table-cell office:value-type="float" office:value="17.833" table:style-name="ce1">
            <text:p>17.833</text:p>
          </table:table-cell>
          <table:table-cell office:value-type="float" office:value="48.603" table:style-name="ce1">
            <text:p>48.603</text:p>
          </table:table-cell>
        </table:table-row>
        <table:table-row table:style-name="ro1">
          <table:table-cell office:value-type="string" table:style-name="ce1">
            <text:p>Banka-Horne farske role</text:p>
          </table:table-cell>
          <table:table-cell office:value-type="float" office:value="17.85" table:style-name="ce1">
            <text:p>17.85</text:p>
          </table:table-cell>
          <table:table-cell office:value-type="float" office:value="48.583" table:style-name="ce1">
            <text:p>48.583</text:p>
          </table:table-cell>
        </table:table-row>
        <table:table-row table:style-name="ro1">
          <table:table-cell office:value-type="string" table:style-name="ce1">
            <text:p>Trencianske Bohuslavice-Pod Tureckom</text:p>
          </table:table-cell>
          <table:table-cell office:value-type="float" office:value="17.854" table:style-name="ce1">
            <text:p>17.854</text:p>
          </table:table-cell>
          <table:table-cell office:value-type="float" office:value="48.804" table:style-name="ce1">
            <text:p>48.804</text:p>
          </table:table-cell>
        </table:table-row>
        <table:table-row table:style-name="ro1">
          <table:table-cell office:value-type="string" table:style-name="ce1">
            <text:p>Trenčianské Bohuslavice-Pod Tureckom</text:p>
          </table:table-cell>
          <table:table-cell office:value-type="float" office:value="17.854" table:style-name="ce1">
            <text:p>17.854</text:p>
          </table:table-cell>
          <table:table-cell office:value-type="float" office:value="48.85" table:style-name="ce1">
            <text:p>48.85</text:p>
          </table:table-cell>
        </table:table-row>
        <table:table-row table:style-name="ro1">
          <table:table-cell office:value-type="string" table:style-name="ce1">
            <text:p>Banka-Knazevica</text:p>
          </table:table-cell>
          <table:table-cell office:value-type="float" office:value="17.867" table:style-name="ce1">
            <text:p>17.867</text:p>
          </table:table-cell>
          <table:table-cell office:value-type="float" office:value="48.6" table:style-name="ce1">
            <text:p>48.6</text:p>
          </table:table-cell>
        </table:table-row>
        <table:table-row table:style-name="ro1">
          <table:table-cell office:value-type="string" table:style-name="ce1">
            <text:p>Banka Kopanica</text:p>
          </table:table-cell>
          <table:table-cell office:value-type="float" office:value="17.867" table:style-name="ce1">
            <text:p>17.867</text:p>
          </table:table-cell>
          <table:table-cell office:value-type="float" office:value="48.6" table:style-name="ce1">
            <text:p>48.6</text:p>
          </table:table-cell>
        </table:table-row>
        <table:table-row table:style-name="ro1">
          <table:table-cell office:value-type="string" table:style-name="ce1">
            <text:p>Moravany i Banka nad Vahom</text:p>
          </table:table-cell>
          <table:table-cell office:value-type="float" office:value="17.88" table:style-name="ce1">
            <text:p>17.88</text:p>
          </table:table-cell>
          <table:table-cell office:value-type="float" office:value="48.608" table:style-name="ce1">
            <text:p>48.608</text:p>
          </table:table-cell>
        </table:table-row>
        <table:table-row table:style-name="ro1">
          <table:table-cell office:value-type="string" table:style-name="ce1">
            <text:p>Moravany-Lopata II</text:p>
          </table:table-cell>
          <table:table-cell office:value-type="float" office:value="17.886" table:style-name="ce1">
            <text:p>17.886</text:p>
          </table:table-cell>
          <table:table-cell office:value-type="float" office:value="48.609" table:style-name="ce1">
            <text:p>48.609</text:p>
          </table:table-cell>
        </table:table-row>
        <table:table-row table:style-name="ro1">
          <table:table-cell office:value-type="string" table:style-name="ce1">
            <text:p>Moravany-Podkovica</text:p>
          </table:table-cell>
          <table:table-cell office:value-type="float" office:value="17.886" table:style-name="ce1">
            <text:p>17.886</text:p>
          </table:table-cell>
          <table:table-cell office:value-type="float" office:value="48.609" table:style-name="ce1">
            <text:p>48.609</text:p>
          </table:table-cell>
        </table:table-row>
        <table:table-row table:style-name="ro1">
          <table:table-cell office:value-type="string" table:style-name="ce1">
            <text:p>Moravany-Zakovska</text:p>
          </table:table-cell>
          <table:table-cell office:value-type="float" office:value="17.886" table:style-name="ce1">
            <text:p>17.886</text:p>
          </table:table-cell>
          <table:table-cell office:value-type="float" office:value="48.609" table:style-name="ce1">
            <text:p>48.609</text:p>
          </table:table-cell>
        </table:table-row>
        <table:table-row table:style-name="ro1">
          <table:table-cell office:value-type="string" table:style-name="ce1">
            <text:p>Hubina</text:p>
          </table:table-cell>
          <table:table-cell office:value-type="float" office:value="17.888" table:style-name="ce1">
            <text:p>17.888</text:p>
          </table:table-cell>
          <table:table-cell office:value-type="float" office:value="48.617" table:style-name="ce1">
            <text:p>48.617</text:p>
          </table:table-cell>
        </table:table-row>
        <table:table-row table:style-name="ro1">
          <table:table-cell office:value-type="string" table:style-name="ce1">
            <text:p>Radosina [Certova pec]</text:p>
          </table:table-cell>
          <table:table-cell office:value-type="float" office:value="17.915" table:style-name="ce1">
            <text:p>17.915</text:p>
          </table:table-cell>
          <table:table-cell office:value-type="float" office:value="48.559" table:style-name="ce1">
            <text:p>48.559</text:p>
          </table:table-cell>
        </table:table-row>
        <table:table-row table:style-name="ro1">
          <table:table-cell office:value-type="string" table:style-name="ce1">
            <text:p>Zamarovce</text:p>
          </table:table-cell>
          <table:table-cell office:value-type="float" office:value="18.051" table:style-name="ce1">
            <text:p>18.051</text:p>
          </table:table-cell>
          <table:table-cell office:value-type="float" office:value="48.909" table:style-name="ce1">
            <text:p>48.909</text:p>
          </table:table-cell>
        </table:table-row>
        <table:table-row table:style-name="ro1">
          <table:table-cell office:value-type="string" table:style-name="ce1">
            <text:p>Mníchova Lehota I</text:p>
          </table:table-cell>
          <table:table-cell office:value-type="float" office:value="18.062" table:style-name="ce1">
            <text:p>18.062</text:p>
          </table:table-cell>
          <table:table-cell office:value-type="float" office:value="48.834" table:style-name="ce1">
            <text:p>48.834</text:p>
          </table:table-cell>
        </table:table-row>
        <table:table-row table:style-name="ro1">
          <table:table-cell office:value-type="string" table:style-name="ce1">
            <text:p>Nitra Cerman</text:p>
          </table:table-cell>
          <table:table-cell office:value-type="float" office:value="18.084" table:style-name="ce1">
            <text:p>18.084</text:p>
          </table:table-cell>
          <table:table-cell office:value-type="float" office:value="48.322" table:style-name="ce1">
            <text:p>48.322</text:p>
          </table:table-cell>
        </table:table-row>
        <table:table-row table:style-name="ro1">
          <table:table-cell office:value-type="string" table:style-name="ce1">
            <text:p>Nemšová</text:p>
          </table:table-cell>
          <table:table-cell office:value-type="float" office:value="18.089" table:style-name="ce1">
            <text:p>18.089</text:p>
          </table:table-cell>
          <table:table-cell office:value-type="float" office:value="48.966" table:style-name="ce1">
            <text:p>48.966</text:p>
          </table:table-cell>
        </table:table-row>
        <table:table-row table:style-name="ro1">
          <table:table-cell office:value-type="string" table:style-name="ce1">
            <text:p>Pietraszyn</text:p>
          </table:table-cell>
          <table:table-cell office:value-type="float" office:value="18.09" table:style-name="ce1">
            <text:p>18.09</text:p>
          </table:table-cell>
          <table:table-cell office:value-type="float" office:value="50.033" table:style-name="ce1">
            <text:p>50.033</text:p>
          </table:table-cell>
        </table:table-row>
        <table:table-row table:style-name="ro1">
          <table:table-cell office:value-type="string" table:style-name="ce1">
            <text:p>Veneri (Parabita)</text:p>
          </table:table-cell>
          <table:table-cell office:value-type="float" office:value="18.096" table:style-name="ce1">
            <text:p>18.096</text:p>
          </table:table-cell>
          <table:table-cell office:value-type="float" office:value="40.07" table:style-name="ce1">
            <text:p>40.07</text:p>
          </table:table-cell>
        </table:table-row>
        <table:table-row table:style-name="ro1">
          <table:table-cell office:value-type="string" table:style-name="ce1">
            <text:p>Cyprzanów</text:p>
          </table:table-cell>
          <table:table-cell office:value-type="float" office:value="18.117" table:style-name="ce1">
            <text:p>18.117</text:p>
          </table:table-cell>
          <table:table-cell office:value-type="float" office:value="50.083" table:style-name="ce1">
            <text:p>50.083</text:p>
          </table:table-cell>
        </table:table-row>
        <table:table-row table:style-name="ro1">
          <table:table-cell office:value-type="string" table:style-name="ce1">
            <text:p>Šipka cave</text:p>
          </table:table-cell>
          <table:table-cell office:value-type="float" office:value="18.2" table:style-name="ce1">
            <text:p>18.2</text:p>
          </table:table-cell>
          <table:table-cell office:value-type="float" office:value="49.967" table:style-name="ce1">
            <text:p>49.967</text:p>
          </table:table-cell>
        </table:table-row>
        <table:table-row table:style-name="ro1">
          <table:table-cell office:value-type="string" table:style-name="ce1">
            <text:p>Petrkovice Ia</text:p>
          </table:table-cell>
          <table:table-cell office:value-type="float" office:value="18.262" table:style-name="ce1">
            <text:p>18.262</text:p>
          </table:table-cell>
          <table:table-cell office:value-type="float" office:value="49.865" table:style-name="ce1">
            <text:p>49.865</text:p>
          </table:table-cell>
        </table:table-row>
        <table:table-row table:style-name="ro1">
          <table:table-cell office:value-type="string" table:style-name="ce1">
            <text:p>Považská Bystrica</text:p>
          </table:table-cell>
          <table:table-cell office:value-type="float" office:value="18.436" table:style-name="ce1">
            <text:p>18.436</text:p>
          </table:table-cell>
          <table:table-cell office:value-type="float" office:value="49.114" table:style-name="ce1">
            <text:p>49.114</text:p>
          </table:table-cell>
        </table:table-row>
        <table:table-row table:style-name="ro1">
          <table:table-cell office:value-type="string" table:style-name="ce1">
            <text:p>Svodin</text:p>
          </table:table-cell>
          <table:table-cell office:value-type="float" office:value="18.499" table:style-name="ce1">
            <text:p>18.499</text:p>
          </table:table-cell>
          <table:table-cell office:value-type="float" office:value="47.907" table:style-name="ce1">
            <text:p>47.907</text:p>
          </table:table-cell>
        </table:table-row>
        <table:table-row table:style-name="ro1">
          <table:table-cell office:value-type="string" table:style-name="ce1">
            <text:p>Žilina</text:p>
          </table:table-cell>
          <table:table-cell office:value-type="float" office:value="18.711" table:style-name="ce1">
            <text:p>18.711</text:p>
          </table:table-cell>
          <table:table-cell office:value-type="float" office:value="49.227" table:style-name="ce1">
            <text:p>49.227</text:p>
          </table:table-cell>
        </table:table-row>
        <table:table-row table:style-name="ro1">
          <table:table-cell office:value-type="string" table:style-name="ce1">
            <text:p>Hont-Parassa III</text:p>
          </table:table-cell>
          <table:table-cell office:value-type="float" office:value="19.065" table:style-name="ce1">
            <text:p>19.065</text:p>
          </table:table-cell>
          <table:table-cell office:value-type="float" office:value="47.946" table:style-name="ce1">
            <text:p>47.946</text:p>
          </table:table-cell>
        </table:table-row>
        <table:table-row table:style-name="ro1">
          <table:table-cell office:value-type="string" table:style-name="ce1">
            <text:p>Püspökhatvan (Diós)</text:p>
          </table:table-cell>
          <table:table-cell office:value-type="float" office:value="19.368" table:style-name="ce1">
            <text:p>19.368</text:p>
          </table:table-cell>
          <table:table-cell office:value-type="float" office:value="47.775" table:style-name="ce1">
            <text:p>47.775</text:p>
          </table:table-cell>
        </table:table-row>
        <table:table-row table:style-name="ro1">
          <table:table-cell office:value-type="string" table:style-name="ce1">
            <text:p>Dziadowa Skala</text:p>
          </table:table-cell>
          <table:table-cell office:value-type="float" office:value="19.508" table:style-name="ce1">
            <text:p>19.508</text:p>
          </table:table-cell>
          <table:table-cell office:value-type="float" office:value="50.527" table:style-name="ce1">
            <text:p>50.527</text:p>
          </table:table-cell>
        </table:table-row>
        <table:table-row table:style-name="ro1">
          <table:table-cell office:value-type="string" table:style-name="ce1">
            <text:p>Slaninova</text:p>
          </table:table-cell>
          <table:table-cell office:value-type="float" office:value="19.667" table:style-name="ce1">
            <text:p>19.667</text:p>
          </table:table-cell>
          <table:table-cell office:value-type="float" office:value="48.333" table:style-name="ce1">
            <text:p>48.333</text:p>
          </table:table-cell>
        </table:table-row>
        <table:table-row table:style-name="ro1">
          <table:table-cell office:value-type="string" table:style-name="ce1">
            <text:p>Grota Jasna</text:p>
          </table:table-cell>
          <table:table-cell office:value-type="float" office:value="19.79" table:style-name="ce1">
            <text:p>19.79</text:p>
          </table:table-cell>
          <table:table-cell office:value-type="float" office:value="50.183" table:style-name="ce1">
            <text:p>50.183</text:p>
          </table:table-cell>
        </table:table-row>
        <table:table-row table:style-name="ro1">
          <table:table-cell office:value-type="string" table:style-name="ce1">
            <text:p>Piekary IIa [Okrazek]</text:p>
          </table:table-cell>
          <table:table-cell office:value-type="float" office:value="19.795" table:style-name="ce1">
            <text:p>19.795</text:p>
          </table:table-cell>
          <table:table-cell office:value-type="float" office:value="50.016" table:style-name="ce1">
            <text:p>50.016</text:p>
          </table:table-cell>
        </table:table-row>
        <table:table-row table:style-name="ro1">
          <table:table-cell office:value-type="string" table:style-name="ce1">
            <text:p>Piekary III [Skala]</text:p>
          </table:table-cell>
          <table:table-cell office:value-type="float" office:value="19.795" table:style-name="ce1">
            <text:p>19.795</text:p>
          </table:table-cell>
          <table:table-cell office:value-type="float" office:value="50.017" table:style-name="ce1">
            <text:p>50.017</text:p>
          </table:table-cell>
        </table:table-row>
        <table:table-row table:style-name="ro1">
          <table:table-cell office:value-type="string" table:style-name="ce1">
            <text:p>Zytnia Skala</text:p>
          </table:table-cell>
          <table:table-cell office:value-type="float" office:value="19.8" table:style-name="ce1">
            <text:p>19.8</text:p>
          </table:table-cell>
          <table:table-cell office:value-type="float" office:value="50.183" table:style-name="ce1">
            <text:p>50.183</text:p>
          </table:table-cell>
        </table:table-row>
        <table:table-row table:style-name="ro1">
          <table:table-cell office:value-type="string" table:style-name="ce1">
            <text:p>Mamutowa</text:p>
          </table:table-cell>
          <table:table-cell office:value-type="float" office:value="19.807" table:style-name="ce1">
            <text:p>19.807</text:p>
          </table:table-cell>
          <table:table-cell office:value-type="float" office:value="50.172" table:style-name="ce1">
            <text:p>50.172</text:p>
          </table:table-cell>
        </table:table-row>
        <table:table-row table:style-name="ro1">
          <table:table-cell office:value-type="string" table:style-name="ce1">
            <text:p>Kraków Przegorzaly II</text:p>
          </table:table-cell>
          <table:table-cell office:value-type="float" office:value="19.872" table:style-name="ce1">
            <text:p>19.872</text:p>
          </table:table-cell>
          <table:table-cell office:value-type="float" office:value="50.948" table:style-name="ce1">
            <text:p>50.948</text:p>
          </table:table-cell>
        </table:table-row>
        <table:table-row table:style-name="ro1">
          <table:table-cell office:value-type="string" table:style-name="ce1">
            <text:p>Kraków Przegorzaly I</text:p>
          </table:table-cell>
          <table:table-cell office:value-type="float" office:value="19.873" table:style-name="ce1">
            <text:p>19.873</text:p>
          </table:table-cell>
          <table:table-cell office:value-type="float" office:value="50.948" table:style-name="ce1">
            <text:p>50.948</text:p>
          </table:table-cell>
        </table:table-row>
        <table:table-row table:style-name="ro1">
          <table:table-cell office:value-type="string" table:style-name="ce1">
            <text:p>Kraków Zwierzyniec</text:p>
          </table:table-cell>
          <table:table-cell office:value-type="float" office:value="19.906" table:style-name="ce1">
            <text:p>19.906</text:p>
          </table:table-cell>
          <table:table-cell office:value-type="float" office:value="50.049" table:style-name="ce1">
            <text:p>50.049</text:p>
          </table:table-cell>
        </table:table-row>
        <table:table-row table:style-name="ro1">
          <table:table-cell office:value-type="string" table:style-name="ce1">
            <text:p>Kraków Spadzista D</text:p>
          </table:table-cell>
          <table:table-cell office:value-type="float" office:value="19.906" table:style-name="ce1">
            <text:p>19.906</text:p>
          </table:table-cell>
          <table:table-cell office:value-type="float" office:value="50.056" table:style-name="ce1">
            <text:p>50.056</text:p>
          </table:table-cell>
        </table:table-row>
        <table:table-row table:style-name="ro1">
          <table:table-cell office:value-type="string" table:style-name="ce1">
            <text:p>Kraków Spadzista E</text:p>
          </table:table-cell>
          <table:table-cell office:value-type="float" office:value="19.906" table:style-name="ce1">
            <text:p>19.906</text:p>
          </table:table-cell>
          <table:table-cell office:value-type="float" office:value="50.056" table:style-name="ce1">
            <text:p>50.056</text:p>
          </table:table-cell>
        </table:table-row>
        <table:table-row table:style-name="ro1">
          <table:table-cell office:value-type="string" table:style-name="ce1">
            <text:p>Kraków Spadzista B "Workshops'',</text:p>
          </table:table-cell>
          <table:table-cell office:value-type="float" office:value="19.906" table:style-name="ce1">
            <text:p>19.906</text:p>
          </table:table-cell>
          <table:table-cell office:value-type="float" office:value="50.056" table:style-name="ce1">
            <text:p>50.056</text:p>
          </table:table-cell>
        </table:table-row>
        <table:table-row table:style-name="ro1">
          <table:table-cell office:value-type="string" table:style-name="ce1">
            <text:p>Krakow Spadzista C</text:p>
          </table:table-cell>
          <table:table-cell office:value-type="float" office:value="19.906" table:style-name="ce1">
            <text:p>19.906</text:p>
          </table:table-cell>
          <table:table-cell office:value-type="float" office:value="50.056" table:style-name="ce1">
            <text:p>50.056</text:p>
          </table:table-cell>
        </table:table-row>
        <table:table-row table:style-name="ro1">
          <table:table-cell office:value-type="string" table:style-name="ce1">
            <text:p>Kraków Spadzista F</text:p>
          </table:table-cell>
          <table:table-cell office:value-type="float" office:value="19.906" table:style-name="ce1">
            <text:p>19.906</text:p>
          </table:table-cell>
          <table:table-cell office:value-type="float" office:value="50.056" table:style-name="ce1">
            <text:p>50.056</text:p>
          </table:table-cell>
        </table:table-row>
        <table:table-row table:style-name="ro1">
          <table:table-cell office:value-type="string" table:style-name="ce1">
            <text:p>Kraków-Witkowice</text:p>
          </table:table-cell>
          <table:table-cell office:value-type="float" office:value="19.947" table:style-name="ce1">
            <text:p>19.947</text:p>
          </table:table-cell>
          <table:table-cell office:value-type="float" office:value="50.104" table:style-name="ce1">
            <text:p>50.104</text:p>
          </table:table-cell>
        </table:table-row>
        <table:table-row table:style-name="ro1">
          <table:table-cell office:value-type="string" table:style-name="ce1">
            <text:p>Grava</text:p>
          </table:table-cell>
          <table:table-cell office:value-type="float" office:value="19.985" table:style-name="ce1">
            <text:p>19.985</text:p>
          </table:table-cell>
          <table:table-cell office:value-type="float" office:value="39.431" table:style-name="ce1">
            <text:p>39.431</text:p>
          </table:table-cell>
        </table:table-row>
        <table:table-row table:style-name="ro1">
          <table:table-cell office:value-type="string" table:style-name="ce1">
            <text:p>Oblazowa</text:p>
          </table:table-cell>
          <table:table-cell office:value-type="float" office:value="20.126" table:style-name="ce1">
            <text:p>20.126</text:p>
          </table:table-cell>
          <table:table-cell office:value-type="float" office:value="49.429" table:style-name="ce1">
            <text:p>49.429</text:p>
          </table:table-cell>
        </table:table-row>
        <table:table-row table:style-name="ro1">
          <table:table-cell office:value-type="string" table:style-name="ce1">
            <text:p>Konispol Cave</text:p>
          </table:table-cell>
          <table:table-cell office:value-type="float" office:value="20.167" table:style-name="ce1">
            <text:p>20.167</text:p>
          </table:table-cell>
          <table:table-cell office:value-type="float" office:value="39.65" table:style-name="ce1">
            <text:p>39.65</text:p>
          </table:table-cell>
        </table:table-row>
        <table:table-row table:style-name="ro1">
          <table:table-cell office:value-type="string" table:style-name="ce1">
            <text:p>Istallöskö</text:p>
          </table:table-cell>
          <table:table-cell office:value-type="float" office:value="20.433" table:style-name="ce1">
            <text:p>20.433</text:p>
          </table:table-cell>
          <table:table-cell office:value-type="float" office:value="48.065" table:style-name="ce1">
            <text:p>48.065</text:p>
          </table:table-cell>
        </table:table-row>
        <table:table-row table:style-name="ro1">
          <table:table-cell office:value-type="string" table:style-name="ce1">
            <text:p>Jaksice II</text:p>
          </table:table-cell>
          <table:table-cell office:value-type="float" office:value="20.543" table:style-name="ce1">
            <text:p>20.543</text:p>
          </table:table-cell>
          <table:table-cell office:value-type="float" office:value="50.158" table:style-name="ce1">
            <text:p>50.158</text:p>
          </table:table-cell>
        </table:table-row>
        <table:table-row table:style-name="ro1">
          <table:table-cell office:value-type="string" table:style-name="ce1">
            <text:p>Sajoszentpeter-Margitkapu dulo</text:p>
          </table:table-cell>
          <table:table-cell office:value-type="float" office:value="20.717" table:style-name="ce1">
            <text:p>20.717</text:p>
          </table:table-cell>
          <table:table-cell office:value-type="float" office:value="48.217" table:style-name="ce1">
            <text:p>48.217</text:p>
          </table:table-cell>
        </table:table-row>
        <table:table-row table:style-name="ro1">
          <table:table-cell office:value-type="string" table:style-name="ce1">
            <text:p>Asprochaliko</text:p>
          </table:table-cell>
          <table:table-cell office:value-type="float" office:value="20.844" table:style-name="ce1">
            <text:p>20.844</text:p>
          </table:table-cell>
          <table:table-cell office:value-type="float" office:value="39.281" table:style-name="ce1">
            <text:p>39.281</text:p>
          </table:table-cell>
        </table:table-row>
        <table:table-row table:style-name="ro1">
          <table:table-cell office:value-type="string" table:style-name="ce1">
            <text:p>Kastritsa</text:p>
          </table:table-cell>
          <table:table-cell office:value-type="float" office:value="20.917" table:style-name="ce1">
            <text:p>20.917</text:p>
          </table:table-cell>
          <table:table-cell office:value-type="float" office:value="39.633" table:style-name="ce1">
            <text:p>39.633</text:p>
          </table:table-cell>
        </table:table-row>
        <table:table-row table:style-name="ro1">
          <table:table-cell office:value-type="string" table:style-name="ce1">
            <text:p>Megyaszó-Szelestetö</text:p>
          </table:table-cell>
          <table:table-cell office:value-type="float" office:value="21.085" table:style-name="ce1">
            <text:p>21.085</text:p>
          </table:table-cell>
          <table:table-cell office:value-type="float" office:value="48.233" table:style-name="ce1">
            <text:p>48.233</text:p>
          </table:table-cell>
        </table:table-row>
        <table:table-row table:style-name="ro1">
          <table:table-cell office:value-type="string" table:style-name="ce1">
            <text:p>Livov 7 rochshelter [Tchertova Skelia; shelter Romana]</text:p>
          </table:table-cell>
          <table:table-cell office:value-type="float" office:value="21.088" table:style-name="ce1">
            <text:p>21.088</text:p>
          </table:table-cell>
          <table:table-cell office:value-type="float" office:value="49.251" table:style-name="ce1">
            <text:p>49.251</text:p>
          </table:table-cell>
        </table:table-row>
        <table:table-row table:style-name="ro1">
          <table:table-cell office:value-type="string" table:style-name="ce1">
            <text:p>Hidasnémeti</text:p>
          </table:table-cell>
          <table:table-cell office:value-type="float" office:value="21.229" table:style-name="ce1">
            <text:p>21.229</text:p>
          </table:table-cell>
          <table:table-cell office:value-type="float" office:value="48.502" table:style-name="ce1">
            <text:p>48.502</text:p>
          </table:table-cell>
        </table:table-row>
        <table:table-row table:style-name="ro1">
          <table:table-cell office:value-type="string" table:style-name="ce1">
            <text:p>Bodrogkeresztúr-Heyne</text:p>
          </table:table-cell>
          <table:table-cell office:value-type="float" office:value="21.386" table:style-name="ce1">
            <text:p>21.386</text:p>
          </table:table-cell>
          <table:table-cell office:value-type="float" office:value="48.125" table:style-name="ce1">
            <text:p>48.125</text:p>
          </table:table-cell>
        </table:table-row>
        <table:table-row table:style-name="ro1">
          <table:table-cell office:value-type="string" table:style-name="ce1">
            <text:p>Cladova</text:p>
          </table:table-cell>
          <table:table-cell office:value-type="float" office:value="21.659" table:style-name="ce1">
            <text:p>21.659</text:p>
          </table:table-cell>
          <table:table-cell office:value-type="float" office:value="46.135" table:style-name="ce1">
            <text:p>46.135</text:p>
          </table:table-cell>
        </table:table-row>
        <table:table-row table:style-name="ro1">
          <table:table-cell office:value-type="string" table:style-name="ce1">
            <text:p>Henrykow 15</text:p>
          </table:table-cell>
          <table:table-cell office:value-type="float" office:value="21.667" table:style-name="ce1">
            <text:p>21.667</text:p>
          </table:table-cell>
          <table:table-cell office:value-type="float" office:value="52.017" table:style-name="ce1">
            <text:p>52.017</text:p>
          </table:table-cell>
        </table:table-row>
        <table:table-row table:style-name="ro1">
          <table:table-cell office:value-type="string" table:style-name="ce1">
            <text:p>Theopatra Cave</text:p>
          </table:table-cell>
          <table:table-cell office:value-type="float" office:value="21.679" table:style-name="ce1">
            <text:p>21.679</text:p>
          </table:table-cell>
          <table:table-cell office:value-type="float" office:value="39.667" table:style-name="ce1">
            <text:p>39.667</text:p>
          </table:table-cell>
        </table:table-row>
        <table:table-row table:style-name="ro1">
          <table:table-cell office:value-type="string" table:style-name="ce1">
            <text:p>Kasov I</text:p>
          </table:table-cell>
          <table:table-cell office:value-type="float" office:value="21.75" table:style-name="ce1">
            <text:p>21.75</text:p>
          </table:table-cell>
          <table:table-cell office:value-type="float" office:value="48.483" table:style-name="ce1">
            <text:p>48.483</text:p>
          </table:table-cell>
        </table:table-row>
        <table:table-row table:style-name="ro1">
          <table:table-cell office:value-type="string" table:style-name="ce1">
            <text:p>Cejkov I</text:p>
          </table:table-cell>
          <table:table-cell office:value-type="float" office:value="21.767" table:style-name="ce1">
            <text:p>21.767</text:p>
          </table:table-cell>
          <table:table-cell office:value-type="float" office:value="48.467" table:style-name="ce1">
            <text:p>48.467</text:p>
          </table:table-cell>
        </table:table-row>
        <table:table-row table:style-name="ro1">
          <table:table-cell office:value-type="string" table:style-name="ce1">
            <text:p>Hotilor</text:p>
          </table:table-cell>
          <table:table-cell office:value-type="float" office:value="22.422" table:style-name="ce1">
            <text:p>22.422</text:p>
          </table:table-cell>
          <table:table-cell office:value-type="float" office:value="44.886" table:style-name="ce1">
            <text:p>44.886</text:p>
          </table:table-cell>
        </table:table-row>
        <table:table-row table:style-name="ro1">
          <table:table-cell office:value-type="string" table:style-name="ce1">
            <text:p>Kephalari</text:p>
          </table:table-cell>
          <table:table-cell office:value-type="float" office:value="22.687" table:style-name="ce1">
            <text:p>22.687</text:p>
          </table:table-cell>
          <table:table-cell office:value-type="float" office:value="37.599" table:style-name="ce1">
            <text:p>37.599</text:p>
          </table:table-cell>
        </table:table-row>
        <table:table-row table:style-name="ro1">
          <table:table-cell office:value-type="string" table:style-name="ce1">
            <text:p>Kozarnika Cave</text:p>
          </table:table-cell>
          <table:table-cell office:value-type="float" office:value="22.703" table:style-name="ce1">
            <text:p>22.703</text:p>
          </table:table-cell>
          <table:table-cell office:value-type="float" office:value="43.65" table:style-name="ce1">
            <text:p>43.65</text:p>
          </table:table-cell>
        </table:table-row>
        <table:table-row table:style-name="ro1">
          <table:table-cell office:value-type="string" table:style-name="ce1">
            <text:p>Przemysl 1</text:p>
          </table:table-cell>
          <table:table-cell office:value-type="float" office:value="22.783" table:style-name="ce1">
            <text:p>22.783</text:p>
          </table:table-cell>
          <table:table-cell office:value-type="float" office:value="49.783" table:style-name="ce1">
            <text:p>49.783</text:p>
          </table:table-cell>
        </table:table-row>
        <table:table-row table:style-name="ro1">
          <table:table-cell office:value-type="string" table:style-name="ce1">
            <text:p>Groapa Lupului</text:p>
          </table:table-cell>
          <table:table-cell office:value-type="float" office:value="22.869" table:style-name="ce1">
            <text:p>22.869</text:p>
          </table:table-cell>
          <table:table-cell office:value-type="float" office:value="46.019" table:style-name="ce1">
            <text:p>46.019</text:p>
          </table:table-cell>
        </table:table-row>
        <table:table-row table:style-name="ro1">
          <table:table-cell office:value-type="string" table:style-name="ce1">
            <text:p>Cioarei-Borosteni Cave</text:p>
          </table:table-cell>
          <table:table-cell office:value-type="float" office:value="23.003" table:style-name="ce1">
            <text:p>23.003</text:p>
          </table:table-cell>
          <table:table-cell office:value-type="float" office:value="41.532" table:style-name="ce1">
            <text:p>41.532</text:p>
          </table:table-cell>
        </table:table-row>
        <table:table-row table:style-name="ro1">
          <table:table-cell office:value-type="string" table:style-name="ce1">
            <text:p>Franchthi</text:p>
          </table:table-cell>
          <table:table-cell office:value-type="float" office:value="23.131" table:style-name="ce1">
            <text:p>23.131</text:p>
          </table:table-cell>
          <table:table-cell office:value-type="float" office:value="37.422" table:style-name="ce1">
            <text:p>37.422</text:p>
          </table:table-cell>
        </table:table-row>
        <table:table-row table:style-name="ro1">
          <table:table-cell office:value-type="string" table:style-name="ce1">
            <text:p>Molochnyi Kamin Cave</text:p>
          </table:table-cell>
          <table:table-cell office:value-type="float" office:value="23.167" table:style-name="ce1">
            <text:p>23.167</text:p>
          </table:table-cell>
          <table:table-cell office:value-type="float" office:value="48.417" table:style-name="ce1">
            <text:p>48.417</text:p>
          </table:table-cell>
        </table:table-row>
        <table:table-row table:style-name="ro1">
          <table:table-cell office:value-type="string" table:style-name="ce1">
            <text:p>Temnata Cave</text:p>
          </table:table-cell>
          <table:table-cell office:value-type="float" office:value="24.067" table:style-name="ce1">
            <text:p>24.067</text:p>
          </table:table-cell>
          <table:table-cell office:value-type="float" office:value="43.167" table:style-name="ce1">
            <text:p>43.167</text:p>
          </table:table-cell>
        </table:table-row>
        <table:table-row table:style-name="ro1">
          <table:table-cell office:value-type="string" table:style-name="ce1">
            <text:p>Galich I [Galitch]</text:p>
          </table:table-cell>
          <table:table-cell office:value-type="float" office:value="24.733" table:style-name="ce1">
            <text:p>24.733</text:p>
          </table:table-cell>
          <table:table-cell office:value-type="float" office:value="49.117" table:style-name="ce1">
            <text:p>49.117</text:p>
          </table:table-cell>
        </table:table-row>
        <table:table-row table:style-name="ro1">
          <table:table-cell office:value-type="string" table:style-name="ce1">
            <text:p>Yezupil [Jezupol]</text:p>
          </table:table-cell>
          <table:table-cell office:value-type="float" office:value="24.814" table:style-name="ce1">
            <text:p>24.814</text:p>
          </table:table-cell>
          <table:table-cell office:value-type="float" office:value="49.015" table:style-name="ce1">
            <text:p>49.015</text:p>
          </table:table-cell>
        </table:table-row>
        <table:table-row table:style-name="ro1">
          <table:table-cell office:value-type="string" table:style-name="ce1">
            <text:p>Mezhigirtsy I [Mejigirtsy]</text:p>
          </table:table-cell>
          <table:table-cell office:value-type="float" office:value="25.029" table:style-name="ce1">
            <text:p>25.029</text:p>
          </table:table-cell>
          <table:table-cell office:value-type="float" office:value="49.028" table:style-name="ce1">
            <text:p>49.028</text:p>
          </table:table-cell>
        </table:table-row>
        <table:table-row table:style-name="ro1">
          <table:table-cell office:value-type="string" table:style-name="ce1">
            <text:p>Kulichivka</text:p>
          </table:table-cell>
          <table:table-cell office:value-type="float" office:value="25.129" table:style-name="ce1">
            <text:p>25.129</text:p>
          </table:table-cell>
          <table:table-cell office:value-type="float" office:value="50.167" table:style-name="ce1">
            <text:p>50.167</text:p>
          </table:table-cell>
        </table:table-row>
        <table:table-row table:style-name="ro1">
          <table:table-cell office:value-type="string" table:style-name="ce1">
            <text:p>Gura Cheii de Rasnov</text:p>
          </table:table-cell>
          <table:table-cell office:value-type="float" office:value="25.514" table:style-name="ce1">
            <text:p>25.514</text:p>
          </table:table-cell>
          <table:table-cell office:value-type="float" office:value="45.586" table:style-name="ce1">
            <text:p>45.586</text:p>
          </table:table-cell>
        </table:table-row>
        <table:table-row table:style-name="ro1">
          <table:table-cell office:value-type="string" table:style-name="ce1">
            <text:p>Ceahlau-Bofu Mic [Bofu Mare]</text:p>
          </table:table-cell>
          <table:table-cell office:value-type="float" office:value="25.882" table:style-name="ce1">
            <text:p>25.882</text:p>
          </table:table-cell>
          <table:table-cell office:value-type="float" office:value="47.028" table:style-name="ce1">
            <text:p>47.028</text:p>
          </table:table-cell>
        </table:table-row>
        <table:table-row table:style-name="ro1">
          <table:table-cell office:value-type="string" table:style-name="ce1">
            <text:p>Bistricioara-Lutarie</text:p>
          </table:table-cell>
          <table:table-cell office:value-type="float" office:value="25.948" table:style-name="ce1">
            <text:p>25.948</text:p>
          </table:table-cell>
          <table:table-cell office:value-type="float" office:value="47.056" table:style-name="ce1">
            <text:p>47.056</text:p>
          </table:table-cell>
        </table:table-row>
        <table:table-row table:style-name="ro1">
          <table:table-cell office:value-type="string" table:style-name="ce1">
            <text:p>Zhornov</text:p>
          </table:table-cell>
          <table:table-cell office:value-type="float" office:value="25.953" table:style-name="ce1">
            <text:p>25.953</text:p>
          </table:table-cell>
          <table:table-cell office:value-type="float" office:value="50.523" table:style-name="ce1">
            <text:p>50.523</text:p>
          </table:table-cell>
        </table:table-row>
        <table:table-row table:style-name="ro1">
          <table:table-cell office:value-type="string" table:style-name="ce1">
            <text:p>Ceahlau Dirtu [Ceahlau Dartu]</text:p>
          </table:table-cell>
          <table:table-cell office:value-type="float" office:value="26.001" table:style-name="ce1">
            <text:p>26.001</text:p>
          </table:table-cell>
          <table:table-cell office:value-type="float" office:value="47.041" table:style-name="ce1">
            <text:p>47.041</text:p>
          </table:table-cell>
        </table:table-row>
        <table:table-row table:style-name="ro1">
          <table:table-cell office:value-type="string" table:style-name="ce1">
            <text:p>Ceahlau-Podis</text:p>
          </table:table-cell>
          <table:table-cell office:value-type="float" office:value="26.016" table:style-name="ce1">
            <text:p>26.016</text:p>
          </table:table-cell>
          <table:table-cell office:value-type="float" office:value="47.037" table:style-name="ce1">
            <text:p>47.037</text:p>
          </table:table-cell>
        </table:table-row>
        <table:table-row table:style-name="ro1">
          <table:table-cell office:value-type="string" table:style-name="ce1">
            <text:p>Ceahlau-Cetatica I [Cetatica Cea]</text:p>
          </table:table-cell>
          <table:table-cell office:value-type="float" office:value="26.026" table:style-name="ce1">
            <text:p>26.026</text:p>
          </table:table-cell>
          <table:table-cell office:value-type="float" office:value="47.033" table:style-name="ce1">
            <text:p>47.033</text:p>
          </table:table-cell>
        </table:table-row>
        <table:table-row table:style-name="ro1">
          <table:table-cell office:value-type="string" table:style-name="ce1">
            <text:p>Lapos-Poiana [Udesti]</text:p>
          </table:table-cell>
          <table:table-cell office:value-type="float" office:value="26.033" table:style-name="ce1">
            <text:p>26.033</text:p>
          </table:table-cell>
          <table:table-cell office:value-type="float" office:value="44.8" table:style-name="ce1">
            <text:p>44.8</text:p>
          </table:table-cell>
        </table:table-row>
        <table:table-row table:style-name="ro1">
          <table:table-cell office:value-type="string" table:style-name="ce1">
            <text:p>Bicaz Ciungi</text:p>
          </table:table-cell>
          <table:table-cell office:value-type="float" office:value="26.093" table:style-name="ce1">
            <text:p>26.093</text:p>
          </table:table-cell>
          <table:table-cell office:value-type="float" office:value="46.908" table:style-name="ce1">
            <text:p>46.908</text:p>
          </table:table-cell>
        </table:table-row>
        <table:table-row table:style-name="ro1">
          <table:table-cell office:value-type="string" table:style-name="ce1">
            <text:p>Poiana-Ciresului</text:p>
          </table:table-cell>
          <table:table-cell office:value-type="float" office:value="26.329" table:style-name="ce1">
            <text:p>26.329</text:p>
          </table:table-cell>
          <table:table-cell office:value-type="float" office:value="46.928" table:style-name="ce1">
            <text:p>46.928</text:p>
          </table:table-cell>
        </table:table-row>
        <table:table-row table:style-name="ro1">
          <table:table-cell office:value-type="string" table:style-name="ce1">
            <text:p>Zbitenka 1</text:p>
          </table:table-cell>
          <table:table-cell office:value-type="float" office:value="26.53" table:style-name="ce1">
            <text:p>26.53</text:p>
          </table:table-cell>
          <table:table-cell office:value-type="float" office:value="50.331" table:style-name="ce1">
            <text:p>50.331</text:p>
          </table:table-cell>
        </table:table-row>
        <table:table-row table:style-name="ro1">
          <table:table-cell office:value-type="string" table:style-name="ce1">
            <text:p>Dorohoi-Strahova</text:p>
          </table:table-cell>
          <table:table-cell office:value-type="float" office:value="26.762" table:style-name="ce1">
            <text:p>26.762</text:p>
          </table:table-cell>
          <table:table-cell office:value-type="float" office:value="47.991" table:style-name="ce1">
            <text:p>47.991</text:p>
          </table:table-cell>
        </table:table-row>
        <table:table-row table:style-name="ro1">
          <table:table-cell office:value-type="string" table:style-name="ce1">
            <text:p>Dealul Viei Buda</text:p>
          </table:table-cell>
          <table:table-cell office:value-type="float" office:value="26.824" table:style-name="ce1">
            <text:p>26.824</text:p>
          </table:table-cell>
          <table:table-cell office:value-type="float" office:value="46.666" table:style-name="ce1">
            <text:p>46.666</text:p>
          </table:table-cell>
        </table:table-row>
        <table:table-row table:style-name="ro1">
          <table:table-cell office:value-type="string" table:style-name="ce1">
            <text:p>Crasnaleuca</text:p>
          </table:table-cell>
          <table:table-cell office:value-type="float" office:value="26.828" table:style-name="ce1">
            <text:p>26.828</text:p>
          </table:table-cell>
          <table:table-cell office:value-type="float" office:value="48.11" table:style-name="ce1">
            <text:p>48.11</text:p>
          </table:table-cell>
        </table:table-row>
        <table:table-row table:style-name="ro1">
          <table:table-cell office:value-type="string" table:style-name="ce1">
            <text:p>Oselivka I</text:p>
          </table:table-cell>
          <table:table-cell office:value-type="float" office:value="26.953" table:style-name="ce1">
            <text:p>26.953</text:p>
          </table:table-cell>
          <table:table-cell office:value-type="float" office:value="48.47" table:style-name="ce1">
            <text:p>48.47</text:p>
          </table:table-cell>
        </table:table-row>
        <table:table-row table:style-name="ro1">
          <table:table-cell office:value-type="string" table:style-name="ce1">
            <text:p>Voronovitsa, upper layer</text:p>
          </table:table-cell>
          <table:table-cell office:value-type="float" office:value="26.976" table:style-name="ce1">
            <text:p>26.976</text:p>
          </table:table-cell>
          <table:table-cell office:value-type="float" office:value="48.546" table:style-name="ce1">
            <text:p>48.546</text:p>
          </table:table-cell>
        </table:table-row>
        <table:table-row table:style-name="ro1">
          <table:table-cell office:value-type="string" table:style-name="ce1">
            <text:p>Voronovitsa, lower layer</text:p>
          </table:table-cell>
          <table:table-cell office:value-type="float" office:value="26.976" table:style-name="ce1">
            <text:p>26.976</text:p>
          </table:table-cell>
          <table:table-cell office:value-type="float" office:value="48.546" table:style-name="ce1">
            <text:p>48.546</text:p>
          </table:table-cell>
        </table:table-row>
        <table:table-row table:style-name="ro1">
          <table:table-cell office:value-type="string" table:style-name="ce1">
            <text:p>Chuntu [Tchountou; Ciuntu]</text:p>
          </table:table-cell>
          <table:table-cell office:value-type="float" office:value="27.012" table:style-name="ce1">
            <text:p>27.012</text:p>
          </table:table-cell>
          <table:table-cell office:value-type="float" office:value="48.25" table:style-name="ce1">
            <text:p>48.25</text:p>
          </table:table-cell>
        </table:table-row>
        <table:table-row table:style-name="ro1">
          <table:table-cell office:value-type="string" table:style-name="ce1">
            <text:p>Mitoc Malul Galben</text:p>
          </table:table-cell>
          <table:table-cell office:value-type="float" office:value="27.036" table:style-name="ce1">
            <text:p>27.036</text:p>
          </table:table-cell>
          <table:table-cell office:value-type="float" office:value="48.111" table:style-name="ce1">
            <text:p>48.111</text:p>
          </table:table-cell>
        </table:table-row>
        <table:table-row table:style-name="ro1">
          <table:table-cell office:value-type="string" table:style-name="ce1">
            <text:p>Deal de Sat, La</text:p>
          </table:table-cell>
          <table:table-cell office:value-type="float" office:value="27.081" table:style-name="ce1">
            <text:p>27.081</text:p>
          </table:table-cell>
          <table:table-cell office:value-type="float" office:value="46.94" table:style-name="ce1">
            <text:p>46.94</text:p>
          </table:table-cell>
        </table:table-row>
        <table:table-row table:style-name="ro1">
          <table:table-cell office:value-type="string" table:style-name="ce1">
            <text:p>Pîrîul lui Istrati</text:p>
          </table:table-cell>
          <table:table-cell office:value-type="float" office:value="27.082" table:style-name="ce1">
            <text:p>27.082</text:p>
          </table:table-cell>
          <table:table-cell office:value-type="float" office:value="48.079" table:style-name="ce1">
            <text:p>48.079</text:p>
          </table:table-cell>
        </table:table-row>
        <table:table-row table:style-name="ro1">
          <table:table-cell office:value-type="string" table:style-name="ce1">
            <text:p>Valea Badelui [La Caramidarie]</text:p>
          </table:table-cell>
          <table:table-cell office:value-type="float" office:value="27.13" table:style-name="ce1">
            <text:p>27.13</text:p>
          </table:table-cell>
          <table:table-cell office:value-type="float" office:value="47.95" table:style-name="ce1">
            <text:p>47.95</text:p>
          </table:table-cell>
        </table:table-row>
        <table:table-row table:style-name="ro1">
          <table:table-cell office:value-type="string" table:style-name="ce1">
            <text:p>Ripiceni-Izvor</text:p>
          </table:table-cell>
          <table:table-cell office:value-type="float" office:value="27.133" table:style-name="ce1">
            <text:p>27.133</text:p>
          </table:table-cell>
          <table:table-cell office:value-type="float" office:value="47.95" table:style-name="ce1">
            <text:p>47.95</text:p>
          </table:table-cell>
        </table:table-row>
        <table:table-row table:style-name="ro1">
          <table:table-cell office:value-type="string" table:style-name="ce1">
            <text:p>Stînca-Ripiceni</text:p>
          </table:table-cell>
          <table:table-cell office:value-type="float" office:value="27.133" table:style-name="ce1">
            <text:p>27.133</text:p>
          </table:table-cell>
          <table:table-cell office:value-type="float" office:value="47.95" table:style-name="ce1">
            <text:p>47.95</text:p>
          </table:table-cell>
        </table:table-row>
        <table:table-row table:style-name="ro1">
          <table:table-cell office:value-type="string" table:style-name="ce1">
            <text:p>Stînca-Ripiceni [Stânca-Ripiceni]</text:p>
          </table:table-cell>
          <table:table-cell office:value-type="float" office:value="27.133" table:style-name="ce1">
            <text:p>27.133</text:p>
          </table:table-cell>
          <table:table-cell office:value-type="float" office:value="47.95" table:style-name="ce1">
            <text:p>47.95</text:p>
          </table:table-cell>
        </table:table-row>
        <table:table-row table:style-name="ro1">
          <table:table-cell office:value-type="string" table:style-name="ce1">
            <text:p>Mica de Moieciu [Pestera Mica]</text:p>
          </table:table-cell>
          <table:table-cell office:value-type="float" office:value="27.179" table:style-name="ce1">
            <text:p>27.179</text:p>
          </table:table-cell>
          <table:table-cell office:value-type="float" office:value="44.601" table:style-name="ce1">
            <text:p>44.601</text:p>
          </table:table-cell>
        </table:table-row>
        <table:table-row table:style-name="ro1">
          <table:table-cell office:value-type="string" table:style-name="ce1">
            <text:p>Molodova I</text:p>
          </table:table-cell>
          <table:table-cell office:value-type="float" office:value="27.183" table:style-name="ce1">
            <text:p>27.183</text:p>
          </table:table-cell>
          <table:table-cell office:value-type="float" office:value="48.567" table:style-name="ce1">
            <text:p>48.567</text:p>
          </table:table-cell>
        </table:table-row>
        <table:table-row table:style-name="ro1">
          <table:table-cell office:value-type="string" table:style-name="ce1">
            <text:p>Molodova V</text:p>
          </table:table-cell>
          <table:table-cell office:value-type="float" office:value="27.184" table:style-name="ce1">
            <text:p>27.184</text:p>
          </table:table-cell>
          <table:table-cell office:value-type="float" office:value="48.566" table:style-name="ce1">
            <text:p>48.566</text:p>
          </table:table-cell>
        </table:table-row>
        <table:table-row table:style-name="ro1">
          <table:table-cell office:value-type="string" table:style-name="ce1">
            <text:p>Brinzeni I (Brynzeny)</text:p>
          </table:table-cell>
          <table:table-cell office:value-type="float" office:value="27.25" table:style-name="ce1">
            <text:p>27.25</text:p>
          </table:table-cell>
          <table:table-cell office:value-type="float" office:value="48.083" table:style-name="ce1">
            <text:p>48.083</text:p>
          </table:table-cell>
        </table:table-row>
        <table:table-row table:style-name="ro1">
          <table:table-cell office:value-type="string" table:style-name="ce1">
            <text:p>Korpatch [Corpach]</text:p>
          </table:table-cell>
          <table:table-cell office:value-type="float" office:value="27.29" table:style-name="ce1">
            <text:p>27.29</text:p>
          </table:table-cell>
          <table:table-cell office:value-type="float" office:value="48.16" table:style-name="ce1">
            <text:p>48.16</text:p>
          </table:table-cell>
        </table:table-row>
        <table:table-row table:style-name="ro1">
          <table:table-cell office:value-type="string" table:style-name="ce1">
            <text:p>Korman 4</text:p>
          </table:table-cell>
          <table:table-cell office:value-type="float" office:value="27.362" table:style-name="ce1">
            <text:p>27.362</text:p>
          </table:table-cell>
          <table:table-cell office:value-type="float" office:value="48.546" table:style-name="ce1">
            <text:p>48.546</text:p>
          </table:table-cell>
        </table:table-row>
        <table:table-row table:style-name="ro1">
          <table:table-cell office:value-type="string" table:style-name="ce1">
            <text:p>Climautsy [Klimautsy]</text:p>
          </table:table-cell>
          <table:table-cell office:value-type="float" office:value="27.613" table:style-name="ce1">
            <text:p>27.613</text:p>
          </table:table-cell>
          <table:table-cell office:value-type="float" office:value="48.307" table:style-name="ce1">
            <text:p>48.307</text:p>
          </table:table-cell>
        </table:table-row>
        <table:table-row table:style-name="ro1">
          <table:table-cell office:value-type="string" table:style-name="ce1">
            <text:p>Ciutulesti I</text:p>
          </table:table-cell>
          <table:table-cell office:value-type="float" office:value="28.394" table:style-name="ce1">
            <text:p>28.394</text:p>
          </table:table-cell>
          <table:table-cell office:value-type="float" office:value="47.758" table:style-name="ce1">
            <text:p>47.758</text:p>
          </table:table-cell>
        </table:table-row>
        <table:table-row table:style-name="ro1">
          <table:table-cell office:value-type="string" table:style-name="ce1">
            <text:p>Babin 1</text:p>
          </table:table-cell>
          <table:table-cell office:value-type="float" office:value="28.822" table:style-name="ce1">
            <text:p>28.822</text:p>
          </table:table-cell>
          <table:table-cell office:value-type="float" office:value="48.533" table:style-name="ce1">
            <text:p>48.533</text:p>
          </table:table-cell>
        </table:table-row>
        <table:table-row table:style-name="ro1">
          <table:table-cell office:value-type="string" table:style-name="ce1">
            <text:p>Foz do Medal</text:p>
          </table:table-cell>
          <table:table-cell office:value-type="float" office:value="-6.88" table:style-name="ce1">
            <text:p>-6.88</text:p>
          </table:table-cell>
          <table:table-cell office:value-type="float" office:value="41.25" table:style-name="ce1">
            <text:p>41.25</text:p>
          </table:table-cell>
        </table:table-row>
        <table:table-row table:style-name="ro1">
          <table:table-cell office:value-type="string" table:style-name="ce1">
            <text:p>Sunghir</text:p>
          </table:table-cell>
          <table:table-cell office:value-type="float" office:value="40.51" table:style-name="ce1">
            <text:p>40.51</text:p>
          </table:table-cell>
          <table:table-cell office:value-type="float" office:value="56.18" table:style-name="ce1">
            <text:p>56.18</text:p>
          </table:table-cell>
        </table:table-row>
        <table:table-row table:style-name="ro1">
          <table:table-cell office:value-type="string" table:style-name="ce1">
            <text:p>Kostenki 21</text:p>
          </table:table-cell>
          <table:table-cell office:value-type="float" office:value="39.04" table:style-name="ce1">
            <text:p>39.04</text:p>
          </table:table-cell>
          <table:table-cell office:value-type="float" office:value="51.41" table:style-name="ce1">
            <text:p>51.41</text:p>
          </table:table-cell>
        </table:table-row>
        <table:table-row table:style-name="ro1">
          <table:table-cell office:value-type="string" table:style-name="ce1">
            <text:p>Kostenki 9</text:p>
          </table:table-cell>
          <table:table-cell office:value-type="float" office:value="39.06" table:style-name="ce1">
            <text:p>39.06</text:p>
          </table:table-cell>
          <table:table-cell office:value-type="float" office:value="51.37" table:style-name="ce1">
            <text:p>51.37</text:p>
          </table:table-cell>
        </table:table-row>
        <table:table-row table:style-name="ro1">
          <table:table-cell office:value-type="string" table:style-name="ce1">
            <text:p>Borshchevo 5</text:p>
          </table:table-cell>
          <table:table-cell office:value-type="float" office:value="39.12" table:style-name="ce1">
            <text:p>39.12</text:p>
          </table:table-cell>
          <table:table-cell office:value-type="float" office:value="51.34" table:style-name="ce1">
            <text:p>51.34</text:p>
          </table:table-cell>
        </table:table-row>
        <table:table-row table:style-name="ro1">
          <table:table-cell office:value-type="string" table:style-name="ce1">
            <text:p>Buran Kaya III</text:p>
          </table:table-cell>
          <table:table-cell office:value-type="float" office:value="34.4" table:style-name="ce1">
            <text:p>34.4</text:p>
          </table:table-cell>
          <table:table-cell office:value-type="float" office:value="45" table:style-name="ce1">
            <text:p>45</text:p>
          </table:table-cell>
        </table:table-row>
        <table:table-row table:style-name="ro1">
          <table:table-cell office:value-type="string" table:style-name="ce1">
            <text:p>Siuren I</text:p>
          </table:table-cell>
          <table:table-cell office:value-type="float" office:value="33.81" table:style-name="ce1">
            <text:p>33.81</text:p>
          </table:table-cell>
          <table:table-cell office:value-type="float" office:value="44.65" table:style-name="ce1">
            <text:p>44.65</text:p>
          </table:table-cell>
        </table:table-row>
        <table:table-row table:style-name="ro1">
          <table:table-cell office:value-type="string" table:style-name="ce1">
            <text:p>Gagarino</text:p>
          </table:table-cell>
          <table:table-cell office:value-type="float" office:value="38.944" table:style-name="ce1">
            <text:p>38.944</text:p>
          </table:table-cell>
          <table:table-cell office:value-type="float" office:value="52.755" table:style-name="ce1">
            <text:p>52.755</text:p>
          </table:table-cell>
        </table:table-row>
        <table:table-row table:style-name="ro1">
          <table:table-cell office:value-type="string" table:style-name="ce1">
            <text:p>Zaraysk</text:p>
          </table:table-cell>
          <table:table-cell office:value-type="float" office:value="38.854" table:style-name="ce1">
            <text:p>38.854</text:p>
          </table:table-cell>
          <table:table-cell office:value-type="float" office:value="54.773" table:style-name="ce1">
            <text:p>54.77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